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668" style:master-page-name="MasterPage2" style:family="paragraph" style:name="P40">
      <style:paragraph-properties fo:text-align="center"/>
      <style:text-properties fo:color="#000000" fo:font-family="Liberation Serif" style:font-family-asian="DejaVu Sans" style:font-family-complex="FreeSans" fo:font-size="12pt" fo:language="fr" fo:country="FR" fo:font-weight="bold"/>
    </style:style>
    <style:style style:family="text" style:name="T127">
      <style:text-properties fo:font-family="Liberation Serif" fo:font-size="16pt" fo:font-weight="bold"/>
    </style:style>
    <style:style style:family="text" style:name="T128">
      <style:text-properties fo:font-family="Liberation Serif" fo:font-size="16pt" fo:font-weight="bold"/>
    </style:style>
    <style:style style:parent-style-name="668" style:family="paragraph" style:name="P41">
      <style:paragraph-properties fo:text-align="left"/>
      <style:text-properties fo:color="#000000" fo:font-family="Liberation Serif" style:font-family-asian="DejaVu Sans" style:font-family-complex="FreeSans" fo:font-size="12pt" fo:language="fr" fo:country="FR" fo:font-weight="bold"/>
    </style:style>
    <style:style style:family="text" style:name="T129">
      <style:text-properties fo:font-family="Liberation Serif" fo:font-size="14pt" fo:font-weight="bold"/>
    </style:style>
    <style:style style:family="text" style:name="T130">
      <style:text-properties fo:font-family="Liberation Serif" fo:font-size="14pt" fo:font-weight="bold"/>
    </style:style>
    <style:style style:parent-style-name="668" style:family="paragraph" style:name="P42">
      <style:paragraph-properties fo:text-align="center"/>
      <style:text-properties fo:color="#000000" fo:font-family="Liberation Serif" style:font-family-asian="DejaVu Sans" style:font-family-complex="FreeSans" fo:font-size="12pt" fo:language="fr" fo:country="FR" fo:font-weight="bold"/>
    </style:style>
    <style:style style:family="text" style:name="T131">
      <style:text-properties fo:font-family="Liberation Serif" fo:font-size="14pt" fo:font-weight="bold"/>
    </style:style>
    <style:style style:family="text" style:name="T132">
      <style:text-properties fo:font-family="Liberation Serif" fo:font-size="14pt" fo:font-weight="bold"/>
    </style:style>
    <style:style style:parent-style-name="668" style:family="paragraph" style:name="P43">
      <style:paragraph-properties fo:text-align="center"/>
      <style:text-properties fo:color="#000000" fo:font-family="Liberation Serif" style:font-family-asian="DejaVu Sans" style:font-family-complex="FreeSans" fo:font-size="12pt" fo:language="fr" fo:country="FR" fo:font-weight="bold"/>
    </style:style>
    <style:style style:family="text" style:name="T133">
      <style:text-properties fo:font-family="Liberation Serif" fo:font-size="14pt" fo:font-weight="bold"/>
    </style:style>
    <style:style style:family="text" style:name="T134">
      <style:text-properties fo:font-family="Liberation Serif" fo:font-size="14pt" fo:font-weight="bold"/>
    </style:style>
    <style:style style:parent-style-name="668" style:family="paragraph" style:name="P44">
      <style:paragraph-properties fo:text-align="center"/>
      <style:text-properties fo:color="#000000" fo:font-family="Liberation Serif" style:font-family-asian="DejaVu Sans" style:font-family-complex="FreeSans" fo:font-size="12pt" fo:language="fr" fo:country="FR" fo:font-weight="bold"/>
    </style:style>
    <style:style style:family="text" style:name="T135">
      <style:text-properties fo:font-family="Liberation Serif" fo:font-size="12pt" fo:font-weight="bold"/>
    </style:style>
    <style:style style:family="text" style:name="T136">
      <style:text-properties fo:font-family="Liberation Serif" fo:font-size="12pt" fo:font-weight="bold"/>
    </style:style>
    <style:style style:family="text" style:name="T137">
      <style:text-properties fo:font-family="Liberation Serif" fo:font-size="12pt" fo:font-weight="bold"/>
    </style:style>
    <style:style style:parent-style-name="668" style:family="paragraph" style:name="P45">
      <style:paragraph-properties fo:text-align="justify"/>
      <style:text-properties fo:color="#000000" fo:font-family="Liberation Serif" style:font-family-asian="DejaVu Sans" style:font-family-complex="FreeSans" fo:font-size="12pt" fo:language="fr" fo:country="FR" fo:font-weight="bold"/>
    </style:style>
    <style:style style:family="text" style:name="T138">
      <style:text-properties fo:font-family="Liberation Serif" fo:font-size="12pt" fo:font-weight="bold"/>
    </style:style>
    <style:style style:family="text" style:name="T139">
      <style:text-properties fo:font-family="Liberation Serif" fo:font-size="12pt" fo:font-weight="bold"/>
    </style:style>
    <style:style style:parent-style-name="668" style:family="paragraph" style:name="P46">
      <style:paragraph-properties fo:text-align="justify"/>
      <style:text-properties fo:color="#000000" fo:font-family="Liberation Serif" style:font-family-asian="DejaVu Sans" style:font-family-complex="FreeSans" fo:font-size="12pt" fo:language="fr" fo:country="FR"/>
    </style:style>
    <style:style style:family="text" style:name="T140">
      <style:text-properties fo:font-family="Liberation Serif" fo:font-size="8pt" fo:font-weight="normal"/>
    </style:style>
    <style:style style:family="text" style:name="T141">
      <style:text-properties fo:font-family="Liberation Serif" fo:font-size="8pt" fo:font-weight="normal"/>
    </style:style>
    <style:style style:parent-style-name="676" style:family="text" style:name="T142">
      <style:text-properties/>
    </style:style>
    <style:style style:parent-style-name="676" style:family="text" style:name="T143">
      <style:text-properties fo:font-family="Liberation Serif" fo:font-size="8pt" fo:font-weight="normal"/>
    </style:style>
    <style:style style:family="text" style:name="T144">
      <style:text-properties fo:font-family="Liberation Serif" fo:font-size="8pt" fo:font-weight="normal"/>
    </style:style>
    <style:style style:family="text" style:name="T145">
      <style:text-properties fo:font-family="Liberation Serif" fo:font-size="8pt" fo:font-weight="normal"/>
    </style:style>
    <style:style style:family="text" style:name="T146">
      <style:text-properties fo:font-family="Liberation Serif" fo:font-size="8pt" fo:font-weight="normal"/>
    </style:style>
    <style:style style:family="text" style:name="T147">
      <style:text-properties fo:font-family="Liberation Serif" fo:font-size="8pt" fo:font-weight="normal"/>
    </style:style>
    <style:style style:family="text" style:name="T148">
      <style:text-properties fo:font-family="Liberation Serif" fo:font-size="8pt" fo:font-weight="normal"/>
    </style:style>
    <style:style style:family="text" style:name="T149">
      <style:text-properties fo:font-family="Liberation Serif" fo:font-size="8pt" fo:font-weight="normal"/>
    </style:style>
    <style:style style:family="text" style:name="T150">
      <style:text-properties fo:font-family="Liberation Serif" fo:font-size="8pt" fo:font-weight="normal"/>
    </style:style>
    <style:style style:family="text" style:name="T151">
      <style:text-properties fo:font-family="Liberation Serif" fo:font-size="8pt" fo:font-weight="normal"/>
    </style:style>
    <style:style style:family="text" style:name="T152">
      <style:text-properties fo:font-family="Liberation Serif" fo:font-size="8pt" fo:font-weight="normal"/>
    </style:style>
    <style:style style:family="text" style:name="T153">
      <style:text-properties fo:font-family="Liberation Serif" fo:font-size="8pt" fo:font-weight="normal"/>
    </style:style>
    <style:style style:family="text" style:name="T154">
      <style:text-properties fo:font-family="Liberation Serif" fo:font-size="8pt" fo:font-weight="normal"/>
    </style:style>
    <style:style style:family="text" style:name="T155">
      <style:text-properties fo:font-family="Liberation Serif" fo:font-size="8pt" fo:font-weight="normal"/>
    </style:style>
    <style:style style:parent-style-name="668" style:family="paragraph" style:name="P47">
      <style:paragraph-properties fo:text-align="left"/>
      <style:text-properties fo:color="#000000" fo:font-family="Liberation Serif" style:font-family-asian="DejaVu Sans" style:font-family-complex="FreeSans" fo:font-size="12pt" fo:language="fr" fo:country="FR" fo:font-weight="normal"/>
    </style:style>
    <style:style style:family="text" style:name="T156">
      <style:text-properties fo:font-family="Liberation Serif" fo:font-size="8pt" fo:font-weight="normal"/>
    </style:style>
    <style:style style:family="text" style:name="T157">
      <style:text-properties fo:font-family="Liberation Serif" fo:font-size="8pt" fo:font-weight="normal"/>
    </style:style>
    <style:style style:parent-style-name="668" style:list-style-name="WWNum1" style:family="paragraph" style:name="P48">
      <style:paragraph-properties/>
      <style:text-properties fo:color="#000000" fo:font-family="Liberation Serif" style:font-family-asian="DejaVu Sans" style:font-family-complex="FreeSans" fo:font-size="12pt" fo:language="fr" fo:country="FR" fo:font-weight="normal"/>
    </style:style>
    <style:style style:family="text" style:name="T158">
      <style:text-properties fo:font-family="Liberation Serif" fo:font-size="8pt" fo:font-weight="normal"/>
    </style:style>
    <style:style style:family="text" style:name="T159">
      <style:text-properties fo:font-family="Liberation Serif" fo:font-size="8pt" fo:font-weight="normal"/>
    </style:style>
    <style:style style:parent-style-name="668" style:list-style-name="WWNum1" style:family="paragraph" style:name="P49">
      <style:paragraph-properties/>
      <style:text-properties fo:color="#000000" fo:font-family="Liberation Serif" style:font-family-asian="DejaVu Sans" style:font-family-complex="FreeSans" fo:font-size="12pt" fo:language="fr" fo:country="FR" fo:font-weight="normal"/>
    </style:style>
    <style:style style:family="text" style:name="T160">
      <style:text-properties fo:font-family="Liberation Serif" fo:font-size="8pt" fo:font-weight="normal"/>
    </style:style>
    <style:style style:family="text" style:name="T161">
      <style:text-properties fo:font-family="Liberation Serif" fo:font-size="8pt" fo:font-weight="normal"/>
    </style:style>
    <style:style style:parent-style-name="668" style:list-style-name="WWNum1" style:family="paragraph" style:name="P50">
      <style:paragraph-properties/>
      <style:text-properties fo:color="#000000" fo:font-family="Liberation Serif" style:font-family-asian="DejaVu Sans" style:font-family-complex="FreeSans" fo:font-size="12pt" fo:language="fr" fo:country="FR" fo:font-weight="normal"/>
    </style:style>
    <style:style style:family="text" style:name="T162">
      <style:text-properties fo:font-family="Liberation Serif" fo:font-size="8pt" fo:font-weight="normal"/>
    </style:style>
    <style:style style:family="text" style:name="T163">
      <style:text-properties fo:font-family="Liberation Serif" fo:font-size="8pt" fo:font-weight="normal"/>
    </style:style>
    <style:style style:parent-style-name="668" style:list-style-name="WWNum1" style:family="paragraph" style:name="P51">
      <style:paragraph-properties/>
      <style:text-properties fo:color="#000000" fo:font-family="Liberation Serif" style:font-family-asian="DejaVu Sans" style:font-family-complex="FreeSans" fo:font-size="12pt" fo:language="fr" fo:country="FR" fo:font-weight="normal"/>
    </style:style>
    <style:style style:family="text" style:name="T164">
      <style:text-properties fo:font-family="Liberation Serif" fo:font-size="8pt" fo:font-weight="normal"/>
    </style:style>
    <style:style style:family="text" style:name="T165">
      <style:text-properties fo:font-family="Liberation Serif" fo:font-size="8pt" fo:font-weight="normal"/>
    </style:style>
    <style:style style:parent-style-name="668" style:list-style-name="WWNum1" style:family="paragraph" style:name="P52">
      <style:paragraph-properties/>
      <style:text-properties fo:color="#000000" fo:font-family="Liberation Serif" style:font-family-asian="DejaVu Sans" style:font-family-complex="FreeSans" fo:font-size="12pt" fo:language="fr" fo:country="FR" fo:font-weight="normal"/>
    </style:style>
    <style:style style:family="text" style:name="T166">
      <style:text-properties fo:font-family="Liberation Serif" fo:font-size="8pt" fo:font-weight="normal"/>
    </style:style>
    <style:style style:family="text" style:name="T167">
      <style:text-properties fo:font-family="Liberation Serif" fo:font-size="8pt" fo:font-weight="normal"/>
    </style:style>
    <style:style style:parent-style-name="668" style:list-style-name="WWNum1" style:family="paragraph" style:name="P53">
      <style:paragraph-properties/>
      <style:text-properties fo:color="#000000" fo:font-family="Liberation Serif" style:font-family-asian="DejaVu Sans" style:font-family-complex="FreeSans" fo:font-size="12pt" fo:language="fr" fo:country="FR" fo:font-weight="normal"/>
    </style:style>
    <style:style style:family="text" style:name="T168">
      <style:text-properties fo:font-family="Liberation Serif" fo:font-size="8pt" fo:font-weight="normal"/>
    </style:style>
    <style:style style:family="text" style:name="T169">
      <style:text-properties fo:font-family="Liberation Serif" fo:font-size="8pt" fo:font-weight="normal"/>
    </style:style>
    <style:style style:parent-style-name="668" style:family="paragraph" style:name="P54">
      <style:paragraph-properties fo:text-align="left"/>
      <style:text-properties fo:color="#000000" fo:font-family="Liberation Serif" style:font-family-asian="DejaVu Sans" style:font-family-complex="FreeSans" fo:font-size="12pt" fo:language="fr" fo:country="FR" fo:font-weight="normal"/>
    </style:style>
    <style:style style:family="text" style:name="T170">
      <style:text-properties fo:font-family="Liberation Serif" fo:font-size="8pt" fo:font-weight="normal"/>
    </style:style>
    <style:style style:family="text" style:name="T171">
      <style:text-properties fo:font-family="Liberation Serif" fo:font-size="8pt" fo:font-weight="normal"/>
    </style:style>
    <style:style style:parent-style-name="668" style:family="paragraph" style:name="P55">
      <style:paragraph-properties fo:text-align="justify"/>
      <style:text-properties fo:color="#000000" fo:font-family="Liberation Serif" style:font-family-asian="DejaVu Sans" style:font-family-complex="FreeSans" fo:font-size="12pt" fo:language="fr" fo:country="FR"/>
    </style:style>
    <style:style style:family="text" style:name="T172">
      <style:text-properties fo:font-family="Liberation Serif" fo:font-size="8pt" fo:font-weight="normal"/>
    </style:style>
    <style:style style:family="text" style:name="T173">
      <style:text-properties fo:color="#000000" fo:font-family="Liberation Serif" fo:font-size="8pt" fo:font-weight="normal"/>
    </style:style>
    <style:style style:family="text" style:name="T174">
      <style:text-properties fo:color="#000000" fo:font-family="Liberation Serif" fo:font-size="8pt"/>
    </style:style>
    <style:style style:family="text" style:name="T175">
      <style:text-properties fo:color="#000000" fo:font-family="Liberation Serif" fo:font-size="8pt" fo:font-weight="normal"/>
    </style:style>
    <style:style style:family="text" style:name="T176">
      <style:text-properties fo:color="#000000" fo:font-family="Liberation Serif" fo:font-size="8pt"/>
    </style:style>
    <style:style style:family="text" style:name="T177">
      <style:text-properties fo:color="#000000" fo:font-family="Liberation Serif" fo:font-size="8pt"/>
    </style:style>
    <style:style style:family="text" style:name="T178">
      <style:text-properties fo:color="#000000" fo:font-family="Liberation Serif" fo:font-size="8pt"/>
    </style:style>
    <style:style style:family="text" style:name="T179">
      <style:text-properties fo:color="#000000" fo:font-family="Liberation Serif" fo:font-size="8pt"/>
    </style:style>
    <style:style style:family="text" style:name="T180">
      <style:text-properties fo:color="#000000" fo:font-family="Liberation Serif" fo:font-size="8pt"/>
    </style:style>
    <style:style style:family="text" style:name="T181">
      <style:text-properties fo:color="#000000" fo:font-family="Liberation Serif" fo:font-size="8pt"/>
    </style:style>
    <style:style style:family="text" style:name="T182">
      <style:text-properties fo:color="#000000" fo:font-family="Liberation Serif" fo:font-size="8pt"/>
    </style:style>
    <style:style style:parent-style-name="668" style:family="paragraph" style:name="P56">
      <style:paragraph-properties fo:text-align="left"/>
      <style:text-properties fo:color="#000000" fo:font-family="Liberation Serif" style:font-family-asian="DejaVu Sans" style:font-family-complex="FreeSans" fo:font-size="12pt" fo:language="fr" fo:country="FR"/>
    </style:style>
    <style:style style:family="text" style:name="T183">
      <style:text-properties fo:color="#000000" fo:font-family="Liberation Serif" fo:font-size="8pt" fo:font-weight="normal"/>
    </style:style>
    <style:style style:parent-style-name="668" style:family="paragraph" style:name="P57">
      <style:paragraph-properties fo:text-align="center"/>
      <style:text-properties fo:color="#000000" fo:font-family="Liberation Serif" style:font-family-asian="DejaVu Sans" style:font-family-complex="FreeSans" fo:font-size="12pt" fo:language="fr" fo:country="FR"/>
    </style:style>
    <style:style style:family="text" style:name="T184">
      <style:text-properties fo:color="#000000" fo:font-family="Liberation Serif" fo:font-size="10pt" fo:font-weight="bold"/>
    </style:style>
    <style:style style:parent-style-name="668" style:family="paragraph" style:name="P58">
      <style:paragraph-properties fo:text-align="center"/>
      <style:text-properties fo:color="#000000" fo:font-family="Liberation Serif" style:font-family-asian="DejaVu Sans" style:font-family-complex="FreeSans" fo:font-size="12pt" fo:language="fr" fo:country="FR"/>
    </style:style>
    <style:style style:family="text" style:name="T185">
      <style:text-properties fo:color="#000000" fo:font-family="Liberation Serif" fo:font-size="2pt"/>
    </style:style>
    <style:style style:parent-style-name="668" style:family="paragraph" style:name="P59">
      <style:paragraph-properties fo:text-align="center"/>
      <style:text-properties fo:color="#000000" fo:font-family="Liberation Serif" style:font-family-asian="DejaVu Sans" style:font-family-complex="FreeSans" fo:font-size="12pt" fo:language="fr" fo:country="FR"/>
    </style:style>
    <style:style style:family="text" style:name="T186">
      <style:text-properties fo:color="#000000" fo:font-family="Liberation Serif" fo:font-size="10pt" fo:font-weight="bold"/>
    </style:style>
    <style:style style:parent-style-name="668" style:family="paragraph" style:name="P60">
      <style:paragraph-properties fo:text-align="center"/>
      <style:text-properties fo:color="#000000" fo:font-family="Liberation Serif" style:font-family-asian="DejaVu Sans" style:font-family-complex="FreeSans" fo:font-size="12pt" fo:language="fr" fo:country="FR"/>
    </style:style>
    <style:style style:family="text" style:name="T187">
      <style:text-properties fo:color="#000000" fo:font-family="Liberation Serif" fo:font-size="8pt" fo:font-weight="bold"/>
    </style:style>
    <style:style style:parent-style-name="668" style:family="paragraph" style:name="P61">
      <style:paragraph-properties fo:text-align="center"/>
      <style:text-properties fo:color="#000000" fo:font-family="Liberation Serif" style:font-family-asian="DejaVu Sans" style:font-family-complex="FreeSans" fo:font-size="12pt" fo:language="fr" fo:country="FR"/>
    </style:style>
    <style:style style:family="text" style:name="T188">
      <style:text-properties fo:color="#000000" fo:font-family="Liberation Serif" fo:font-size="8pt" fo:font-weight="bold"/>
    </style:style>
    <style:style style:parent-style-name="668" style:family="paragraph" style:name="P62">
      <style:paragraph-properties fo:text-align="justify"/>
      <style:text-properties fo:color="#000000" fo:font-family="Liberation Serif" style:font-family-asian="DejaVu Sans" style:font-family-complex="FreeSans" fo:font-size="12pt" fo:language="fr" fo:country="FR"/>
    </style:style>
    <style:style style:family="text" style:name="T189">
      <style:text-properties fo:color="#000000" fo:font-family="Liberation Serif" fo:font-size="8pt" fo:font-weight="normal"/>
    </style:style>
    <style:style style:family="text" style:name="T190">
      <style:text-properties fo:color="#000000" fo:font-family="Liberation Serif" fo:font-size="8pt" fo:font-weight="normal"/>
    </style:style>
    <style:style style:family="text" style:name="T191">
      <style:text-properties fo:color="#000000" fo:font-family="Liberation Serif" fo:font-size="8pt" fo:font-weight="normal"/>
    </style:style>
    <style:style style:family="text" style:name="T192">
      <style:text-properties fo:color="#000000" fo:font-family="Liberation Serif" fo:font-size="8pt" fo:font-weight="normal"/>
    </style:style>
    <style:style style:family="text" style:name="T193">
      <style:text-properties fo:color="#000000" fo:font-family="Liberation Serif" fo:font-size="8pt" fo:font-weight="normal"/>
    </style:style>
    <style:style style:family="text" style:name="T194">
      <style:text-properties fo:color="#000000" fo:font-family="Liberation Serif" fo:font-size="8pt" fo:font-weight="normal"/>
    </style:style>
    <style:style style:parent-style-name="668" style:family="paragraph" style:name="P63">
      <style:paragraph-properties fo:text-align="justify"/>
      <style:text-properties fo:color="#000000" fo:font-family="Liberation Serif" style:font-family-asian="DejaVu Sans" style:font-family-complex="FreeSans" fo:font-size="12pt" fo:language="fr" fo:country="FR"/>
    </style:style>
    <style:style style:family="text" style:name="T195">
      <style:text-properties fo:color="#000000" fo:font-family="Liberation Serif" fo:font-size="10pt" fo:font-weight="bold"/>
    </style:style>
    <style:style style:parent-style-name="668" style:family="paragraph" style:name="P64">
      <style:paragraph-properties fo:text-align="center"/>
      <style:text-properties fo:color="#000000" fo:font-family="Liberation Serif" style:font-family-asian="DejaVu Sans" style:font-family-complex="FreeSans" fo:font-size="12pt" fo:language="fr" fo:country="FR"/>
    </style:style>
    <style:style style:family="text" style:name="T196">
      <style:text-properties fo:color="#000000" fo:font-family="Liberation Serif" fo:font-size="10pt" fo:font-weight="bold"/>
    </style:style>
    <style:style style:family="text" style:name="T197">
      <style:text-properties fo:color="#000000" fo:font-family="Liberation Serif" fo:font-size="10pt" fo:font-weight="bold"/>
    </style:style>
    <style:style style:parent-style-name="668" style:family="paragraph" style:name="P65">
      <style:paragraph-properties fo:text-align="center"/>
      <style:text-properties fo:color="#000000" fo:font-family="Liberation Serif" style:font-family-asian="DejaVu Sans" style:font-family-complex="FreeSans" fo:font-size="12pt" fo:language="fr" fo:country="FR"/>
    </style:style>
    <style:style style:family="text" style:name="T198">
      <style:text-properties fo:color="#000000" fo:font-family="Liberation Serif" fo:font-size="8pt" fo:font-weight="bold"/>
    </style:style>
    <style:style style:parent-style-name="668" style:family="paragraph" style:name="P66">
      <style:paragraph-properties fo:text-align="center"/>
      <style:text-properties fo:color="#000000" fo:font-family="Liberation Serif" style:font-family-asian="DejaVu Sans" style:font-family-complex="FreeSans" fo:font-size="12pt" fo:language="fr" fo:country="FR"/>
    </style:style>
    <style:style style:family="text" style:name="T199">
      <style:text-properties fo:color="#000000" fo:font-family="Liberation Serif" fo:font-size="8pt" fo:font-weight="bold"/>
    </style:style>
    <style:style style:parent-style-name="668" style:family="paragraph" style:name="P67">
      <style:paragraph-properties fo:text-align="justify"/>
      <style:text-properties fo:color="#000000" fo:font-family="Liberation Serif" style:font-family-asian="DejaVu Sans" style:font-family-complex="FreeSans" fo:font-size="12pt" fo:language="fr" fo:country="FR"/>
    </style:style>
    <style:style style:family="text" style:name="T200">
      <style:text-properties fo:font-family="Liberation Serif" fo:font-size="8pt"/>
    </style:style>
    <style:style style:family="text" style:name="T201">
      <style:text-properties fo:font-family="Liberation Serif" fo:font-size="8pt"/>
    </style:style>
    <style:style style:family="text" style:name="T202">
      <style:text-properties fo:font-family="Liberation Serif" fo:font-size="8pt"/>
    </style:style>
    <style:style style:family="text" style:name="T203">
      <style:text-properties fo:font-family="Liberation Serif" fo:font-size="8pt"/>
    </style:style>
    <style:style style:parent-style-name="668" style:family="paragraph" style:name="P68">
      <style:paragraph-properties fo:text-align="justify"/>
      <style:text-properties fo:color="#000000" fo:font-family="Liberation Serif" style:font-family-asian="DejaVu Sans" style:font-family-complex="FreeSans" fo:font-size="12pt" fo:language="fr" fo:country="FR"/>
    </style:style>
    <style:style style:family="text" style:name="T204">
      <style:text-properties fo:font-family="Liberation Serif" fo:font-size="8pt"/>
    </style:style>
    <style:style style:family="text" style:name="T205">
      <style:text-properties fo:font-family="Liberation Serif" fo:font-size="8pt"/>
    </style:style>
    <style:style style:parent-style-name="668" style:family="paragraph" style:name="P69">
      <style:paragraph-properties fo:text-align="center"/>
      <style:text-properties fo:color="#000000" fo:font-family="Liberation Serif" style:font-family-asian="DejaVu Sans" style:font-family-complex="FreeSans" fo:font-size="12pt" fo:language="fr" fo:country="FR"/>
    </style:style>
    <style:style style:family="text" style:name="T206">
      <style:text-properties fo:color="#000000" fo:font-family="Liberation Serif" fo:font-size="10pt" fo:font-weight="bold"/>
    </style:style>
    <style:style style:family="text" style:name="T207">
      <style:text-properties fo:color="#000000" fo:font-family="Liberation Serif" fo:font-size="10pt" fo:font-weight="bold"/>
    </style:style>
    <style:style style:parent-style-name="668" style:family="paragraph" style:name="P70">
      <style:paragraph-properties fo:text-align="center"/>
      <style:text-properties fo:color="#000000" fo:font-family="Liberation Serif" style:font-family-asian="DejaVu Sans" style:font-family-complex="FreeSans" fo:font-size="12pt" fo:language="fr" fo:country="FR"/>
    </style:style>
    <style:style style:family="text" style:name="T208">
      <style:text-properties fo:color="#000000" fo:font-family="Liberation Serif" fo:font-size="8pt" fo:font-weight="bold"/>
    </style:style>
    <style:style style:family="text" style:name="T209">
      <style:text-properties fo:color="#000000" fo:font-family="Liberation Serif" fo:font-size="8pt" fo:font-weight="bold"/>
    </style:style>
    <style:style style:parent-style-name="668" style:family="paragraph" style:name="P71">
      <style:paragraph-properties fo:text-align="center"/>
      <style:text-properties fo:color="#000000" fo:font-family="Liberation Serif" style:font-family-asian="DejaVu Sans" style:font-family-complex="FreeSans" fo:font-size="12pt" fo:language="fr" fo:country="FR"/>
    </style:style>
    <style:style style:family="text" style:name="T210">
      <style:text-properties fo:color="#000000" fo:font-family="Liberation Serif" fo:font-size="8pt" fo:font-weight="bold"/>
    </style:style>
    <style:style style:parent-style-name="668" style:family="paragraph" style:name="P72">
      <style:paragraph-properties fo:text-align="justify"/>
      <style:text-properties fo:color="#000000" fo:font-family="Liberation Serif" style:font-family-asian="DejaVu Sans" style:font-family-complex="FreeSans" fo:font-size="12pt" fo:language="fr" fo:country="FR"/>
    </style:style>
    <style:style style:family="text" style:name="T211">
      <style:text-properties fo:font-family="Liberation Serif" fo:font-size="8pt"/>
    </style:style>
    <style:style style:family="text" style:name="T212">
      <style:text-properties fo:font-family="Liberation Serif" fo:font-size="8pt"/>
    </style:style>
    <style:style style:family="text" style:name="T213">
      <style:text-properties fo:font-family="Liberation Serif" fo:font-size="8pt"/>
    </style:style>
    <style:style style:family="text" style:name="T214">
      <style:text-properties fo:font-family="Liberation Serif" fo:font-size="8pt"/>
    </style:style>
    <style:style style:parent-style-name="668" style:family="paragraph" style:name="P73">
      <style:paragraph-properties fo:text-align="left"/>
      <style:text-properties fo:color="#000000" fo:font-family="Liberation Serif" style:font-family-asian="DejaVu Sans" style:font-family-complex="FreeSans" fo:font-size="12pt" fo:language="fr" fo:country="FR"/>
    </style:style>
    <style:style style:family="text" style:name="T215">
      <style:text-properties fo:color="#000000" fo:font-family="Liberation Serif" fo:font-size="8pt"/>
    </style:style>
    <style:style style:parent-style-name="668" style:family="paragraph" style:name="P74">
      <style:paragraph-properties fo:text-align="center"/>
      <style:text-properties fo:color="#000000" fo:font-family="Liberation Serif" style:font-family-asian="DejaVu Sans" style:font-family-complex="FreeSans" fo:font-size="12pt" fo:language="fr" fo:country="FR"/>
    </style:style>
    <style:style style:family="text" style:name="T216">
      <style:text-properties fo:color="#000000" fo:font-family="Liberation Serif" fo:font-size="10pt" fo:font-weight="bold"/>
    </style:style>
    <style:style style:family="text" style:name="T217">
      <style:text-properties fo:color="#000000" fo:font-family="Liberation Serif" fo:font-size="10pt" fo:font-weight="bold"/>
    </style:style>
    <style:style style:family="text" style:name="T218">
      <style:text-properties fo:color="#000000" fo:font-family="Liberation Serif" fo:font-size="10pt" fo:font-weight="bold"/>
    </style:style>
    <style:style style:family="text" style:name="T219">
      <style:text-properties fo:color="#000000" fo:font-family="Liberation Serif" fo:font-size="10pt" fo:font-weight="bold"/>
    </style:style>
    <style:style style:parent-style-name="668" style:family="paragraph" style:name="P75">
      <style:paragraph-properties fo:text-align="center"/>
      <style:text-properties fo:color="#000000" fo:font-family="Liberation Serif" style:font-family-asian="DejaVu Sans" style:font-family-complex="FreeSans" fo:font-size="12pt" fo:language="fr" fo:country="FR"/>
    </style:style>
    <style:style style:family="text" style:name="T220">
      <style:text-properties fo:color="#000000" fo:font-family="Liberation Serif" fo:font-size="2pt" fo:font-weight="bold"/>
    </style:style>
    <style:style style:parent-style-name="668" style:family="paragraph" style:name="P76">
      <style:paragraph-properties fo:text-align="center"/>
      <style:text-properties fo:color="#000000" fo:font-family="Liberation Serif" style:font-family-asian="DejaVu Sans" style:font-family-complex="FreeSans" fo:font-size="12pt" fo:language="fr" fo:country="FR"/>
    </style:style>
    <style:style style:family="text" style:name="T221">
      <style:text-properties fo:color="#000000" fo:font-family="Liberation Serif" fo:font-size="10pt" fo:font-weight="bold"/>
    </style:style>
    <style:style style:family="text" style:name="T222">
      <style:text-properties fo:color="#000000" fo:font-family="Liberation Serif" fo:font-size="10pt" fo:font-weight="bold"/>
    </style:style>
    <style:style style:parent-style-name="668" style:family="paragraph" style:name="P77">
      <style:paragraph-properties fo:text-align="center"/>
      <style:text-properties fo:color="#000000" fo:font-family="Liberation Serif" style:font-family-asian="DejaVu Sans" style:font-family-complex="FreeSans" fo:font-size="12pt" fo:language="fr" fo:country="FR"/>
    </style:style>
    <style:style style:family="text" style:name="T223">
      <style:text-properties fo:color="#000000" fo:font-family="Liberation Serif" fo:font-size="8pt" fo:font-weight="bold"/>
    </style:style>
    <style:style style:family="text" style:name="T224">
      <style:text-properties fo:color="#000000" fo:font-family="Liberation Serif" fo:font-size="8pt" fo:font-weight="bold"/>
    </style:style>
    <style:style style:parent-style-name="668" style:family="paragraph" style:name="P78">
      <style:paragraph-properties fo:text-align="center"/>
      <style:text-properties fo:color="#000000" fo:font-family="Liberation Serif" style:font-family-asian="DejaVu Sans" style:font-family-complex="FreeSans" fo:font-size="12pt" fo:language="fr" fo:country="FR"/>
    </style:style>
    <style:style style:family="text" style:name="T225">
      <style:text-properties fo:color="#000000" fo:font-family="Liberation Serif" fo:font-size="8pt" fo:font-weight="bold"/>
    </style:style>
    <style:style style:parent-style-name="668" style:family="paragraph" style:name="P79">
      <style:paragraph-properties fo:text-align="justify"/>
      <style:text-properties fo:color="#000000" fo:font-family="Liberation Serif" style:font-family-asian="DejaVu Sans" style:font-family-complex="FreeSans" fo:font-size="12pt" fo:language="fr" fo:country="FR"/>
    </style:style>
    <style:style style:parent-style-name="686" style:family="text" style:name="T226">
      <style:text-properties fo:font-family="Liberation Serif" fo:font-size="8pt"/>
    </style:style>
    <style:style style:family="text" style:name="T227">
      <style:text-properties fo:color="#000000" fo:font-family="Liberation Serif" fo:font-size="8pt"/>
    </style:style>
    <style:style style:family="text" style:name="T228">
      <style:text-properties fo:color="#000000" fo:font-family="Liberation Serif" fo:font-size="8pt" fo:font-weight="normal"/>
    </style:style>
    <style:style style:family="text" style:name="T229">
      <style:text-properties fo:color="#000000" fo:font-family="Liberation Serif" fo:font-size="8pt"/>
    </style:style>
    <style:style style:family="text" style:name="T230">
      <style:text-properties fo:color="#000000" fo:font-family="Liberation Serif" fo:font-size="8pt"/>
    </style:style>
    <style:style style:family="text" style:name="T231">
      <style:text-properties fo:color="#000000" fo:font-family="Liberation Serif" fo:font-size="8pt"/>
    </style:style>
    <style:style style:family="text" style:name="T232">
      <style:text-properties fo:color="#000000" fo:font-family="Liberation Serif" fo:font-size="8pt"/>
    </style:style>
    <style:style style:family="text" style:name="T233">
      <style:text-properties fo:color="#000000" fo:font-family="Liberation Serif" fo:font-size="8pt"/>
    </style:style>
    <style:style style:family="text" style:name="T234">
      <style:text-properties fo:color="#000000" fo:font-family="Liberation Serif" fo:font-size="8pt"/>
    </style:style>
    <style:style style:family="text" style:name="T235">
      <style:text-properties fo:font-family="Liberation Serif" fo:font-size="8pt"/>
    </style:style>
    <style:style style:parent-style-name="668" style:family="paragraph" style:name="P80">
      <style:paragraph-properties fo:text-align="justify"/>
      <style:text-properties fo:color="#000000" fo:font-family="Liberation Serif" style:font-family-asian="DejaVu Sans" style:font-family-complex="FreeSans" fo:font-size="12pt" fo:language="fr" fo:country="FR"/>
    </style:style>
    <style:style style:parent-style-name="686" style:family="text" style:name="T236">
      <style:text-properties fo:font-family="Liberation Serif" fo:font-size="8pt"/>
    </style:style>
    <style:style style:family="text" style:name="T237">
      <style:text-properties fo:color="#000000" fo:font-family="Liberation Serif" fo:font-size="8pt"/>
    </style:style>
    <style:style style:family="text" style:name="T238">
      <style:text-properties fo:font-family="Liberation Serif" fo:font-size="8pt"/>
    </style:style>
    <style:style style:parent-style-name="668" style:family="paragraph" style:name="P81">
      <style:paragraph-properties fo:text-align="left"/>
      <style:text-properties fo:color="#000000" fo:font-family="Liberation Serif" style:font-family-asian="DejaVu Sans" style:font-family-complex="FreeSans" fo:font-size="12pt" fo:language="fr" fo:country="FR" fo:font-style="italic" fo:font-weight="normal"/>
    </style:style>
    <style:style style:family="text" style:name="T239">
      <style:text-properties fo:color="#666666" fo:font-family="Liberation Serif" fo:font-size="10pt" fo:font-style="italic" fo:font-weight="normal"/>
    </style:style>
    <style:style style:family="text" style:name="T240">
      <style:text-properties fo:color="#666666" fo:font-family="Liberation Serif" fo:font-size="10pt" fo:font-style="italic" fo:font-weight="normal"/>
    </style:style>
    <style:style style:parent-style-name="668" style:family="paragraph" style:name="P82">
      <style:paragraph-properties/>
      <style:text-properties fo:color="#000000" fo:font-family="Liberation Serif" style:font-family-asian="DejaVu Sans" style:font-family-complex="FreeSans" fo:font-size="12pt" fo:language="fr" fo:country="FR"/>
    </style:style>
    <style:style style:family="text" style:name="T241">
      <style:text-properties fo:color="#666666" fo:font-family="Liberation Serif" fo:font-size="8pt" fo:font-style="italic" fo:font-weight="normal"/>
    </style:style>
    <style:style style:family="text" style:name="T242">
      <style:text-properties fo:color="#666666" fo:font-family="Liberation Serif" fo:font-size="8pt" fo:font-style="italic" style:text-underline-type="none" style:text-underline-width="auto" fo:font-weight="normal"/>
    </style:style>
    <style:style style:parent-style-name="668" style:family="paragraph" style:name="P83">
      <style:paragraph-properties/>
      <style:text-properties fo:color="#000000" fo:font-family="Liberation Serif" style:font-family-asian="DejaVu Sans" style:font-family-complex="FreeSans" fo:font-size="12pt" fo:language="fr" fo:country="FR"/>
    </style:style>
    <style:style style:family="text" style:name="T243">
      <style:text-properties fo:font-size="8pt" fo:font-style="italic" style:text-underline-type="none" style:text-underline-width="auto"/>
    </style:style>
    <style:style style:parent-style-name="676" style:family="text" style:name="T244">
      <style:text-properties/>
    </style:style>
    <style:style style:parent-style-name="676" style:family="text" style:name="T245">
      <style:text-properties fo:font-size="8pt" fo:font-style="italic" style:text-underline-type="single" style:text-underline-style="solid" style:text-underline-width="auto" style:text-underline-color="font-color"/>
    </style:style>
    <style:style style:parent-style-name="668" style:family="paragraph" style:name="P84">
      <style:paragraph-properties fo:text-align="left"/>
      <style:text-properties fo:color="#000000" fo:font-family="Liberation Serif" style:font-family-asian="DejaVu Sans" style:font-family-complex="FreeSans" fo:font-size="12pt" fo:language="fr" fo:country="FR"/>
    </style:style>
    <style:style style:family="text" style:name="T246">
      <style:text-properties fo:color="#2a6099" fo:font-family="Liberation Serif" fo:font-size="8pt" fo:font-style="italic" style:text-underline-type="none" style:text-underline-width="auto" fo:font-weight="normal"/>
    </style:style>
    <style:style style:parent-style-name="676" style:family="text" style:name="T247">
      <style:text-properties/>
    </style:style>
    <style:style style:parent-style-name="676" style:family="text" style:name="T248">
      <style:text-properties fo:font-size="8pt" fo:font-style="italic"/>
    </style:style>
    <style:style style:parent-style-name="668" style:family="paragraph" style:name="P85">
      <style:paragraph-properties/>
      <style:text-properties fo:color="#000000" fo:font-family="Liberation Serif" style:font-family-asian="DejaVu Sans" style:font-family-complex="FreeSans" fo:font-size="12pt" fo:language="fr" fo:country="FR"/>
    </style:style>
    <style:style style:family="text" style:name="T249">
      <style:text-properties fo:font-size="8pt" fo:font-style="italic"/>
    </style:style>
    <style:style style:parent-style-name="676" style:family="text" style:name="T250">
      <style:text-properties/>
    </style:style>
    <style:style style:parent-style-name="676" style:family="text" style:name="T251">
      <style:text-properties fo:font-size="8pt" fo:font-style="italic"/>
    </style:style>
    <style:style style:parent-style-name="668" style:family="paragraph" style:name="P86">
      <style:paragraph-properties/>
      <style:text-properties fo:color="#000000" fo:font-family="Liberation Serif" style:font-family-asian="DejaVu Sans" style:font-family-complex="FreeSans" fo:font-size="12pt" fo:language="fr" fo:country="FR" fo:font-style="italic"/>
    </style:style>
    <style:style style:family="text" style:name="T252">
      <style:text-properties fo:font-size="8pt" fo:font-style="italic"/>
    </style:style>
    <style:style style:family="text" style:name="T253">
      <style:text-properties fo:font-size="8pt" fo:font-style="italic"/>
    </style:style>
    <style:style style:parent-style-name="668" style:family="paragraph" style:name="P87">
      <style:paragraph-properties fo:text-align="left"/>
      <style:text-properties fo:color="#000000" fo:font-family="Liberation Serif" style:font-family-asian="DejaVu Sans" style:font-family-complex="FreeSans" fo:font-size="12pt" fo:language="fr" fo:country="FR"/>
    </style:style>
    <style:style style:family="text" style:name="T254">
      <style:text-properties fo:color="#666666" fo:font-family="Liberation Serif" fo:font-size="8pt" fo:font-style="italic" fo:font-weight="normal"/>
    </style:style>
    <style:style style:family="text" style:name="T255">
      <style:text-properties fo:color="#666666" fo:font-family="Liberation Serif" fo:font-size="8pt" fo:font-style="italic" fo:font-weight="normal"/>
    </style:style>
    <style:style style:family="text" style:name="T256">
      <style:text-properties fo:color="#666666" fo:font-family="Liberation Serif" fo:font-size="8pt" fo:font-style="italic" fo:font-weight="normal"/>
    </style:style>
    <style:style style:family="text" style:name="T257">
      <style:text-properties fo:color="#666666" fo:font-family="Liberation Serif" fo:font-size="8pt" fo:font-style="italic" fo:font-weight="normal"/>
    </style:style>
    <style:style style:family="text" style:name="T258">
      <style:text-properties fo:color="#666666" fo:font-family="Liberation Serif" fo:font-size="8pt" fo:font-style="italic" fo:font-weight="normal"/>
    </style:style>
    <style:style style:family="text" style:name="T259">
      <style:text-properties fo:color="#666666" fo:font-family="Liberation Serif" fo:font-size="8pt" fo:font-style="italic" fo:font-weight="normal"/>
    </style:style>
    <style:style style:parent-style-name="668" style:family="paragraph" style:name="P88">
      <style:paragraph-properties fo:text-align="left"/>
      <style:text-properties fo:color="#000000" fo:font-family="Liberation Serif" style:font-family-asian="DejaVu Sans" style:font-family-complex="FreeSans" fo:font-size="12pt" fo:language="fr" fo:country="FR"/>
    </style:style>
    <style:style style:family="text" style:name="T260">
      <style:text-properties fo:font-size="8pt" fo:font-style="italic" style:text-underline-type="none" style:text-underline-width="auto"/>
    </style:style>
    <style:style style:parent-style-name="676" style:family="text" style:name="T261">
      <style:text-properties/>
    </style:style>
    <style:style style:parent-style-name="676" style:family="text" style:name="T262">
      <style:text-properties fo:font-size="8pt" fo:font-style="italic" style:text-underline-type="single" style:text-underline-style="solid" style:text-underline-width="auto" style:text-underline-color="font-color"/>
    </style:style>
    <style:style style:parent-style-name="668" style:family="paragraph" style:name="P89">
      <style:paragraph-properties fo:text-align="left"/>
      <style:text-properties fo:color="#000000" fo:font-family="Liberation Serif" style:font-family-asian="DejaVu Sans" style:font-family-complex="FreeSans" fo:font-size="12pt" fo:language="fr" fo:country="FR"/>
    </style:style>
    <style:style style:family="text" style:name="T263">
      <style:text-properties fo:font-size="8pt" fo:font-style="italic" style:text-underline-type="none" style:text-underline-width="auto"/>
    </style:style>
    <style:style style:parent-style-name="676" style:family="text" style:name="T264">
      <style:text-properties/>
    </style:style>
    <style:style style:parent-style-name="676" style:family="text" style:name="T265">
      <style:text-properties fo:font-size="8pt" fo:font-style="italic" style:text-underline-type="single" style:text-underline-style="solid" style:text-underline-width="auto" style:text-underline-color="font-color"/>
    </style:style>
    <style:style style:parent-style-name="668" style:family="paragraph" style:name="P90">
      <style:paragraph-properties fo:text-align="left"/>
      <style:text-properties fo:color="#000000" fo:font-family="Liberation Serif" style:font-family-asian="DejaVu Sans" style:font-family-complex="FreeSans" fo:font-size="12pt" fo:language="fr" fo:country="FR" fo:font-style="italic" style:text-underline-type="single" style:text-underline-style="solid" style:text-underline-width="auto" style:text-underline-color="font-color"/>
    </style:style>
    <style:style style:family="text" style:name="T266">
      <style:text-properties fo:font-size="8pt" fo:font-style="italic" style:text-underline-type="single" style:text-underline-style="solid" style:text-underline-width="auto" style:text-underline-color="font-color"/>
    </style:style>
    <style:style style:family="text" style:name="T267">
      <style:text-properties fo:font-size="8pt" fo:font-style="italic" style:text-underline-type="single" style:text-underline-style="solid" style:text-underline-width="auto" style:text-underline-color="font-color"/>
    </style:style>
    <style:style style:parent-style-name="668" style:family="paragraph" style:name="P91">
      <style:paragraph-properties fo:text-align="left"/>
      <style:text-properties fo:color="#000000" fo:font-family="Liberation Serif" style:font-family-asian="DejaVu Sans" style:font-family-complex="FreeSans" fo:font-size="12pt" fo:language="fr" fo:country="FR" fo:font-style="italic" fo:font-weight="normal"/>
    </style:style>
    <style:style style:family="text" style:name="T268">
      <style:text-properties fo:color="#666666" fo:font-family="Liberation Serif" fo:font-size="8pt" fo:font-style="italic" fo:font-weight="normal"/>
    </style:style>
    <style:style style:family="text" style:name="T269">
      <style:text-properties fo:color="#666666" fo:font-family="Liberation Serif" fo:font-size="8pt" fo:font-style="italic" fo:font-weight="normal"/>
    </style:style>
    <style:style style:family="text" style:name="T270">
      <style:text-properties fo:color="#666666" fo:font-family="Liberation Serif" fo:font-size="8pt" fo:font-style="italic" fo:font-weight="normal"/>
    </style:style>
    <style:style style:parent-style-name="668" style:family="paragraph" style:name="P92">
      <style:paragraph-properties fo:text-align="left"/>
      <style:text-properties fo:color="#000000" fo:font-family="Liberation Serif" style:font-family-asian="DejaVu Sans" style:font-family-complex="FreeSans" fo:font-size="12pt" fo:language="fr" fo:country="FR"/>
    </style:style>
    <style:style style:family="text" style:name="T271">
      <style:text-properties fo:color="#666666" fo:font-family="Liberation Serif" fo:font-size="8pt" fo:font-style="italic" fo:font-weight="normal"/>
    </style:style>
    <style:style style:parent-style-name="676" style:family="text" style:name="T272">
      <style:text-properties/>
    </style:style>
    <style:style style:parent-style-name="676" style:family="text" style:name="T273">
      <style:text-properties fo:font-size="8pt" fo:font-style="italic"/>
    </style:style>
    <style:style style:parent-style-name="668" style:family="paragraph" style:name="P93">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94">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95">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96">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97">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98">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99">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00">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01">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02">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03">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04">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05">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06">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07">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08">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09">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10">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11">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12">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13">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14">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15">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16">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17">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18">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19">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20">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21">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22">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23">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24">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25">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26">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27">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28">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29">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30">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31">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32">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33">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34">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35">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36">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37">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38">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39">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40">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41">
      <style:paragraph-properties fo:text-align="left"/>
      <style:text-properties fo:color="#000000" fo:font-family="Liberation Serif" style:font-family-asian="DejaVu Sans" style:font-family-complex="FreeSans" fo:font-size="12pt" fo:language="fr" fo:country="FR"/>
    </style:style>
    <style:style style:parent-style-name="668" style:family="paragraph" style:name="P142">
      <style:paragraph-properties fo:text-align="left"/>
      <style:text-properties fo:color="#000000" fo:font-family="Liberation Serif" style:font-family-asian="DejaVu Sans" style:font-family-complex="FreeSans" fo:font-size="12pt" fo:language="fr" fo:country="FR"/>
    </style:style>
    <style:style style:parent-style-name="138" style:family="paragraph" style:name="P143">
      <style:paragraph-properties fo:text-align="left" fo:margin-left="0cm" fo:margin-right="0cm" fo:text-indent="0cm" fo:border="none"/>
      <style:text-properties fo:color="#0f4761" fo:font-family="Arial" style:font-family-asian="Arial" style:font-family-complex="Arial" fo:font-size="20pt" fo:language="fr" fo:country="FR" style:text-underline-type="single" style:text-underline-style="solid" style:text-underline-width="auto" style:text-underline-color="font-color" fo:font-weight="bold"/>
    </style:style>
    <style:style style:family="text" style:name="T274">
      <style:text-properties/>
    </style:style>
    <style:style style:family="text" style:name="T275">
      <style:text-properties fo:color="#000000" fo:font-family="Times New Roman" style:font-family-asian="Times New Roman" style:font-family-complex="Times New Roman" fo:font-size="16pt" style:text-underline-type="none" style:text-underline-width="auto" fo:font-weight="normal"/>
    </style:style>
    <style:style style:family="text" style:name="T276">
      <style:text-properties fo:color="#000000" fo:font-family="Times New Roman" style:font-family-asian="Times New Roman" style:font-family-complex="Times New Roman" fo:font-size="16pt" style:text-underline-type="single" style:text-underline-style="solid" style:text-underline-width="auto" style:text-underline-color="font-color" fo:font-weight="bold"/>
    </style:style>
    <style:style style:family="text" style:name="T277">
      <style:text-properties fo:font-family="Times New Roman" style:font-family-asian="Times New Roman" style:font-family-complex="Times New Roman" fo:font-size="16pt" style:text-underline-type="single" style:text-underline-style="solid" style:text-underline-width="auto" style:text-underline-color="font-color" fo:font-weight="bold"/>
    </style:style>
    <style:style style:parent-style-name="139" style:family="paragraph" style:name="P144">
      <style:paragraph-properties fo:margin-left="0cm" fo:margin-right="0cm" fo:text-indent="0cm" fo:border="none"/>
      <style:text-properties fo:color="#0f4761" fo:font-family="Arial" style:font-family-asian="Arial" style:font-family-complex="Arial" fo:font-size="16pt" fo:language="fr" fo:country="FR"/>
    </style:style>
    <style:style style:family="text" style:name="T278">
      <style:text-properties fo:color="#000000" fo:font-family="Times New Roman" style:font-family-asian="Times New Roman" style:font-family-complex="Times New Roman" fo:font-size="18pt" fo:font-weight="bold"/>
    </style:style>
    <style:style style:family="text" style:name="T279">
      <style:text-properties fo:font-family="Times New Roman" style:font-family-asian="Times New Roman" style:font-family-complex="Times New Roman" fo:font-size="18pt"/>
    </style:style>
    <style:style style:family="text" style:name="T280">
      <style:text-properties fo:font-family="Times New Roman" style:font-family-asian="Times New Roman" style:font-family-complex="Times New Roman" fo:font-size="18pt"/>
    </style:style>
    <style:style style:parent-style-name="139" style:family="paragraph" style:name="P145">
      <style:paragraph-properties fo:margin-left="0cm" fo:margin-right="0cm" fo:text-indent="0cm" fo:border="none"/>
      <style:text-properties fo:color="#0f4761" fo:font-family="Arial" style:font-family-asian="Arial" style:font-family-complex="Arial" fo:font-size="16pt" fo:language="fr" fo:country="FR" fo:font-weight="bold"/>
    </style:style>
    <style:style style:family="text" style:name="T281">
      <style:text-properties fo:color="#000000" fo:font-family="Times New Roman" style:font-family-asian="Times New Roman" style:font-family-complex="Times New Roman" fo:font-size="18pt" fo:font-weight="bold"/>
    </style:style>
    <style:style style:family="text" style:name="T282">
      <style:text-properties fo:color="#000000" fo:font-family="Times New Roman" style:font-family-asian="Times New Roman" style:font-family-complex="Times New Roman" fo:font-size="18pt" fo:font-weight="bold"/>
    </style:style>
    <style:style style:family="text" style:name="T283">
      <style:text-properties fo:color="#000000" fo:font-family="Times New Roman" style:font-family-asian="Times New Roman" style:font-family-complex="Times New Roman" fo:font-size="18pt" fo:font-weight="bold"/>
    </style:style>
    <style:style style:parent-style-name="139" style:family="paragraph" style:name="P146">
      <style:paragraph-properties fo:margin-left="0cm" fo:margin-right="0cm" fo:text-indent="0cm" fo:border="none"/>
      <style:text-properties fo:color="#0f4761" fo:font-family="Arial" style:font-family-asian="Arial" style:font-family-complex="Arial" fo:font-size="16pt" fo:language="fr" fo:country="FR" fo:font-weight="bold"/>
    </style:style>
    <style:style style:family="text" style:name="T284">
      <style:text-properties fo:color="#000000" fo:font-family="Times New Roman" style:font-family-asian="Times New Roman" style:font-family-complex="Times New Roman" fo:font-size="18pt" fo:font-weight="bold"/>
    </style:style>
    <style:style style:family="text" style:name="T285">
      <style:text-properties fo:color="#000000" fo:font-family="Times New Roman" style:font-family-asian="Times New Roman" style:font-family-complex="Times New Roman" fo:font-size="18pt" fo:font-weight="bold"/>
    </style:style>
    <style:style style:family="text" style:name="T286">
      <style:text-properties fo:color="#000000" fo:font-family="Times New Roman" style:font-family-asian="Times New Roman" style:font-family-complex="Times New Roman" fo:font-size="18pt" fo:font-weight="bold"/>
    </style:style>
    <style:style style:family="paragraph" style:name="P147">
      <style:paragraph-properties/>
      <style:text-properties/>
    </style:style>
    <style:style style:parent-style-name="164" style:list-style-name="WWNum3" style:family="paragraph" style:name="P148">
      <style:paragraph-properties fo:margin-right="0cm" fo:border="none"/>
      <style:text-properties fo:color="#000000" fo:font-family="Liberation Serif" style:font-family-asian="DejaVu Sans" style:font-family-complex="FreeSans" fo:font-size="12pt" fo:language="fr" fo:country="FR" fo:font-weight="normal"/>
    </style:style>
    <style:style style:family="text" style:name="T287">
      <style:text-properties fo:color="#000000" fo:font-family="Times New Roman" style:font-family-asian="Times New Roman" style:font-family-complex="Times New Roman" fo:font-size="12pt" fo:font-weight="normal"/>
    </style:style>
    <style:style style:family="text" style:name="T288">
      <style:text-properties fo:color="#000000" fo:font-family="Times New Roman" style:font-family-asian="Times New Roman" style:font-family-complex="Times New Roman" fo:font-size="12pt" fo:font-weight="normal"/>
    </style:style>
    <style:style style:family="text" style:name="T289">
      <style:text-properties fo:color="#000000" fo:font-family="Times New Roman" style:font-family-asian="Times New Roman" style:font-family-complex="Times New Roman" fo:font-size="12pt" fo:font-weight="normal"/>
    </style:style>
    <style:style style:family="text" style:name="T290">
      <style:text-properties fo:color="#000000" fo:font-family="Times New Roman" style:font-family-asian="Times New Roman" style:font-family-complex="Times New Roman" fo:font-size="12pt" fo:font-weight="normal"/>
    </style:style>
    <style:style style:family="text" style:name="T291">
      <style:text-properties fo:font-family="Times New Roman" style:font-family-asian="Times New Roman" style:font-family-complex="Times New Roman" fo:font-size="12pt" fo:font-weight="normal"/>
    </style:style>
    <style:style style:family="text" style:name="T292">
      <style:text-properties fo:font-family="Times New Roman" style:font-family-asian="Times New Roman" style:font-family-complex="Times New Roman" fo:font-size="12pt" fo:font-weight="normal"/>
    </style:style>
    <style:style style:parent-style-name="164" style:list-style-name="WWNum3" style:family="paragraph" style:name="P149">
      <style:paragraph-properties fo:margin-right="0cm" fo:border="none"/>
      <style:text-properties fo:color="#000000" fo:font-family="Liberation Serif" style:font-family-asian="DejaVu Sans" style:font-family-complex="FreeSans" fo:font-size="12pt" fo:language="fr" fo:country="FR" fo:font-weight="normal"/>
    </style:style>
    <style:style style:family="text" style:name="T293">
      <style:text-properties fo:color="#000000" fo:font-family="Times New Roman" style:font-family-asian="Times New Roman" style:font-family-complex="Times New Roman" fo:font-size="12pt" fo:font-weight="normal"/>
    </style:style>
    <style:style style:family="text" style:name="T294">
      <style:text-properties fo:color="#000000" fo:font-family="Times New Roman" style:font-family-asian="Times New Roman" style:font-family-complex="Times New Roman" fo:font-size="12pt" fo:font-weight="normal"/>
    </style:style>
    <style:style style:family="text" style:name="T295">
      <style:text-properties fo:color="#000000" fo:font-family="Times New Roman" style:font-family-asian="Times New Roman" style:font-family-complex="Times New Roman" fo:font-size="12pt" fo:font-weight="normal"/>
    </style:style>
    <style:style style:family="text" style:name="T296">
      <style:text-properties fo:color="#000000" fo:font-family="Times New Roman" style:font-family-asian="Times New Roman" style:font-family-complex="Times New Roman" fo:font-size="12pt" fo:font-weight="normal"/>
    </style:style>
    <style:style style:family="text" style:name="T297">
      <style:text-properties fo:font-family="Times New Roman" style:font-family-asian="Times New Roman" style:font-family-complex="Times New Roman" fo:font-size="12pt" fo:font-weight="normal"/>
    </style:style>
    <style:style style:family="text" style:name="T298">
      <style:text-properties fo:font-family="Times New Roman" style:font-family-asian="Times New Roman" style:font-family-complex="Times New Roman" fo:font-size="12pt" fo:font-weight="normal"/>
    </style:style>
    <style:style style:parent-style-name="164" style:list-style-name="WWNum3" style:family="paragraph" style:name="P150">
      <style:paragraph-properties fo:margin-right="0cm" fo:border="none"/>
      <style:text-properties fo:color="#000000" fo:font-family="Liberation Serif" style:font-family-asian="DejaVu Sans" style:font-family-complex="FreeSans" fo:font-size="12pt" fo:language="fr" fo:country="FR" fo:font-weight="normal"/>
    </style:style>
    <style:style style:family="text" style:name="T299">
      <style:text-properties fo:color="#000000" fo:font-family="Times New Roman" style:font-family-asian="Times New Roman" style:font-family-complex="Times New Roman" fo:font-size="12pt" fo:font-weight="normal"/>
    </style:style>
    <style:style style:family="text" style:name="T300">
      <style:text-properties fo:color="#000000" fo:font-family="Times New Roman" style:font-family-asian="Times New Roman" style:font-family-complex="Times New Roman" fo:font-size="12pt" fo:font-weight="normal"/>
    </style:style>
    <style:style style:family="text" style:name="T301">
      <style:text-properties fo:color="#000000" fo:font-family="Times New Roman" style:font-family-asian="Times New Roman" style:font-family-complex="Times New Roman" fo:font-size="12pt" fo:font-style="italic" fo:font-weight="normal"/>
    </style:style>
    <style:style style:family="text" style:name="T302">
      <style:text-properties fo:color="#000000" fo:font-family="Times New Roman" style:font-family-asian="Times New Roman" style:font-family-complex="Times New Roman" fo:font-size="12pt" fo:font-weight="normal"/>
    </style:style>
    <style:style style:family="text" style:name="T303">
      <style:text-properties fo:color="#000000" fo:font-family="Times New Roman" style:font-family-asian="Times New Roman" style:font-family-complex="Times New Roman" fo:font-size="12pt" fo:font-style="italic" fo:font-weight="normal"/>
    </style:style>
    <style:style style:family="text" style:name="T304">
      <style:text-properties fo:color="#000000" fo:font-family="Times New Roman" style:font-family-asian="Times New Roman" style:font-family-complex="Times New Roman" fo:font-size="12pt" fo:font-weight="normal"/>
    </style:style>
    <style:style style:family="text" style:name="T305">
      <style:text-properties fo:color="#000000" fo:font-family="Times New Roman" style:font-family-asian="Times New Roman" style:font-family-complex="Times New Roman" fo:font-size="12pt" fo:font-style="italic" fo:font-weight="normal"/>
    </style:style>
    <style:style style:family="text" style:name="T306">
      <style:text-properties fo:color="#000000" fo:font-family="Times New Roman" style:font-family-asian="Times New Roman" style:font-family-complex="Times New Roman" fo:font-size="12pt" fo:font-weight="normal"/>
    </style:style>
    <style:style style:family="text" style:name="T307">
      <style:text-properties fo:color="#000000" fo:font-family="Times New Roman" style:font-family-asian="Times New Roman" style:font-family-complex="Times New Roman" fo:font-size="12pt" fo:font-style="italic" fo:font-weight="normal"/>
    </style:style>
    <style:style style:family="text" style:name="T308">
      <style:text-properties fo:color="#000000" fo:font-family="Times New Roman" style:font-family-asian="Times New Roman" style:font-family-complex="Times New Roman" fo:font-size="12pt" fo:font-weight="normal"/>
    </style:style>
    <style:style style:family="text" style:name="T309">
      <style:text-properties fo:font-family="Times New Roman" style:font-family-asian="Times New Roman" style:font-family-complex="Times New Roman" fo:font-size="12pt" fo:font-weight="normal"/>
    </style:style>
    <style:style style:family="text" style:name="T310">
      <style:text-properties fo:font-family="Times New Roman" style:font-family-asian="Times New Roman" style:font-family-complex="Times New Roman" fo:font-size="12pt" fo:font-weight="normal"/>
    </style:style>
    <style:style style:parent-style-name="164" style:list-style-name="WWNum3" style:family="paragraph" style:name="P151">
      <style:paragraph-properties fo:margin-right="0cm" fo:border="none"/>
      <style:text-properties fo:color="#000000" fo:font-family="Liberation Serif" style:font-family-asian="DejaVu Sans" style:font-family-complex="FreeSans" fo:font-size="12pt" fo:language="fr" fo:country="FR" fo:font-weight="normal"/>
    </style:style>
    <style:style style:family="text" style:name="T311">
      <style:text-properties fo:color="#000000" fo:font-family="Times New Roman" style:font-family-asian="Times New Roman" style:font-family-complex="Times New Roman" fo:font-size="12pt" fo:font-weight="normal"/>
    </style:style>
    <style:style style:family="text" style:name="T312">
      <style:text-properties fo:color="#000000" fo:font-family="Times New Roman" style:font-family-asian="Times New Roman" style:font-family-complex="Times New Roman" fo:font-size="12pt" fo:font-weight="normal"/>
    </style:style>
    <style:style style:family="text" style:name="T313">
      <style:text-properties fo:font-family="Times New Roman" style:font-family-asian="Times New Roman" style:font-family-complex="Times New Roman" fo:font-size="12pt" fo:font-weight="normal"/>
    </style:style>
    <style:style style:family="text" style:name="T314">
      <style:text-properties fo:font-family="Times New Roman" style:font-family-asian="Times New Roman" style:font-family-complex="Times New Roman" fo:font-size="12pt" fo:font-weight="normal"/>
    </style:style>
    <style:style style:parent-style-name="164" style:list-style-name="WWNum3" style:family="paragraph" style:name="P152">
      <style:paragraph-properties fo:margin-right="0cm" fo:border="none"/>
      <style:text-properties fo:color="#000000" fo:font-family="Liberation Serif" style:font-family-asian="DejaVu Sans" style:font-family-complex="FreeSans" fo:font-size="12pt" fo:language="fr" fo:country="FR" fo:font-weight="normal"/>
    </style:style>
    <style:style style:family="text" style:name="T315">
      <style:text-properties fo:color="#000000" fo:font-family="Times New Roman" style:font-family-asian="Times New Roman" style:font-family-complex="Times New Roman" fo:font-size="12pt" fo:font-weight="normal"/>
    </style:style>
    <style:style style:family="text" style:name="T316">
      <style:text-properties fo:color="#000000" fo:font-family="Times New Roman" style:font-family-asian="Times New Roman" style:font-family-complex="Times New Roman" fo:font-size="12pt" fo:font-weight="normal"/>
    </style:style>
    <style:style style:family="text" style:name="T317">
      <style:text-properties fo:color="#000000" fo:font-family="Times New Roman" style:font-family-asian="Times New Roman" style:font-family-complex="Times New Roman" fo:font-size="12pt" fo:font-weight="normal"/>
    </style:style>
    <style:style style:family="text" style:name="T318">
      <style:text-properties fo:color="#000000" fo:font-family="Times New Roman" style:font-family-asian="Times New Roman" style:font-family-complex="Times New Roman" fo:font-size="12pt" fo:font-weight="normal"/>
    </style:style>
    <style:style style:family="text" style:name="T319">
      <style:text-properties fo:color="#000000" fo:font-family="Times New Roman" style:font-family-asian="Times New Roman" style:font-family-complex="Times New Roman" fo:font-size="12pt" fo:font-weight="normal"/>
    </style:style>
    <style:style style:family="text" style:name="T320">
      <style:text-properties fo:color="#000000" fo:font-family="Times New Roman" style:font-family-asian="Times New Roman" style:font-family-complex="Times New Roman" fo:font-size="12pt" fo:font-weight="normal"/>
    </style:style>
    <style:style style:family="text" style:name="T321">
      <style:text-properties fo:color="#000000" fo:font-family="Times New Roman" style:font-family-asian="Times New Roman" style:font-family-complex="Times New Roman" fo:font-size="12pt" fo:font-weight="normal"/>
    </style:style>
    <style:style style:family="text" style:name="T322">
      <style:text-properties fo:color="#000000" fo:font-family="Times New Roman" style:font-family-asian="Times New Roman" style:font-family-complex="Times New Roman" fo:font-size="12pt" fo:font-weight="normal"/>
    </style:style>
    <style:style style:family="text" style:name="T323">
      <style:text-properties fo:color="#000000" fo:font-family="Times New Roman" style:font-family-asian="Times New Roman" style:font-family-complex="Times New Roman" fo:font-size="12pt" fo:font-weight="normal"/>
    </style:style>
    <style:style style:family="text" style:name="T324">
      <style:text-properties fo:color="#000000" fo:font-family="Times New Roman" style:font-family-asian="Times New Roman" style:font-family-complex="Times New Roman" fo:font-size="12pt" fo:font-weight="normal"/>
    </style:style>
    <style:style style:family="text" style:name="T325">
      <style:text-properties fo:color="#000000" fo:font-family="Times New Roman" style:font-family-asian="Times New Roman" style:font-family-complex="Times New Roman" fo:font-size="12pt" fo:font-weight="normal"/>
    </style:style>
    <style:style style:family="text" style:name="T326">
      <style:text-properties fo:color="#000000" fo:font-family="Times New Roman" style:font-family-asian="Times New Roman" style:font-family-complex="Times New Roman" fo:font-size="12pt" fo:font-weight="normal"/>
    </style:style>
    <style:style style:family="text" style:name="T327">
      <style:text-properties fo:color="#000000" fo:font-family="Times New Roman" style:font-family-asian="Times New Roman" style:font-family-complex="Times New Roman" fo:font-size="12pt" fo:font-weight="normal"/>
    </style:style>
    <style:style style:family="text" style:name="T328">
      <style:text-properties fo:color="#000000" fo:font-family="Times New Roman" style:font-family-asian="Times New Roman" style:font-family-complex="Times New Roman" fo:font-size="12pt" fo:font-weight="normal"/>
    </style:style>
    <style:style style:family="text" style:name="T329">
      <style:text-properties fo:font-family="Times New Roman" style:font-family-asian="Times New Roman" style:font-family-complex="Times New Roman" fo:font-size="12pt" fo:font-weight="normal"/>
    </style:style>
    <style:style style:family="text" style:name="T330">
      <style:text-properties fo:font-family="Times New Roman" style:font-family-asian="Times New Roman" style:font-family-complex="Times New Roman" fo:font-size="12pt" fo:font-weight="normal"/>
    </style:style>
    <style:style style:parent-style-name="164" style:list-style-name="WWNum3" style:family="paragraph" style:name="P153">
      <style:paragraph-properties fo:margin-right="0cm" fo:border="none"/>
      <style:text-properties fo:color="#000000" fo:font-family="Liberation Serif" style:font-family-asian="DejaVu Sans" style:font-family-complex="FreeSans" fo:font-size="12pt" fo:language="fr" fo:country="FR" fo:font-weight="normal"/>
    </style:style>
    <style:style style:family="text" style:name="T331">
      <style:text-properties fo:color="#000000" fo:font-family="Times New Roman" style:font-family-asian="Times New Roman" style:font-family-complex="Times New Roman" fo:font-size="12pt" fo:font-weight="normal"/>
    </style:style>
    <style:style style:family="text" style:name="T332">
      <style:text-properties fo:color="#000000" fo:font-family="Times New Roman" style:font-family-asian="Times New Roman" style:font-family-complex="Times New Roman" fo:font-size="12pt" fo:font-weight="normal"/>
    </style:style>
    <style:style style:family="text" style:name="T333">
      <style:text-properties fo:font-family="Times New Roman" style:font-family-asian="Times New Roman" style:font-family-complex="Times New Roman" fo:font-size="12pt" fo:font-weight="normal"/>
    </style:style>
    <style:style style:family="text" style:name="T334">
      <style:text-properties fo:font-family="Times New Roman" style:font-family-asian="Times New Roman" style:font-family-complex="Times New Roman" fo:font-size="12pt" fo:font-weight="normal"/>
    </style:style>
    <style:style style:parent-style-name="164" style:list-style-name="WWNum3" style:family="paragraph" style:name="P154">
      <style:paragraph-properties fo:margin-right="0cm" fo:border="none"/>
      <style:text-properties fo:color="#000000" fo:font-family="Liberation Serif" style:font-family-asian="DejaVu Sans" style:font-family-complex="FreeSans" fo:font-size="12pt" fo:language="fr" fo:country="FR" fo:font-weight="normal"/>
    </style:style>
    <style:style style:family="text" style:name="T335">
      <style:text-properties fo:color="#000000" fo:font-family="Times New Roman" style:font-family-asian="Times New Roman" style:font-family-complex="Times New Roman" fo:font-size="12pt" fo:font-weight="normal"/>
    </style:style>
    <style:style style:family="text" style:name="T336">
      <style:text-properties fo:color="#000000" fo:font-family="Times New Roman" style:font-family-asian="Times New Roman" style:font-family-complex="Times New Roman" fo:font-size="12pt" fo:font-weight="normal"/>
    </style:style>
    <style:style style:family="text" style:name="T337">
      <style:text-properties fo:font-family="Times New Roman" style:font-family-asian="Times New Roman" style:font-family-complex="Times New Roman" fo:font-size="12pt" fo:font-weight="normal"/>
    </style:style>
    <style:style style:family="text" style:name="T338">
      <style:text-properties fo:font-family="Times New Roman" style:font-family-asian="Times New Roman" style:font-family-complex="Times New Roman" fo:font-size="12pt" fo:font-weight="normal"/>
    </style:style>
    <style:style style:parent-style-name="139" style:family="paragraph" style:name="P155">
      <style:paragraph-properties fo:margin-left="0cm" fo:margin-right="0cm" fo:text-indent="0cm" fo:border="none"/>
      <style:text-properties fo:color="#0f4761" fo:font-family="Arial" style:font-family-asian="Arial" style:font-family-complex="Arial" fo:font-size="16pt" fo:language="fr" fo:country="FR"/>
    </style:style>
    <style:style style:family="text" style:name="T339">
      <style:text-properties fo:color="#000000" fo:font-family="Times New Roman" style:font-family-asian="Times New Roman" style:font-family-complex="Times New Roman" fo:font-size="18pt" fo:font-weight="bold"/>
    </style:style>
    <style:style style:family="text" style:name="T340">
      <style:text-properties fo:font-family="Times New Roman" style:font-family-asian="Times New Roman" style:font-family-complex="Times New Roman" fo:font-size="18pt"/>
    </style:style>
    <style:style style:family="text" style:name="T341">
      <style:text-properties fo:font-family="Times New Roman" style:font-family-asian="Times New Roman" style:font-family-complex="Times New Roman" fo:font-size="18pt"/>
    </style:style>
    <style:style style:family="paragraph" style:name="P156">
      <style:paragraph-properties/>
      <style:text-properties/>
    </style:style>
    <style:style style:parent-style-name="164" style:list-style-name="WWNum4" style:family="paragraph" style:name="P157">
      <style:paragraph-properties fo:margin-right="0cm" fo:border="none"/>
      <style:text-properties fo:color="#000000" fo:font-family="Liberation Serif" style:font-family-asian="DejaVu Sans" style:font-family-complex="FreeSans" fo:font-size="12pt" fo:language="fr" fo:country="FR" fo:font-weight="normal"/>
    </style:style>
    <style:style style:family="text" style:name="T342">
      <style:text-properties fo:color="#000000" fo:font-family="Times New Roman" style:font-family-asian="Times New Roman" style:font-family-complex="Times New Roman" fo:font-size="12pt" fo:font-weight="normal"/>
    </style:style>
    <style:style style:family="text" style:name="T343">
      <style:text-properties fo:color="#000000" fo:font-family="Times New Roman" style:font-family-asian="Times New Roman" style:font-family-complex="Times New Roman" fo:font-size="12pt" fo:font-weight="normal"/>
    </style:style>
    <style:style style:family="text" style:name="T344">
      <style:text-properties fo:font-family="Times New Roman" style:font-family-asian="Times New Roman" style:font-family-complex="Times New Roman" fo:font-size="12pt" fo:font-weight="normal"/>
    </style:style>
    <style:style style:family="text" style:name="T345">
      <style:text-properties fo:font-family="Times New Roman" style:font-family-asian="Times New Roman" style:font-family-complex="Times New Roman" fo:font-size="12pt" fo:font-weight="normal"/>
    </style:style>
    <style:style style:parent-style-name="164" style:list-style-name="WWNum4" style:family="paragraph" style:name="P158">
      <style:paragraph-properties fo:margin-right="0cm" fo:border="none"/>
      <style:text-properties fo:color="#000000" fo:font-family="Liberation Serif" style:font-family-asian="DejaVu Sans" style:font-family-complex="FreeSans" fo:font-size="12pt" fo:language="fr" fo:country="FR" fo:font-weight="bold"/>
    </style:style>
    <style:style style:family="text" style:name="T346">
      <style:text-properties fo:color="#000000" fo:font-family="Times New Roman" style:font-family-asian="Times New Roman" style:font-family-complex="Times New Roman" fo:font-size="12pt" fo:font-style="italic" fo:font-weight="bold"/>
    </style:style>
    <style:style style:family="text" style:name="T347">
      <style:text-properties fo:color="#000000" fo:font-family="Times New Roman" style:font-family-asian="Times New Roman" style:font-family-complex="Times New Roman" fo:font-size="12pt" fo:font-weight="bold"/>
    </style:style>
    <style:style style:family="text" style:name="T348">
      <style:text-properties fo:font-family="Times New Roman" style:font-family-asian="Times New Roman" style:font-family-complex="Times New Roman" fo:font-size="12pt" fo:font-weight="bold"/>
    </style:style>
    <style:style style:family="text" style:name="T349">
      <style:text-properties fo:font-family="Times New Roman" style:font-family-asian="Times New Roman" style:font-family-complex="Times New Roman" fo:font-size="12pt" fo:font-weight="bold"/>
    </style:style>
    <style:style style:parent-style-name="164" style:list-style-name="WWNum4" style:family="paragraph" style:name="P159">
      <style:paragraph-properties fo:margin-right="0cm" fo:border="none"/>
      <style:text-properties fo:color="#000000" fo:font-family="Liberation Serif" style:font-family-asian="DejaVu Sans" style:font-family-complex="FreeSans" fo:font-size="12pt" fo:language="fr" fo:country="FR" fo:font-weight="bold"/>
    </style:style>
    <style:style style:family="text" style:name="T350">
      <style:text-properties fo:color="#000000" fo:font-family="Times New Roman" style:font-family-asian="Times New Roman" style:font-family-complex="Times New Roman" fo:font-size="12pt" fo:font-style="italic" fo:font-weight="bold"/>
    </style:style>
    <style:style style:family="text" style:name="T351">
      <style:text-properties fo:color="#000000" fo:font-family="Times New Roman" style:font-family-asian="Times New Roman" style:font-family-complex="Times New Roman" fo:font-size="12pt" fo:font-weight="bold"/>
    </style:style>
    <style:style style:family="text" style:name="T352">
      <style:text-properties fo:font-family="Times New Roman" style:font-family-asian="Times New Roman" style:font-family-complex="Times New Roman" fo:font-size="12pt" fo:font-weight="bold"/>
    </style:style>
    <style:style style:family="text" style:name="T353">
      <style:text-properties fo:font-family="Times New Roman" style:font-family-asian="Times New Roman" style:font-family-complex="Times New Roman" fo:font-size="12pt" fo:font-weight="bold"/>
    </style:style>
    <style:style style:parent-style-name="164" style:list-style-name="WWNum4" style:family="paragraph" style:name="P160">
      <style:paragraph-properties fo:margin-right="0cm" fo:border="none"/>
      <style:text-properties fo:color="#000000" fo:font-family="Liberation Serif" style:font-family-asian="DejaVu Sans" style:font-family-complex="FreeSans" fo:font-size="12pt" fo:language="fr" fo:country="FR" fo:font-weight="bold"/>
    </style:style>
    <style:style style:family="text" style:name="T354">
      <style:text-properties fo:color="#000000" fo:font-family="Times New Roman" style:font-family-asian="Times New Roman" style:font-family-complex="Times New Roman" fo:font-size="12pt" fo:font-style="italic" fo:font-weight="bold"/>
    </style:style>
    <style:style style:family="text" style:name="T355">
      <style:text-properties fo:color="#000000" fo:font-family="Times New Roman" style:font-family-asian="Times New Roman" style:font-family-complex="Times New Roman" fo:font-size="12pt" fo:font-weight="bold"/>
    </style:style>
    <style:style style:family="text" style:name="T356">
      <style:text-properties fo:font-family="Times New Roman" style:font-family-asian="Times New Roman" style:font-family-complex="Times New Roman" fo:font-size="12pt" fo:font-weight="bold"/>
    </style:style>
    <style:style style:family="text" style:name="T357">
      <style:text-properties fo:font-family="Times New Roman" style:font-family-asian="Times New Roman" style:font-family-complex="Times New Roman" fo:font-size="12pt" fo:font-weight="bold"/>
    </style:style>
    <style:style style:parent-style-name="164" style:list-style-name="WWNum4" style:family="paragraph" style:name="P161">
      <style:paragraph-properties fo:margin-right="0cm" fo:border="none"/>
      <style:text-properties fo:color="#000000" fo:font-family="Liberation Serif" style:font-family-asian="DejaVu Sans" style:font-family-complex="FreeSans" fo:font-size="12pt" fo:language="fr" fo:country="FR" fo:font-weight="bold"/>
    </style:style>
    <style:style style:family="text" style:name="T358">
      <style:text-properties fo:color="#000000" fo:font-family="Times New Roman" style:font-family-asian="Times New Roman" style:font-family-complex="Times New Roman" fo:font-size="12pt" fo:font-style="italic" fo:font-weight="bold"/>
    </style:style>
    <style:style style:family="text" style:name="T359">
      <style:text-properties fo:color="#000000" fo:font-family="Times New Roman" style:font-family-asian="Times New Roman" style:font-family-complex="Times New Roman" fo:font-size="12pt" fo:font-weight="bold"/>
    </style:style>
    <style:style style:family="text" style:name="T360">
      <style:text-properties fo:font-family="Times New Roman" style:font-family-asian="Times New Roman" style:font-family-complex="Times New Roman" fo:font-size="12pt" fo:font-weight="bold"/>
    </style:style>
    <style:style style:family="text" style:name="T361">
      <style:text-properties fo:font-family="Times New Roman" style:font-family-asian="Times New Roman" style:font-family-complex="Times New Roman" fo:font-size="12pt" fo:font-weight="bold"/>
    </style:style>
    <style:style style:parent-style-name="164" style:list-style-name="WWNum4" style:family="paragraph" style:name="P162">
      <style:paragraph-properties fo:margin-right="0cm" fo:border="none"/>
      <style:text-properties fo:color="#000000" fo:font-family="Liberation Serif" style:font-family-asian="DejaVu Sans" style:font-family-complex="FreeSans" fo:font-size="12pt" fo:language="fr" fo:country="FR" fo:font-weight="normal"/>
    </style:style>
    <style:style style:family="text" style:name="T362">
      <style:text-properties fo:color="#000000" fo:font-family="Times New Roman" style:font-family-asian="Times New Roman" style:font-family-complex="Times New Roman" fo:font-size="12pt" fo:font-style="italic" fo:font-weight="bold"/>
    </style:style>
    <style:style style:family="text" style:name="T363">
      <style:text-properties fo:color="#000000" fo:font-family="Times New Roman" style:font-family-asian="Times New Roman" style:font-family-complex="Times New Roman" fo:font-size="12pt" fo:font-weight="bold"/>
    </style:style>
    <style:style style:family="text" style:name="T364">
      <style:text-properties fo:color="#000000" fo:font-family="Times New Roman" style:font-family-asian="Times New Roman" style:font-family-complex="Times New Roman" fo:font-size="12pt" fo:font-weight="normal"/>
    </style:style>
    <style:style style:family="text" style:name="T365">
      <style:text-properties fo:color="#000000" fo:font-family="Times New Roman" style:font-family-asian="Times New Roman" style:font-family-complex="Times New Roman" fo:font-size="12pt" fo:font-weight="normal"/>
    </style:style>
    <style:style style:family="text" style:name="T366">
      <style:text-properties fo:color="#000000" fo:font-family="Times New Roman" style:font-family-asian="Times New Roman" style:font-family-complex="Times New Roman" fo:font-size="12pt" fo:font-weight="normal"/>
    </style:style>
    <style:style style:family="text" style:name="T367">
      <style:text-properties fo:font-family="Times New Roman" style:font-family-asian="Times New Roman" style:font-family-complex="Times New Roman" fo:font-size="12pt" fo:font-weight="normal"/>
    </style:style>
    <style:style style:family="text" style:name="T368">
      <style:text-properties fo:font-family="Times New Roman" style:font-family-asian="Times New Roman" style:font-family-complex="Times New Roman" fo:font-size="12pt" fo:font-weight="normal"/>
    </style:style>
    <style:style style:parent-style-name="164" style:list-style-name="WWNum4" style:family="paragraph" style:name="P163">
      <style:paragraph-properties fo:margin-right="0cm" fo:border="none"/>
      <style:text-properties fo:color="#000000" fo:font-family="Liberation Serif" style:font-family-asian="DejaVu Sans" style:font-family-complex="FreeSans" fo:font-size="12pt" fo:language="fr" fo:country="FR" fo:font-weight="normal"/>
    </style:style>
    <style:style style:family="text" style:name="T369">
      <style:text-properties fo:color="#000000" fo:font-family="Times New Roman" style:font-family-asian="Times New Roman" style:font-family-complex="Times New Roman" fo:font-size="12pt" fo:font-weight="normal"/>
    </style:style>
    <style:style style:family="text" style:name="T370">
      <style:text-properties fo:color="#000000" fo:font-family="Times New Roman" style:font-family-asian="Times New Roman" style:font-family-complex="Times New Roman" fo:font-size="12pt" fo:font-weight="normal"/>
    </style:style>
    <style:style style:family="text" style:name="T371">
      <style:text-properties fo:color="#000000" fo:font-family="Times New Roman" style:font-family-asian="Times New Roman" style:font-family-complex="Times New Roman" fo:font-size="12pt" fo:font-weight="normal"/>
    </style:style>
    <style:style style:family="text" style:name="T372">
      <style:text-properties fo:color="#000000" fo:font-family="Times New Roman" style:font-family-asian="Times New Roman" style:font-family-complex="Times New Roman" fo:font-size="12pt" fo:font-weight="normal"/>
    </style:style>
    <style:style style:family="text" style:name="T373">
      <style:text-properties fo:color="#000000" fo:font-family="Times New Roman" style:font-family-asian="Times New Roman" style:font-family-complex="Times New Roman" fo:font-size="12pt" fo:font-weight="normal"/>
    </style:style>
    <style:style style:family="text" style:name="T374">
      <style:text-properties fo:color="#000000" fo:font-family="Times New Roman" style:font-family-asian="Times New Roman" style:font-family-complex="Times New Roman" fo:font-size="12pt" fo:font-weight="normal"/>
    </style:style>
    <style:style style:family="text" style:name="T375">
      <style:text-properties fo:color="#000000" fo:font-family="Times New Roman" style:font-family-asian="Times New Roman" style:font-family-complex="Times New Roman" fo:font-size="12pt" fo:font-weight="normal"/>
    </style:style>
    <style:style style:family="text" style:name="T376">
      <style:text-properties fo:color="#000000" fo:font-family="Times New Roman" style:font-family-asian="Times New Roman" style:font-family-complex="Times New Roman" fo:font-size="12pt" fo:font-weight="normal"/>
    </style:style>
    <style:style style:family="text" style:name="T377">
      <style:text-properties fo:font-family="Times New Roman" style:font-family-asian="Times New Roman" style:font-family-complex="Times New Roman" fo:font-size="12pt" fo:font-weight="normal"/>
    </style:style>
    <style:style style:family="text" style:name="T378">
      <style:text-properties fo:font-family="Times New Roman" style:font-family-asian="Times New Roman" style:font-family-complex="Times New Roman" fo:font-size="12pt" fo:font-weight="normal"/>
    </style:style>
    <style:style style:parent-style-name="164" style:list-style-name="WWNum4" style:family="paragraph" style:name="P164">
      <style:paragraph-properties fo:margin-right="0cm" fo:border="none"/>
      <style:text-properties fo:color="#000000" fo:font-family="Liberation Serif" style:font-family-asian="DejaVu Sans" style:font-family-complex="FreeSans" fo:font-size="12pt" fo:language="fr" fo:country="FR" fo:font-weight="normal"/>
    </style:style>
    <style:style style:family="text" style:name="T379">
      <style:text-properties fo:color="#000000" fo:font-family="Times New Roman" style:font-family-asian="Times New Roman" style:font-family-complex="Times New Roman" fo:font-size="12pt" fo:font-weight="normal"/>
    </style:style>
    <style:style style:family="text" style:name="T380">
      <style:text-properties fo:color="#000000" fo:font-family="Times New Roman" style:font-family-asian="Times New Roman" style:font-family-complex="Times New Roman" fo:font-size="12pt" fo:font-weight="normal"/>
    </style:style>
    <style:style style:family="text" style:name="T381">
      <style:text-properties fo:color="#000000" fo:font-family="Times New Roman" style:font-family-asian="Times New Roman" style:font-family-complex="Times New Roman" fo:font-size="12pt" fo:font-weight="normal"/>
    </style:style>
    <style:style style:family="text" style:name="T382">
      <style:text-properties fo:color="#000000" fo:font-family="Times New Roman" style:font-family-asian="Times New Roman" style:font-family-complex="Times New Roman" fo:font-size="12pt" fo:font-weight="normal"/>
    </style:style>
    <style:style style:family="text" style:name="T383">
      <style:text-properties fo:color="#000000" fo:font-family="Times New Roman" style:font-family-asian="Times New Roman" style:font-family-complex="Times New Roman" fo:font-size="12pt" fo:font-weight="normal"/>
    </style:style>
    <style:style style:family="text" style:name="T384">
      <style:text-properties fo:color="#000000" fo:font-family="Times New Roman" style:font-family-asian="Times New Roman" style:font-family-complex="Times New Roman" fo:font-size="12pt" fo:font-weight="normal"/>
    </style:style>
    <style:style style:family="text" style:name="T385">
      <style:text-properties fo:font-family="Times New Roman" style:font-family-asian="Times New Roman" style:font-family-complex="Times New Roman" fo:font-size="12pt" fo:font-weight="normal"/>
    </style:style>
    <style:style style:family="text" style:name="T386">
      <style:text-properties fo:font-family="Times New Roman" style:font-family-asian="Times New Roman" style:font-family-complex="Times New Roman" fo:font-size="12pt" fo:font-weight="normal"/>
    </style:style>
    <style:style style:parent-style-name="164" style:list-style-name="WWNum4" style:family="paragraph" style:name="P165">
      <style:paragraph-properties fo:margin-right="0cm" fo:border="none"/>
      <style:text-properties fo:color="#000000" fo:font-family="Liberation Serif" style:font-family-asian="DejaVu Sans" style:font-family-complex="FreeSans" fo:font-size="12pt" fo:language="fr" fo:country="FR" fo:font-weight="normal"/>
    </style:style>
    <style:style style:family="text" style:name="T387">
      <style:text-properties fo:color="#000000" fo:font-family="Times New Roman" style:font-family-asian="Times New Roman" style:font-family-complex="Times New Roman" fo:font-size="12pt" fo:font-weight="normal"/>
    </style:style>
    <style:style style:family="text" style:name="T388">
      <style:text-properties fo:color="#000000" fo:font-family="Times New Roman" style:font-family-asian="Times New Roman" style:font-family-complex="Times New Roman" fo:font-size="12pt" fo:font-weight="normal"/>
    </style:style>
    <style:style style:family="text" style:name="T389">
      <style:text-properties fo:color="#000000" fo:font-family="Times New Roman" style:font-family-asian="Times New Roman" style:font-family-complex="Times New Roman" fo:font-size="12pt" fo:font-weight="normal"/>
    </style:style>
    <style:style style:family="text" style:name="T390">
      <style:text-properties fo:color="#000000" fo:font-family="Times New Roman" style:font-family-asian="Times New Roman" style:font-family-complex="Times New Roman" fo:font-size="12pt" fo:font-weight="normal"/>
    </style:style>
    <style:style style:family="text" style:name="T391">
      <style:text-properties fo:font-family="Times New Roman" style:font-family-asian="Times New Roman" style:font-family-complex="Times New Roman" fo:font-size="12pt" fo:font-weight="normal"/>
    </style:style>
    <style:style style:family="text" style:name="T392">
      <style:text-properties fo:font-family="Times New Roman" style:font-family-asian="Times New Roman" style:font-family-complex="Times New Roman" fo:font-size="12pt" fo:font-weight="normal"/>
    </style:style>
    <style:style style:parent-style-name="139" style:family="paragraph" style:name="P166">
      <style:paragraph-properties fo:margin-left="0cm" fo:margin-right="0cm" fo:text-indent="0cm" fo:border="none"/>
      <style:text-properties fo:color="#0f4761" fo:font-family="Arial" style:font-family-asian="Arial" style:font-family-complex="Arial" fo:font-size="16pt" fo:language="fr" fo:country="FR"/>
    </style:style>
    <style:style style:family="text" style:name="T393">
      <style:text-properties fo:color="#000000" fo:font-family="Times New Roman" style:font-family-asian="Times New Roman" style:font-family-complex="Times New Roman" fo:font-size="18pt" fo:font-weight="bold"/>
    </style:style>
    <style:style style:family="text" style:name="T394">
      <style:text-properties fo:font-family="Times New Roman" style:font-family-asian="Times New Roman" style:font-family-complex="Times New Roman" fo:font-size="18pt"/>
    </style:style>
    <style:style style:family="text" style:name="T395">
      <style:text-properties fo:font-family="Times New Roman" style:font-family-asian="Times New Roman" style:font-family-complex="Times New Roman" fo:font-size="18pt"/>
    </style:style>
    <style:style style:family="paragraph" style:name="P167">
      <style:paragraph-properties/>
      <style:text-properties/>
    </style:style>
    <style:style style:family="paragraph" style:name="P168">
      <style:paragraph-properties fo:margin-left="0cm" fo:margin-right="0cm" fo:text-indent="0cm" fo:border="none"/>
      <style:text-properties fo:font-family="Times New Roman" style:font-family-asian="Times New Roman" style:font-family-complex="Times New Roman" fo:font-size="12pt" fo:font-weight="normal"/>
    </style:style>
    <style:style style:family="text" style:name="T396">
      <style:text-properties fo:color="#000000" fo:font-family="Times New Roman" style:font-family-asian="Times New Roman" style:font-family-complex="Times New Roman" fo:font-size="12pt" fo:font-weight="normal"/>
    </style:style>
    <style:style style:family="text" style:name="T397">
      <style:text-properties fo:color="#000000" fo:font-family="Times New Roman" style:font-family-asian="Times New Roman" style:font-family-complex="Times New Roman" fo:font-size="12pt" fo:font-weight="normal"/>
    </style:style>
    <style:style style:family="text" style:name="T398">
      <style:text-properties fo:color="#000000" fo:font-family="Times New Roman" style:font-family-asian="Times New Roman" style:font-family-complex="Times New Roman" fo:font-size="12pt" fo:font-weight="normal"/>
    </style:style>
    <style:style style:family="text" style:name="T399">
      <style:text-properties fo:font-family="Times New Roman" style:font-family-asian="Times New Roman" style:font-family-complex="Times New Roman" fo:font-size="12pt" fo:font-weight="normal"/>
    </style:style>
    <style:style style:family="text" style:name="T400">
      <style:text-properties fo:font-family="Times New Roman" style:font-family-asian="Times New Roman" style:font-family-complex="Times New Roman" fo:font-size="12pt" fo:font-weight="normal"/>
    </style:style>
    <style:style style:parent-style-name="164" style:list-style-name="WWNum5" style:family="paragraph" style:name="P169">
      <style:paragraph-properties fo:margin-right="0cm" fo:border="none"/>
      <style:text-properties fo:color="#000000" fo:font-family="Liberation Serif" style:font-family-asian="DejaVu Sans" style:font-family-complex="FreeSans" fo:font-size="12pt" fo:language="fr" fo:country="FR" fo:font-weight="normal"/>
    </style:style>
    <style:style style:family="text" style:name="T401">
      <style:text-properties fo:color="#000000" fo:font-family="Times New Roman" style:font-family-asian="Times New Roman" style:font-family-complex="Times New Roman" fo:font-size="12pt" fo:font-weight="normal"/>
    </style:style>
    <style:style style:family="text" style:name="T402">
      <style:text-properties fo:color="#000000" fo:font-family="Times New Roman" style:font-family-asian="Times New Roman" style:font-family-complex="Times New Roman" fo:font-size="12pt" fo:font-weight="normal"/>
    </style:style>
    <style:style style:family="text" style:name="T403">
      <style:text-properties fo:color="#000000" fo:font-family="Times New Roman" style:font-family-asian="Times New Roman" style:font-family-complex="Times New Roman" fo:font-size="12pt" fo:font-style="italic" fo:font-weight="normal"/>
    </style:style>
    <style:style style:family="text" style:name="T404">
      <style:text-properties fo:color="#000000" fo:font-family="Times New Roman" style:font-family-asian="Times New Roman" style:font-family-complex="Times New Roman" fo:font-size="12pt" fo:font-weight="normal"/>
    </style:style>
    <style:style style:family="text" style:name="T405">
      <style:text-properties fo:color="#000000" fo:font-family="Times New Roman" style:font-family-asian="Times New Roman" style:font-family-complex="Times New Roman" fo:font-size="12pt" fo:font-style="italic" fo:font-weight="normal"/>
    </style:style>
    <style:style style:family="text" style:name="T406">
      <style:text-properties fo:color="#000000" fo:font-family="Times New Roman" style:font-family-asian="Times New Roman" style:font-family-complex="Times New Roman" fo:font-size="12pt" fo:font-weight="normal"/>
    </style:style>
    <style:style style:family="text" style:name="T407">
      <style:text-properties fo:color="#000000" fo:font-family="Times New Roman" style:font-family-asian="Times New Roman" style:font-family-complex="Times New Roman" fo:font-size="12pt" fo:font-style="italic" fo:font-weight="normal"/>
    </style:style>
    <style:style style:family="text" style:name="T408">
      <style:text-properties fo:color="#000000" fo:font-family="Times New Roman" style:font-family-asian="Times New Roman" style:font-family-complex="Times New Roman" fo:font-size="12pt" fo:font-weight="normal"/>
    </style:style>
    <style:style style:family="text" style:name="T409">
      <style:text-properties fo:color="#000000" fo:font-family="Times New Roman" style:font-family-asian="Times New Roman" style:font-family-complex="Times New Roman" fo:font-size="12pt" fo:font-style="italic" fo:font-weight="normal"/>
    </style:style>
    <style:style style:family="text" style:name="T410">
      <style:text-properties fo:color="#000000" fo:font-family="Times New Roman" style:font-family-asian="Times New Roman" style:font-family-complex="Times New Roman" fo:font-size="12pt" fo:font-weight="normal"/>
    </style:style>
    <style:style style:family="text" style:name="T411">
      <style:text-properties fo:color="#000000" fo:font-family="Times New Roman" style:font-family-asian="Times New Roman" style:font-family-complex="Times New Roman" fo:font-size="12pt" fo:font-style="italic" fo:font-weight="normal"/>
    </style:style>
    <style:style style:family="text" style:name="T412">
      <style:text-properties fo:color="#000000" fo:font-family="Times New Roman" style:font-family-asian="Times New Roman" style:font-family-complex="Times New Roman" fo:font-size="12pt" fo:font-weight="normal"/>
    </style:style>
    <style:style style:family="text" style:name="T413">
      <style:text-properties fo:font-family="Times New Roman" style:font-family-asian="Times New Roman" style:font-family-complex="Times New Roman" fo:font-size="12pt" fo:font-weight="normal"/>
    </style:style>
    <style:style style:family="text" style:name="T414">
      <style:text-properties fo:font-family="Times New Roman" style:font-family-asian="Times New Roman" style:font-family-complex="Times New Roman" fo:font-size="12pt" fo:font-weight="normal"/>
    </style:style>
    <style:style style:parent-style-name="164" style:list-style-name="WWNum5" style:family="paragraph" style:name="P170">
      <style:paragraph-properties fo:margin-right="0cm" fo:border="none"/>
      <style:text-properties fo:color="#000000" fo:font-family="Liberation Serif" style:font-family-asian="DejaVu Sans" style:font-family-complex="FreeSans" fo:font-size="12pt" fo:language="fr" fo:country="FR" fo:font-weight="normal"/>
    </style:style>
    <style:style style:family="text" style:name="T415">
      <style:text-properties fo:color="#000000" fo:font-family="Times New Roman" style:font-family-asian="Times New Roman" style:font-family-complex="Times New Roman" fo:font-size="12pt" fo:font-weight="normal"/>
    </style:style>
    <style:style style:family="text" style:name="T416">
      <style:text-properties fo:color="#000000" fo:font-family="Times New Roman" style:font-family-asian="Times New Roman" style:font-family-complex="Times New Roman" fo:font-size="12pt" fo:font-weight="normal"/>
    </style:style>
    <style:style style:family="text" style:name="T417">
      <style:text-properties fo:font-family="Times New Roman" style:font-family-asian="Times New Roman" style:font-family-complex="Times New Roman" fo:font-size="12pt" fo:font-weight="normal"/>
    </style:style>
    <style:style style:family="text" style:name="T418">
      <style:text-properties fo:font-family="Times New Roman" style:font-family-asian="Times New Roman" style:font-family-complex="Times New Roman" fo:font-size="12pt" fo:font-weight="normal"/>
    </style:style>
    <style:style style:parent-style-name="164" style:list-style-name="WWNum5" style:family="paragraph" style:name="P171">
      <style:paragraph-properties fo:margin-right="0cm" fo:border="none"/>
      <style:text-properties fo:color="#000000" fo:font-family="Liberation Serif" style:font-family-asian="DejaVu Sans" style:font-family-complex="FreeSans" fo:font-size="12pt" fo:language="fr" fo:country="FR" fo:font-weight="normal"/>
    </style:style>
    <style:style style:family="text" style:name="T419">
      <style:text-properties fo:color="#000000" fo:font-family="Times New Roman" style:font-family-asian="Times New Roman" style:font-family-complex="Times New Roman" fo:font-size="12pt" fo:font-weight="normal"/>
    </style:style>
    <style:style style:family="text" style:name="T420">
      <style:text-properties fo:font-family="Times New Roman" style:font-family-asian="Times New Roman" style:font-family-complex="Times New Roman" fo:font-size="12pt" fo:font-weight="normal"/>
    </style:style>
    <style:style style:family="text" style:name="T421">
      <style:text-properties fo:font-family="Times New Roman" style:font-family-asian="Times New Roman" style:font-family-complex="Times New Roman" fo:font-size="12pt" fo:font-weight="normal"/>
    </style:style>
    <style:style style:parent-style-name="164" style:list-style-name="WWNum5" style:family="paragraph" style:name="P172">
      <style:paragraph-properties fo:margin-right="0cm" fo:border="none"/>
      <style:text-properties fo:color="#000000" fo:font-family="Liberation Serif" style:font-family-asian="DejaVu Sans" style:font-family-complex="FreeSans" fo:font-size="12pt" fo:language="fr" fo:country="FR" fo:font-weight="normal"/>
    </style:style>
    <style:style style:family="text" style:name="T422">
      <style:text-properties fo:color="#000000" fo:font-family="Times New Roman" style:font-family-asian="Times New Roman" style:font-family-complex="Times New Roman" fo:font-size="12pt" fo:font-weight="normal"/>
    </style:style>
    <style:style style:family="text" style:name="T423">
      <style:text-properties fo:color="#000000" fo:font-family="Times New Roman" style:font-family-asian="Times New Roman" style:font-family-complex="Times New Roman" fo:font-size="12pt" fo:font-weight="normal"/>
    </style:style>
    <style:style style:family="text" style:name="T424">
      <style:text-properties fo:color="#000000" fo:font-family="Times New Roman" style:font-family-asian="Times New Roman" style:font-family-complex="Times New Roman" fo:font-size="12pt" fo:font-weight="normal"/>
    </style:style>
    <style:style style:family="text" style:name="T425">
      <style:text-properties fo:color="#000000" fo:font-family="Times New Roman" style:font-family-asian="Times New Roman" style:font-family-complex="Times New Roman" fo:font-size="12pt" fo:font-weight="normal"/>
    </style:style>
    <style:style style:family="text" style:name="T426">
      <style:text-properties fo:color="#000000" fo:font-family="Times New Roman" style:font-family-asian="Times New Roman" style:font-family-complex="Times New Roman" fo:font-size="12pt" fo:font-weight="normal"/>
    </style:style>
    <style:style style:family="text" style:name="T427">
      <style:text-properties fo:color="#000000" fo:font-family="Times New Roman" style:font-family-asian="Times New Roman" style:font-family-complex="Times New Roman" fo:font-size="12pt" fo:font-weight="normal"/>
    </style:style>
    <style:style style:family="text" style:name="T428">
      <style:text-properties fo:color="#000000" fo:font-family="Times New Roman" style:font-family-asian="Times New Roman" style:font-family-complex="Times New Roman" fo:font-size="12pt" fo:font-weight="normal"/>
    </style:style>
    <style:style style:family="text" style:name="T429">
      <style:text-properties fo:color="#000000" fo:font-family="Times New Roman" style:font-family-asian="Times New Roman" style:font-family-complex="Times New Roman" fo:font-size="12pt" fo:font-weight="normal"/>
    </style:style>
    <style:style style:family="text" style:name="T430">
      <style:text-properties fo:color="#000000" fo:font-family="Times New Roman" style:font-family-asian="Times New Roman" style:font-family-complex="Times New Roman" fo:font-size="12pt" fo:font-weight="normal"/>
    </style:style>
    <style:style style:family="text" style:name="T431">
      <style:text-properties fo:color="#000000" fo:font-family="Times New Roman" style:font-family-asian="Times New Roman" style:font-family-complex="Times New Roman" fo:font-size="12pt" fo:font-weight="normal"/>
    </style:style>
    <style:style style:family="text" style:name="T432">
      <style:text-properties fo:color="#000000" fo:font-family="Times New Roman" style:font-family-asian="Times New Roman" style:font-family-complex="Times New Roman" fo:font-size="12pt" fo:font-weight="normal"/>
    </style:style>
    <style:style style:family="text" style:name="T433">
      <style:text-properties fo:font-family="Times New Roman" style:font-family-asian="Times New Roman" style:font-family-complex="Times New Roman" fo:font-size="12pt" fo:font-weight="normal"/>
    </style:style>
    <style:style style:family="text" style:name="T434">
      <style:text-properties fo:font-family="Times New Roman" style:font-family-asian="Times New Roman" style:font-family-complex="Times New Roman" fo:font-size="12pt" fo:font-weight="normal"/>
    </style:style>
    <style:style style:parent-style-name="164" style:list-style-name="WWNum5" style:family="paragraph" style:name="P173">
      <style:paragraph-properties fo:margin-right="0cm" fo:border="none"/>
      <style:text-properties fo:color="#000000" fo:font-family="Liberation Serif" style:font-family-asian="DejaVu Sans" style:font-family-complex="FreeSans" fo:font-size="12pt" fo:language="fr" fo:country="FR" fo:font-weight="normal"/>
    </style:style>
    <style:style style:family="text" style:name="T435">
      <style:text-properties fo:color="#000000" fo:font-family="Times New Roman" style:font-family-asian="Times New Roman" style:font-family-complex="Times New Roman" fo:font-size="12pt" fo:font-weight="normal"/>
    </style:style>
    <style:style style:family="text" style:name="T436">
      <style:text-properties fo:color="#000000" fo:font-family="Times New Roman" style:font-family-asian="Times New Roman" style:font-family-complex="Times New Roman" fo:font-size="12pt" fo:font-weight="normal"/>
    </style:style>
    <style:style style:family="text" style:name="T437">
      <style:text-properties fo:color="#000000" fo:font-family="Times New Roman" style:font-family-asian="Times New Roman" style:font-family-complex="Times New Roman" fo:font-size="12pt" fo:font-weight="normal"/>
    </style:style>
    <style:style style:family="text" style:name="T438">
      <style:text-properties fo:color="#000000" fo:font-family="Times New Roman" style:font-family-asian="Times New Roman" style:font-family-complex="Times New Roman" fo:font-size="12pt" fo:font-weight="normal"/>
    </style:style>
    <style:style style:family="text" style:name="T439">
      <style:text-properties fo:color="#000000" fo:font-family="Times New Roman" style:font-family-asian="Times New Roman" style:font-family-complex="Times New Roman" fo:font-size="12pt" fo:font-weight="normal"/>
    </style:style>
    <style:style style:family="text" style:name="T440">
      <style:text-properties fo:color="#000000" fo:font-family="Times New Roman" style:font-family-asian="Times New Roman" style:font-family-complex="Times New Roman" fo:font-size="12pt" fo:font-weight="normal"/>
    </style:style>
    <style:style style:family="text" style:name="T441">
      <style:text-properties fo:color="#000000" fo:font-family="Times New Roman" style:font-family-asian="Times New Roman" style:font-family-complex="Times New Roman" fo:font-size="12pt" fo:font-style="italic" fo:font-weight="normal"/>
    </style:style>
    <style:style style:family="text" style:name="T442">
      <style:text-properties fo:color="#000000" fo:font-family="Times New Roman" style:font-family-asian="Times New Roman" style:font-family-complex="Times New Roman" fo:font-size="12pt" fo:font-weight="normal"/>
    </style:style>
    <style:style style:family="text" style:name="T443">
      <style:text-properties fo:color="#000000" fo:font-family="Times New Roman" style:font-family-asian="Times New Roman" style:font-family-complex="Times New Roman" fo:font-size="12pt" fo:font-style="italic" fo:font-weight="normal"/>
    </style:style>
    <style:style style:family="text" style:name="T444">
      <style:text-properties fo:color="#000000" fo:font-family="Times New Roman" style:font-family-asian="Times New Roman" style:font-family-complex="Times New Roman" fo:font-size="12pt" fo:font-weight="normal"/>
    </style:style>
    <style:style style:family="text" style:name="T445">
      <style:text-properties fo:font-family="Times New Roman" style:font-family-asian="Times New Roman" style:font-family-complex="Times New Roman" fo:font-size="12pt" fo:font-weight="normal"/>
    </style:style>
    <style:style style:family="text" style:name="T446">
      <style:text-properties fo:font-family="Times New Roman" style:font-family-asian="Times New Roman" style:font-family-complex="Times New Roman" fo:font-size="12pt" fo:font-weight="normal"/>
    </style:style>
    <style:style style:parent-style-name="164" style:list-style-name="WWNum5" style:family="paragraph" style:name="P174">
      <style:paragraph-properties fo:margin-right="0cm" fo:border="none"/>
      <style:text-properties fo:color="#000000" fo:font-family="Liberation Serif" style:font-family-asian="DejaVu Sans" style:font-family-complex="FreeSans" fo:font-size="12pt" fo:language="fr" fo:country="FR" fo:font-weight="normal"/>
    </style:style>
    <style:style style:family="text" style:name="T447">
      <style:text-properties fo:color="#000000" fo:font-family="Times New Roman" style:font-family-asian="Times New Roman" style:font-family-complex="Times New Roman" fo:font-size="12pt" fo:font-weight="normal"/>
    </style:style>
    <style:style style:family="text" style:name="T448">
      <style:text-properties fo:color="#000000" fo:font-family="Times New Roman" style:font-family-asian="Times New Roman" style:font-family-complex="Times New Roman" fo:font-size="12pt" fo:font-weight="normal"/>
    </style:style>
    <style:style style:family="text" style:name="T449">
      <style:text-properties fo:color="#000000" fo:font-family="Times New Roman" style:font-family-asian="Times New Roman" style:font-family-complex="Times New Roman" fo:font-size="12pt" fo:font-weight="normal"/>
    </style:style>
    <style:style style:family="text" style:name="T450">
      <style:text-properties fo:color="#000000" fo:font-family="Times New Roman" style:font-family-asian="Times New Roman" style:font-family-complex="Times New Roman" fo:font-size="12pt" fo:font-weight="normal"/>
    </style:style>
    <style:style style:family="text" style:name="T451">
      <style:text-properties fo:color="#000000" fo:font-family="Times New Roman" style:font-family-asian="Times New Roman" style:font-family-complex="Times New Roman" fo:font-size="12pt" fo:font-weight="normal"/>
    </style:style>
    <style:style style:family="text" style:name="T452">
      <style:text-properties fo:color="#000000" fo:font-family="Times New Roman" style:font-family-asian="Times New Roman" style:font-family-complex="Times New Roman" fo:font-size="12pt" fo:font-weight="normal"/>
    </style:style>
    <style:style style:family="text" style:name="T453">
      <style:text-properties fo:font-family="Times New Roman" style:font-family-asian="Times New Roman" style:font-family-complex="Times New Roman" fo:font-size="12pt" fo:font-weight="normal"/>
    </style:style>
    <style:style style:family="text" style:name="T454">
      <style:text-properties fo:font-family="Times New Roman" style:font-family-asian="Times New Roman" style:font-family-complex="Times New Roman" fo:font-size="12pt" fo:font-weight="normal"/>
    </style:style>
    <style:style style:parent-style-name="139" style:family="paragraph" style:name="P175">
      <style:paragraph-properties fo:margin-left="0cm" fo:margin-right="0cm" fo:text-indent="0cm" fo:border="none"/>
      <style:text-properties fo:color="#0f4761" fo:font-family="Arial" style:font-family-asian="Arial" style:font-family-complex="Arial" fo:font-size="16pt" fo:language="fr" fo:country="FR"/>
    </style:style>
    <style:style style:family="text" style:name="T455">
      <style:text-properties fo:color="#000000" fo:font-family="Times New Roman" style:font-family-asian="Times New Roman" style:font-family-complex="Times New Roman" fo:font-size="18pt" fo:font-weight="bold"/>
    </style:style>
    <style:style style:family="text" style:name="T456">
      <style:text-properties fo:font-family="Times New Roman" style:font-family-asian="Times New Roman" style:font-family-complex="Times New Roman" fo:font-size="18pt"/>
    </style:style>
    <style:style style:family="text" style:name="T457">
      <style:text-properties fo:font-family="Times New Roman" style:font-family-asian="Times New Roman" style:font-family-complex="Times New Roman" fo:font-size="18pt"/>
    </style:style>
    <style:style style:family="paragraph" style:name="P176">
      <style:paragraph-properties/>
      <style:text-properties/>
    </style:style>
    <style:style style:parent-style-name="164" style:list-style-name="WWNum6" style:family="paragraph" style:name="P177">
      <style:paragraph-properties fo:margin-right="0cm" fo:border="none"/>
      <style:text-properties fo:color="#000000" fo:font-family="Liberation Serif" style:font-family-asian="DejaVu Sans" style:font-family-complex="FreeSans" fo:font-size="12pt" fo:language="fr" fo:country="FR"/>
    </style:style>
    <style:style style:family="text" style:name="T458">
      <style:text-properties fo:color="#000000" fo:font-family="Times New Roman" style:font-family-asian="Times New Roman" style:font-family-complex="Times New Roman" fo:font-size="12pt" fo:font-weight="bold"/>
    </style:style>
    <style:style style:family="text" style:name="T459">
      <style:text-properties fo:color="#000000" fo:font-family="Times New Roman" style:font-family-asian="Times New Roman" style:font-family-complex="Times New Roman" fo:font-size="12pt"/>
    </style:style>
    <style:style style:family="text" style:name="T460">
      <style:text-properties fo:color="#000000" fo:font-family="Times New Roman" style:font-family-asian="Times New Roman" style:font-family-complex="Times New Roman" fo:font-size="12pt" fo:font-weight="bold"/>
    </style:style>
    <style:style style:family="text" style:name="T461">
      <style:text-properties fo:color="#000000" fo:font-family="Times New Roman" style:font-family-asian="Times New Roman" style:font-family-complex="Times New Roman" fo:font-size="12pt"/>
    </style:style>
    <style:style style:family="text" style:name="T462">
      <style:text-properties fo:color="#000000" fo:font-family="Times New Roman" style:font-family-asian="Times New Roman" style:font-family-complex="Times New Roman" fo:font-size="12pt" fo:font-weight="bold"/>
    </style:style>
    <style:style style:family="text" style:name="T463">
      <style:text-properties fo:color="#000000" fo:font-family="Times New Roman" style:font-family-asian="Times New Roman" style:font-family-complex="Times New Roman" fo:font-size="12pt"/>
    </style:style>
    <style:style style:family="text" style:name="T464">
      <style:text-properties fo:color="#000000" fo:font-family="Times New Roman" style:font-family-asian="Times New Roman" style:font-family-complex="Times New Roman" fo:font-size="12pt" fo:font-weight="bold"/>
    </style:style>
    <style:style style:family="text" style:name="T465">
      <style:text-properties fo:color="#000000" fo:font-family="Times New Roman" style:font-family-asian="Times New Roman" style:font-family-complex="Times New Roman" fo:font-size="12pt"/>
    </style:style>
    <style:style style:family="text" style:name="T466">
      <style:text-properties fo:font-family="Times New Roman" style:font-family-asian="Times New Roman" style:font-family-complex="Times New Roman" fo:font-size="12pt"/>
    </style:style>
    <style:style style:family="text" style:name="T467">
      <style:text-properties fo:font-family="Times New Roman" style:font-family-asian="Times New Roman" style:font-family-complex="Times New Roman" fo:font-size="12pt"/>
    </style:style>
    <style:style style:parent-style-name="164" style:list-style-name="WWNum6" style:family="paragraph" style:name="P178">
      <style:paragraph-properties fo:margin-right="0cm" fo:border="none"/>
      <style:text-properties fo:color="#000000" fo:font-family="Liberation Serif" style:font-family-asian="DejaVu Sans" style:font-family-complex="FreeSans" fo:font-size="12pt" fo:language="fr" fo:country="FR"/>
    </style:style>
    <style:style style:family="text" style:name="T468">
      <style:text-properties fo:color="#000000" fo:font-family="Times New Roman" style:font-family-asian="Times New Roman" style:font-family-complex="Times New Roman" fo:font-size="12pt" fo:font-weight="bold"/>
    </style:style>
    <style:style style:family="text" style:name="T469">
      <style:text-properties fo:color="#000000" fo:font-family="Times New Roman" style:font-family-asian="Times New Roman" style:font-family-complex="Times New Roman" fo:font-size="12pt"/>
    </style:style>
    <style:style style:family="text" style:name="T470">
      <style:text-properties fo:font-family="Times New Roman" style:font-family-asian="Times New Roman" style:font-family-complex="Times New Roman" fo:font-size="12pt"/>
    </style:style>
    <style:style style:family="text" style:name="T471">
      <style:text-properties fo:font-family="Times New Roman" style:font-family-asian="Times New Roman" style:font-family-complex="Times New Roman" fo:font-size="12pt"/>
    </style:style>
    <style:style style:parent-style-name="139" style:family="paragraph" style:name="P179">
      <style:paragraph-properties fo:margin-left="0cm" fo:margin-right="0cm" fo:text-indent="0cm" fo:border="none"/>
      <style:text-properties fo:color="#0f4761" fo:font-family="Arial" style:font-family-asian="Arial" style:font-family-complex="Arial" fo:font-size="16pt" fo:language="fr" fo:country="FR"/>
    </style:style>
    <style:style style:family="text" style:name="T472">
      <style:text-properties fo:color="#000000" fo:font-family="Times New Roman" style:font-family-asian="Times New Roman" style:font-family-complex="Times New Roman" fo:font-size="18pt" fo:font-weight="bold"/>
    </style:style>
    <style:style style:family="text" style:name="T473">
      <style:text-properties fo:font-family="Times New Roman" style:font-family-asian="Times New Roman" style:font-family-complex="Times New Roman" fo:font-size="18pt"/>
    </style:style>
    <style:style style:family="text" style:name="T474">
      <style:text-properties fo:font-family="Times New Roman" style:font-family-asian="Times New Roman" style:font-family-complex="Times New Roman" fo:font-size="18pt"/>
    </style:style>
    <style:style style:family="paragraph" style:name="P180">
      <style:paragraph-properties/>
      <style:text-properties/>
    </style:style>
    <style:style style:parent-style-name="164" style:list-style-name="WWNum7" style:family="paragraph" style:name="P181">
      <style:paragraph-properties fo:margin-right="0cm" fo:border="none"/>
      <style:text-properties fo:color="#000000" fo:font-family="Liberation Serif" style:font-family-asian="DejaVu Sans" style:font-family-complex="FreeSans" fo:font-size="12pt" fo:language="fr" fo:country="FR"/>
    </style:style>
    <style:style style:family="text" style:name="T475">
      <style:text-properties fo:color="#000000" fo:font-family="Times New Roman" style:font-family-asian="Times New Roman" style:font-family-complex="Times New Roman" fo:font-size="12pt" fo:font-weight="bold"/>
    </style:style>
    <style:style style:family="text" style:name="T476">
      <style:text-properties fo:color="#000000" fo:font-family="Times New Roman" style:font-family-asian="Times New Roman" style:font-family-complex="Times New Roman" fo:font-size="12pt"/>
    </style:style>
    <style:style style:family="text" style:name="T477">
      <style:text-properties fo:color="#000000" fo:font-family="Times New Roman" style:font-family-asian="Times New Roman" style:font-family-complex="Times New Roman" fo:font-size="12pt" fo:font-weight="bold"/>
    </style:style>
    <style:style style:family="text" style:name="T478">
      <style:text-properties fo:color="#000000" fo:font-family="Times New Roman" style:font-family-asian="Times New Roman" style:font-family-complex="Times New Roman" fo:font-size="12pt"/>
    </style:style>
    <style:style style:family="text" style:name="T479">
      <style:text-properties fo:color="#000000" fo:font-family="Times New Roman" style:font-family-asian="Times New Roman" style:font-family-complex="Times New Roman" fo:font-size="12pt" fo:font-weight="bold"/>
    </style:style>
    <style:style style:family="text" style:name="T480">
      <style:text-properties fo:color="#000000" fo:font-family="Times New Roman" style:font-family-asian="Times New Roman" style:font-family-complex="Times New Roman" fo:font-size="12pt"/>
    </style:style>
    <style:style style:family="text" style:name="T481">
      <style:text-properties fo:font-family="Times New Roman" style:font-family-asian="Times New Roman" style:font-family-complex="Times New Roman" fo:font-size="12pt"/>
    </style:style>
    <style:style style:family="text" style:name="T482">
      <style:text-properties fo:font-family="Times New Roman" style:font-family-asian="Times New Roman" style:font-family-complex="Times New Roman" fo:font-size="12pt"/>
    </style:style>
    <style:style style:parent-style-name="164" style:list-style-name="WWNum7" style:family="paragraph" style:name="P182">
      <style:paragraph-properties fo:margin-right="0cm" fo:border="none"/>
      <style:text-properties fo:color="#000000" fo:font-family="Liberation Serif" style:font-family-asian="DejaVu Sans" style:font-family-complex="FreeSans" fo:font-size="12pt" fo:language="fr" fo:country="FR"/>
    </style:style>
    <style:style style:family="text" style:name="T483">
      <style:text-properties fo:color="#000000" fo:font-family="Times New Roman" style:font-family-asian="Times New Roman" style:font-family-complex="Times New Roman" fo:font-size="12pt" fo:font-weight="bold"/>
    </style:style>
    <style:style style:family="text" style:name="T484">
      <style:text-properties fo:color="#000000" fo:font-family="Times New Roman" style:font-family-asian="Times New Roman" style:font-family-complex="Times New Roman" fo:font-size="12pt"/>
    </style:style>
    <style:style style:family="text" style:name="T485">
      <style:text-properties fo:font-family="Times New Roman" style:font-family-asian="Times New Roman" style:font-family-complex="Times New Roman" fo:font-size="12pt"/>
    </style:style>
    <style:style style:family="text" style:name="T486">
      <style:text-properties fo:font-family="Times New Roman" style:font-family-asian="Times New Roman" style:font-family-complex="Times New Roman" fo:font-size="12pt"/>
    </style:style>
    <style:style style:parent-style-name="164" style:list-style-name="WWNum7" style:family="paragraph" style:name="P183">
      <style:paragraph-properties fo:margin-right="0cm" fo:border="none"/>
      <style:text-properties fo:color="#000000" fo:font-family="Liberation Serif" style:font-family-asian="DejaVu Sans" style:font-family-complex="FreeSans" fo:font-size="12pt" fo:language="fr" fo:country="FR"/>
    </style:style>
    <style:style style:family="text" style:name="T487">
      <style:text-properties fo:color="#000000" fo:font-family="Times New Roman" style:font-family-asian="Times New Roman" style:font-family-complex="Times New Roman" fo:font-size="12pt" fo:font-weight="bold"/>
    </style:style>
    <style:style style:family="text" style:name="T488">
      <style:text-properties fo:color="#000000" fo:font-family="Times New Roman" style:font-family-asian="Times New Roman" style:font-family-complex="Times New Roman" fo:font-size="12pt"/>
    </style:style>
    <style:style style:family="text" style:name="T489">
      <style:text-properties fo:font-family="Times New Roman" style:font-family-asian="Times New Roman" style:font-family-complex="Times New Roman" fo:font-size="12pt"/>
    </style:style>
    <style:style style:family="text" style:name="T490">
      <style:text-properties fo:font-family="Times New Roman" style:font-family-asian="Times New Roman" style:font-family-complex="Times New Roman" fo:font-size="12pt"/>
    </style:style>
    <style:style style:parent-style-name="139" style:family="paragraph" style:name="P184">
      <style:paragraph-properties fo:margin-left="0cm" fo:margin-right="0cm" fo:text-indent="0cm" fo:border="none"/>
      <style:text-properties fo:color="#0f4761" fo:font-family="Arial" style:font-family-asian="Arial" style:font-family-complex="Arial" fo:font-size="16pt" fo:language="fr" fo:country="FR"/>
    </style:style>
    <style:style style:family="text" style:name="T491">
      <style:text-properties fo:color="#000000" fo:font-family="Times New Roman" style:font-family-asian="Times New Roman" style:font-family-complex="Times New Roman" fo:font-size="18pt" fo:font-weight="bold"/>
    </style:style>
    <style:style style:family="text" style:name="T492">
      <style:text-properties fo:font-family="Times New Roman" style:font-family-asian="Times New Roman" style:font-family-complex="Times New Roman" fo:font-size="18pt"/>
    </style:style>
    <style:style style:family="text" style:name="T493">
      <style:text-properties fo:font-family="Times New Roman" style:font-family-asian="Times New Roman" style:font-family-complex="Times New Roman" fo:font-size="18pt"/>
    </style:style>
    <style:style style:family="paragraph" style:name="P185">
      <style:paragraph-properties/>
      <style:text-properties/>
    </style:style>
    <style:style style:parent-style-name="164" style:list-style-name="WWNum8" style:family="paragraph" style:name="P186">
      <style:paragraph-properties fo:margin-right="0cm" fo:border="none"/>
      <style:text-properties fo:color="#000000" fo:font-family="Liberation Serif" style:font-family-asian="DejaVu Sans" style:font-family-complex="FreeSans" fo:font-size="12pt" fo:language="fr" fo:country="FR"/>
    </style:style>
    <style:style style:family="text" style:name="T494">
      <style:text-properties fo:color="#000000" fo:font-family="Times New Roman" style:font-family-asian="Times New Roman" style:font-family-complex="Times New Roman" fo:font-size="12pt"/>
    </style:style>
    <style:style style:family="text" style:name="T495">
      <style:text-properties fo:color="#000000" fo:font-family="Times New Roman" style:font-family-asian="Times New Roman" style:font-family-complex="Times New Roman" fo:font-size="12pt" fo:font-weight="bold"/>
    </style:style>
    <style:style style:family="text" style:name="T496">
      <style:text-properties fo:color="#000000" fo:font-family="Times New Roman" style:font-family-asian="Times New Roman" style:font-family-complex="Times New Roman" fo:font-size="12pt"/>
    </style:style>
    <style:style style:family="text" style:name="T497">
      <style:text-properties fo:color="#000000" fo:font-family="Times New Roman" style:font-family-asian="Times New Roman" style:font-family-complex="Times New Roman" fo:font-size="12pt" fo:font-weight="bold"/>
    </style:style>
    <style:style style:family="text" style:name="T498">
      <style:text-properties fo:color="#000000" fo:font-family="Times New Roman" style:font-family-asian="Times New Roman" style:font-family-complex="Times New Roman" fo:font-size="12pt"/>
    </style:style>
    <style:style style:family="text" style:name="T499">
      <style:text-properties fo:color="#000000" fo:font-family="Times New Roman" style:font-family-asian="Times New Roman" style:font-family-complex="Times New Roman" fo:font-size="12pt" fo:font-weight="bold"/>
    </style:style>
    <style:style style:family="text" style:name="T500">
      <style:text-properties fo:color="#000000" fo:font-family="Times New Roman" style:font-family-asian="Times New Roman" style:font-family-complex="Times New Roman" fo:font-size="12pt"/>
    </style:style>
    <style:style style:family="text" style:name="T501">
      <style:text-properties fo:color="#000000" fo:font-family="Times New Roman" style:font-family-asian="Times New Roman" style:font-family-complex="Times New Roman" fo:font-size="12pt" fo:font-weight="bold"/>
    </style:style>
    <style:style style:family="text" style:name="T502">
      <style:text-properties fo:color="#000000" fo:font-family="Times New Roman" style:font-family-asian="Times New Roman" style:font-family-complex="Times New Roman" fo:font-size="12pt"/>
    </style:style>
    <style:style style:family="text" style:name="T503">
      <style:text-properties fo:color="#000000" fo:font-family="Times New Roman" style:font-family-asian="Times New Roman" style:font-family-complex="Times New Roman" fo:font-size="12pt" fo:font-weight="bold"/>
    </style:style>
    <style:style style:family="text" style:name="T504">
      <style:text-properties fo:color="#000000" fo:font-family="Times New Roman" style:font-family-asian="Times New Roman" style:font-family-complex="Times New Roman" fo:font-size="12pt"/>
    </style:style>
    <style:style style:family="text" style:name="T505">
      <style:text-properties fo:color="#000000" fo:font-family="Times New Roman" style:font-family-asian="Times New Roman" style:font-family-complex="Times New Roman" fo:font-size="12pt" fo:font-weight="bold"/>
    </style:style>
    <style:style style:family="text" style:name="T506">
      <style:text-properties fo:color="#000000" fo:font-family="Times New Roman" style:font-family-asian="Times New Roman" style:font-family-complex="Times New Roman" fo:font-size="12pt"/>
    </style:style>
    <style:style style:family="text" style:name="T507">
      <style:text-properties fo:color="#000000" fo:font-family="Times New Roman" style:font-family-asian="Times New Roman" style:font-family-complex="Times New Roman" fo:font-size="12pt" fo:font-weight="bold"/>
    </style:style>
    <style:style style:family="text" style:name="T508">
      <style:text-properties fo:color="#000000" fo:font-family="Times New Roman" style:font-family-asian="Times New Roman" style:font-family-complex="Times New Roman" fo:font-size="12pt"/>
    </style:style>
    <style:style style:family="text" style:name="T509">
      <style:text-properties fo:color="#000000" fo:font-family="Times New Roman" style:font-family-asian="Times New Roman" style:font-family-complex="Times New Roman" fo:font-size="12pt" fo:font-weight="bold"/>
    </style:style>
    <style:style style:family="text" style:name="T510">
      <style:text-properties fo:color="#000000" fo:font-family="Times New Roman" style:font-family-asian="Times New Roman" style:font-family-complex="Times New Roman" fo:font-size="12pt"/>
    </style:style>
    <style:style style:family="text" style:name="T511">
      <style:text-properties fo:font-family="Times New Roman" style:font-family-asian="Times New Roman" style:font-family-complex="Times New Roman" fo:font-size="12pt"/>
    </style:style>
    <style:style style:family="text" style:name="T512">
      <style:text-properties fo:font-family="Times New Roman" style:font-family-asian="Times New Roman" style:font-family-complex="Times New Roman" fo:font-size="12pt"/>
    </style:style>
    <style:style style:parent-style-name="139" style:family="paragraph" style:name="P187">
      <style:paragraph-properties fo:margin-left="0cm" fo:margin-right="0cm" fo:text-indent="0cm" fo:border="none"/>
      <style:text-properties fo:color="#0f4761" fo:font-family="Arial" style:font-family-asian="Arial" style:font-family-complex="Arial" fo:font-size="16pt" fo:language="fr" fo:country="FR"/>
    </style:style>
    <style:style style:family="text" style:name="T513">
      <style:text-properties fo:color="#000000" fo:font-family="Times New Roman" style:font-family-asian="Times New Roman" style:font-family-complex="Times New Roman" fo:font-size="18pt" fo:font-weight="bold"/>
    </style:style>
    <style:style style:family="text" style:name="T514">
      <style:text-properties fo:font-family="Times New Roman" style:font-family-asian="Times New Roman" style:font-family-complex="Times New Roman" fo:font-size="18pt"/>
    </style:style>
    <style:style style:family="text" style:name="T515">
      <style:text-properties fo:font-family="Times New Roman" style:font-family-asian="Times New Roman" style:font-family-complex="Times New Roman" fo:font-size="18pt"/>
    </style:style>
    <style:style style:family="paragraph" style:name="P188">
      <style:paragraph-properties/>
      <style:text-properties/>
    </style:style>
    <style:style style:parent-style-name="164" style:list-style-name="WWNum9" style:family="paragraph" style:name="P189">
      <style:paragraph-properties fo:margin-right="0cm" fo:border="none"/>
      <style:text-properties fo:color="#000000" fo:font-family="Liberation Serif" style:font-family-asian="DejaVu Sans" style:font-family-complex="FreeSans" fo:font-size="12pt" fo:language="fr" fo:country="FR"/>
    </style:style>
    <style:style style:family="text" style:name="T516">
      <style:text-properties fo:color="#000000" fo:font-family="Times New Roman" style:font-family-asian="Times New Roman" style:font-family-complex="Times New Roman" fo:font-size="12pt" fo:font-weight="bold"/>
    </style:style>
    <style:style style:family="text" style:name="T517">
      <style:text-properties fo:color="#000000" fo:font-family="Times New Roman" style:font-family-asian="Times New Roman" style:font-family-complex="Times New Roman" fo:font-size="12pt"/>
    </style:style>
    <style:style style:family="text" style:name="T518">
      <style:text-properties fo:font-family="Times New Roman" style:font-family-asian="Times New Roman" style:font-family-complex="Times New Roman" fo:font-size="12pt"/>
    </style:style>
    <style:style style:family="text" style:name="T519">
      <style:text-properties fo:font-family="Times New Roman" style:font-family-asian="Times New Roman" style:font-family-complex="Times New Roman" fo:font-size="12pt"/>
    </style:style>
    <style:style style:parent-style-name="164" style:list-style-name="WWNum9" style:family="paragraph" style:name="P190">
      <style:paragraph-properties fo:margin-right="0cm" fo:border="none"/>
      <style:text-properties fo:color="#000000" fo:font-family="Liberation Serif" style:font-family-asian="DejaVu Sans" style:font-family-complex="FreeSans" fo:font-size="12pt" fo:language="fr" fo:country="FR"/>
    </style:style>
    <style:style style:family="text" style:name="T520">
      <style:text-properties fo:color="#000000" fo:font-family="Times New Roman" style:font-family-asian="Times New Roman" style:font-family-complex="Times New Roman" fo:font-size="12pt" fo:font-weight="bold"/>
    </style:style>
    <style:style style:family="text" style:name="T521">
      <style:text-properties fo:color="#000000" fo:font-family="Times New Roman" style:font-family-asian="Times New Roman" style:font-family-complex="Times New Roman" fo:font-size="12pt"/>
    </style:style>
    <style:style style:family="text" style:name="T522">
      <style:text-properties fo:font-family="Times New Roman" style:font-family-asian="Times New Roman" style:font-family-complex="Times New Roman" fo:font-size="12pt"/>
    </style:style>
    <style:style style:family="text" style:name="T523">
      <style:text-properties fo:font-family="Times New Roman" style:font-family-asian="Times New Roman" style:font-family-complex="Times New Roman" fo:font-size="12pt"/>
    </style:style>
    <style:style style:parent-style-name="164" style:list-style-name="WWNum9" style:family="paragraph" style:name="P191">
      <style:paragraph-properties fo:margin-right="0cm" fo:border="none"/>
      <style:text-properties fo:color="#000000" fo:font-family="Liberation Serif" style:font-family-asian="DejaVu Sans" style:font-family-complex="FreeSans" fo:font-size="12pt" fo:language="fr" fo:country="FR"/>
    </style:style>
    <style:style style:family="text" style:name="T524">
      <style:text-properties fo:color="#000000" fo:font-family="Times New Roman" style:font-family-asian="Times New Roman" style:font-family-complex="Times New Roman" fo:font-size="12pt" fo:font-weight="bold"/>
    </style:style>
    <style:style style:family="text" style:name="T525">
      <style:text-properties fo:color="#000000" fo:font-family="Times New Roman" style:font-family-asian="Times New Roman" style:font-family-complex="Times New Roman" fo:font-size="12pt"/>
    </style:style>
    <style:style style:family="text" style:name="T526">
      <style:text-properties fo:font-family="Times New Roman" style:font-family-asian="Times New Roman" style:font-family-complex="Times New Roman" fo:font-size="12pt"/>
    </style:style>
    <style:style style:family="text" style:name="T527">
      <style:text-properties fo:font-family="Times New Roman" style:font-family-asian="Times New Roman" style:font-family-complex="Times New Roman" fo:font-size="12pt"/>
    </style:style>
    <style:style style:family="paragraph" style:name="P192">
      <style:paragraph-properties fo:margin-left="0cm" fo:margin-right="0cm" fo:text-indent="0cm" fo:border="none"/>
      <style:text-properties fo:font-family="Times New Roman" style:font-family-asian="Times New Roman" style:font-family-complex="Times New Roman" fo:font-size="12pt" fo:font-weight="normal"/>
    </style:style>
    <style:style style:family="text" style:name="T528">
      <style:text-properties fo:color="#000000" fo:font-family="Times New Roman" style:font-family-asian="Times New Roman" style:font-family-complex="Times New Roman" fo:font-size="12pt" fo:font-weight="normal"/>
    </style:style>
    <style:style style:family="text" style:name="T529">
      <style:text-properties fo:color="#000000" fo:font-family="Times New Roman" style:font-family-asian="Times New Roman" style:font-family-complex="Times New Roman" fo:font-size="12pt" fo:font-weight="normal"/>
    </style:style>
    <style:style style:family="text" style:name="T530">
      <style:text-properties fo:color="#000000" fo:font-family="Times New Roman" style:font-family-asian="Times New Roman" style:font-family-complex="Times New Roman" fo:font-size="12pt" fo:font-weight="normal"/>
    </style:style>
    <style:style style:family="text" style:name="T531">
      <style:text-properties fo:color="#000000" fo:font-family="Times New Roman" style:font-family-asian="Times New Roman" style:font-family-complex="Times New Roman" fo:font-size="12pt" fo:font-weight="normal"/>
    </style:style>
    <style:style style:family="text" style:name="T532">
      <style:text-properties fo:color="#000000" fo:font-family="Times New Roman" style:font-family-asian="Times New Roman" style:font-family-complex="Times New Roman" fo:font-size="12pt" fo:font-weight="normal"/>
    </style:style>
    <style:style style:family="text" style:name="T533">
      <style:text-properties fo:color="#000000" fo:font-family="Times New Roman" style:font-family-asian="Times New Roman" style:font-family-complex="Times New Roman" fo:font-size="12pt" fo:font-weight="normal"/>
    </style:style>
    <style:style style:family="text" style:name="T534">
      <style:text-properties fo:color="#000000" fo:font-family="Times New Roman" style:font-family-asian="Times New Roman" style:font-family-complex="Times New Roman" fo:font-size="12pt" fo:font-weight="normal"/>
    </style:style>
    <style:style style:family="text" style:name="T535">
      <style:text-properties fo:font-family="Times New Roman" style:font-family-asian="Times New Roman" style:font-family-complex="Times New Roman" fo:font-size="12pt" fo:font-weight="normal"/>
    </style:style>
    <style:style style:family="text" style:name="T536">
      <style:text-properties fo:font-family="Times New Roman" style:font-family-asian="Times New Roman" style:font-family-complex="Times New Roman" fo:font-size="12pt" fo:font-weight="normal"/>
    </style:style>
    <style:style style:family="paragraph" style:name="P193">
      <style:paragraph-properties/>
      <style:text-properties/>
    </style:style>
    <style:style style:parent-style-name="668" style:family="paragraph" style:name="P194">
      <style:paragraph-properties fo:text-align="left"/>
      <style:text-properties fo:color="#000000" fo:font-family="Liberation Serif" style:font-family-asian="DejaVu Sans" style:font-family-complex="FreeSans" fo:font-size="12pt" fo:language="fr" fo:country="FR"/>
    </style:style>
    <style:style style:family="text" style:name="T537">
      <style:text-properties/>
    </style:style>
    <style:style style:family="text" style:name="T538">
      <style:text-properties/>
    </style:style>
  </office:automatic-styles>
  <office:body>
    <office:text text:use-soft-page-breaks="true">
      <text:p text:style-name="P40"><text:span text:style-name="T127">Recommandations pour la direction de l’hôpital</text:span><text:span text:style-name="T128"/></text:p>
      <text:p text:style-name="P41"><text:span text:style-name="T129"/><text:span text:style-name="T130"/></text:p>
      <text:p text:style-name="P42"><text:span text:style-name="T131">Règlement Général de la Protection des Données</text:span><text:span text:style-name="T132"/></text:p>
      <text:p text:style-name="P43"><text:span text:style-name="T133"/><text:span text:style-name="T134"/></text:p>
      <text:p text:style-name="P44"><text:span text:style-name="T135">1. </text:span><text:span text:style-name="T136">Principes de base</text:span><text:span text:style-name="T137"/></text:p>
      <text:p text:style-name="P45"><text:span text:style-name="T138"/><text:span text:style-name="T139"/></text:p>
      <text:p text:style-name="P46"><text:span text:style-name="T140">Le RGPD est un règlement européen daté de 2016 </text:span><text:span text:style-name="T141">(</text:span><text:a xlink:href="https://www.cnil.fr/fr/reglement-europeen-protection-donnees" xlink:type="simple"><text:span text:style-name="T142"/><text:span text:style-name="T143">UE 2016/679</text:span></text:a><text:span text:style-name="T144">) qui définit les droits des citoyens et devoir des organisations en matière de données personnelles. </text:span><text:span text:style-name="T145">En droit français, il </text:span><text:span text:style-name="T146">prime sur la loi comme le précise l</text:span><text:span text:style-name="T147">es </text:span><text:span text:style-name="T148">Article</text:span><text:span text:style-name="T149">s</text:span><text:span text:style-name="T150"><text:s/></text:span><text:span text:style-name="T151">55 </text:span><text:span text:style-name="T152">et 88-1</text:span><text:span text:style-name="T153"> de la constitution de 1958</text:span><text:span text:style-name="T154">, c’est-à-dire qu’il est au dessus des lois nationales ne peuvent en théorie le contredire. </text:span><text:span text:style-name="T155">Le RGPD dispose de six grands principes que voici :</text:span><text:span/></text:p>
      <text:p text:style-name="P47"><text:span text:style-name="T156"/><text:span text:style-name="T157"/></text:p>
      <text:list text:style-name="WWNum1" text:continue-numbering="true">
        <text:list-item>
          <text:p text:style-name="P48"><text:span text:style-name="T158">Ne collecter que les données vraiment nécessaires pour atteindre votre objectif</text:span><text:span text:style-name="T159"/></text:p>
        </text:list-item>
        <text:list-item>
          <text:p text:style-name="P49"><text:span text:style-name="T160">Soyez transparent</text:span><text:span text:style-name="T161"/></text:p>
        </text:list-item>
        <text:list-item>
          <text:p text:style-name="P50"><text:span text:style-name="T162">Organisez et faciliter l’exercice des droits des personnes</text:span><text:span text:style-name="T163"/></text:p>
        </text:list-item>
        <text:list-item>
          <text:p text:style-name="P51"><text:span text:style-name="T164">Fixez des durées de conservation</text:span><text:span text:style-name="T165"/></text:p>
        </text:list-item>
        <text:list-item>
          <text:p text:style-name="P52"><text:span text:style-name="T166">Sécurisez les données et identifiez les risques </text:span><text:span text:style-name="T167"/></text:p>
        </text:list-item>
        <text:list-item>
          <text:p text:style-name="P53"><text:span text:style-name="T168">Inscrivez la mise en conformité dans une démarche continue</text:span><text:span text:style-name="T169"/></text:p>
        </text:list-item>
      </text:list>
      <text:p text:style-name="P54"><text:span text:style-name="T170"/><text:span text:style-name="T171"/></text:p>
      <text:p text:style-name="P55"><text:span text:style-name="T172">Par principe,­ le traitement des données </text:span><text:span text:style-name="T173">santé est </text:span><text:span text:style-name="T174">interdit</text:span><text:span text:style-name="T175"> sauf dans des cas particuliers</text:span><text:span text:style-name="T176">. </text:span><text:span text:style-name="T177">Elles peuvent toutefois être traitées dans certaines conditions prévues par le RGPD dans son Article 9 Alinéa 2 ou bien des dispositions prévues par la loi, notamment l’article 44 de la Loi Informatique et Libertés </text:span><text:span text:style-name="T178">en France</text:span><text:span text:style-name="T179">. </text:span><text:span text:style-name="T180">Le RGPD pose le cadre légal permettant la récolte des données légitimes où nécessaire au </text:span><text:span text:style-name="T181">bon</text:span><text:span text:style-name="T182"> fonctionnement d’une organisation tout en permettant aux citoyens de garder la main et la possession de leurs données, les articles majeurs du RGPD concernant les procédures et cas de légalité de la récolte sont décrits et énumérés dans les articles.</text:span><text:span/></text:p>
      <text:p text:style-name="P56"><text:span text:style-name="T183"/><text:span/></text:p>
      <text:p text:style-name="P57"><text:span text:style-name="T184">RGPD UE2016/679 :</text:span><text:span/></text:p>
      <text:p text:style-name="P58"><text:span text:style-name="T185"/><text:span/></text:p>
      <text:p text:style-name="P59"><text:span text:style-name="T186">Article 6</text:span><text:span/></text:p>
      <text:p text:style-name="P60"><text:span text:style-name="T187">Licéité du traitement</text:span><text:span/></text:p>
      <text:p text:style-name="P61"><text:span text:style-name="T188"/><text:span/></text:p>
      <text:p text:style-name="P62"><text:span text:style-name="T189">Un traitement de données n’est légal que s’il repose sur l’une des bases prévues par le RGPD. </text:span><text:span text:style-name="T190">C’est-à-dire l</text:span><text:span text:style-name="T191">e consentement de la personne, </text:span><text:span text:style-name="T192">l’exécution d’un contrat ou de mesures précontractuelles, le respect d’une obligation légale, la sauvegarde d’intérêts vitaux, l’exécution d’une mission d’intérêt public ou de l’autorité publique, ou encore l’intérêt légitime du responsable du traitement. </text:span><text:span text:style-name="T193">S</text:span><text:span text:style-name="T194">ous réserve de ne pas porter atteinte aux droits et libertés de la personne concernée.</text:span><text:span/></text:p>
      <text:p text:style-name="P63"><text:span text:style-name="T195"/><text:span/></text:p>
      <text:p text:style-name="P64"><text:span text:style-name="T196">Article </text:span><text:span text:style-name="T197">7</text:span><text:span/></text:p>
      <text:p text:style-name="P65"><text:span text:style-name="T198">Conditions applicables au consentement</text:span><text:span/></text:p>
      <text:p text:style-name="P66"><text:span text:style-name="T199"/><text:span/></text:p>
      <text:p text:style-name="P67"><text:span text:style-name="T200">Le responsable du traitement doit p</text:span><text:span text:style-name="T201">ouvoir prouver que la personne a donné son consentement. Celui-ci doit être clair, distinct d’autres informations, formulé en termes simples et accessibles. La personne peut retirer son consentement à tout moment, aussi facilement qu’elle l’a donné, sans q</text:span><text:span text:style-name="T202">ue cela remette en cause la légalité du traitement déjà effectué. Enfin, le consentement n’est valable que s’il est donné librement, sans être imposé comme condition à l’exécution d’un contrat ou à la fourniture d’un service lorsqu’il n’est pas nécessaire.</text:span><text:span text:style-name="T203"/></text:p>
      <text:p text:style-name="P68"><text:span text:style-name="T204"/><text:span text:style-name="T205"/></text:p>
      <text:p text:style-name="P69"><text:span text:style-name="T206">Article </text:span><text:span text:style-name="T207">9</text:span><text:span/></text:p>
      <text:p text:style-name="P70"><text:span text:style-name="T208">Traitement d</text:span><text:span text:style-name="T209">es données sensibles</text:span><text:span/></text:p>
      <text:p text:style-name="P71"><text:span text:style-name="T210"/><text:span/></text:p>
      <text:p text:style-name="P72"><text:span text:style-name="T211">Le traitement de données personnelles sensibles, telles que les données de santé, génétiques, biométriques, les opinions politiques, convictions religieuses ou philosophiques, l’appartenance syndic</text:span><text:span text:style-name="T212">ale ou la vie sexuelle, est interdit par principe. Il peut toutefois être autorisé dans certains cas, si la personne concernée a donné son consentement explicite, si le traitement est nécessaire pour respecter une obligation légale, pour l’exécution d’une </text:span><text:span text:style-name="T213">mission d’intérêt public, pour la sauvegarde des intérêts vitaux, pour la médecine préventive, les soins, la gestion des systèmes de santé ou encore pour la recherche scientifique, historique ou statistique, sous réserve des conditions prévues par le RGPD.</text:span><text:span text:style-name="T214"/></text:p>
      <text:p text:style-name="P73"><text:span text:style-name="T215"/><text:span/></text:p>
      <text:p text:style-name="P74"><text:span text:style-name="T216">Loi </text:span><text:span text:style-name="T217">n°78-17</text:span><text:span text:style-name="T218"> Informatique et Libertés</text:span><text:span text:style-name="T219">, 6 janvier 1978 :</text:span><text:span/></text:p>
      <text:p text:style-name="P75"><text:span text:style-name="T220"/><text:span/></text:p>
      <text:p text:style-name="P76"><text:span text:style-name="T221">Article </text:span><text:span text:style-name="T222">44 </text:span><text:span/></text:p>
      <text:p text:style-name="P77"><text:span text:style-name="T223">Traitement d</text:span><text:span text:style-name="T224">es données sensibles</text:span><text:span/></text:p>
      <text:p text:style-name="P78"><text:span text:style-name="T225"/><text:span/></text:p>
      <text:p text:style-name="P79"><text:span text:style-name="T226"/><text:span text:style-name="T227">L’article 44 précise que l’article 6 du RGPD (licéité du traitement) </text:span><text:span text:style-name="T228">ne s’applique pas</text:span><text:span text:style-name="T229"> lorsque </text:span><text:span text:style-name="T230">l’une des conditions du 2 de l’Article 9 du RGPD</text:span><text:span text:style-name="T231"> sont remplies. Cela concerne notamment : les traitements nécessaires à la médecine préventive, aux diagnostics médicaux, aux soins, ou à la gestion de services de santé par des professionnels soumis au secret médical, </text:span><text:span text:style-name="T232">l</text:span><text:span text:style-name="T233">es traitements statistiques réalisés par les services statistiques officiels<text:s text:c="2"/>les traitements de données de santé justifiés par l’intérêt public, les traitements biométriques strictement né</text:span><text:span text:style-name="T234">cessaires au contrôle d’accès dans les entreprises et administrations, la réutilisation d’informations publiques sans possibilité de réidentifier les personnes, et les traitements nécessaires à la recherche publique d’intérêt public, après avis de la CNIL.</text:span><text:span text:style-name="T235"/></text:p>
      <text:p text:style-name="P80"><text:span text:style-name="T236"/><text:span text:style-name="T237"/><text:span text:style-name="T238"/></text:p>
      <text:p text:style-name="P81"><text:span text:style-name="T239">Sources :</text:span><text:span text:style-name="T240"/></text:p>
      <text:p text:style-name="P82"><text:span text:style-name="T241">RGPD UE 2016/679 ¬</text:span><text:span text:style-name="T242"/><text:span/></text:p>
      <text:p text:style-name="P83"><text:span text:style-name="T243"><text:tab/></text:span><text:a xlink:href="https://www.cnil.fr/fr/reglement-europeen-protection-donnees" xlink:type="simple"><text:span text:style-name="T244"/><text:span text:style-name="T245">CNIL, « Le règlement général sur la protection des données - RGPD »</text:span></text:a><text:span/><text:span/></text:p>
      <text:p text:style-name="P84"><text:span text:style-name="T246"><text:tab/></text:span><text:a xlink:href="https://fr.wikipedia.org/wiki/Règlement_général_sur_la_protection_des_données" xlink:type="simple"><text:span text:style-name="T247"/><text:span text:style-name="T248">Wikipédia, « Règlement général sur la protection des données »</text:span></text:a><text:span/><text:span/></text:p>
      <text:p text:style-name="P85"><text:span text:style-name="T249"><text:tab/></text:span><text:a xlink:href="https://eur-lex.europa.eu/eli/reg/2016/679/oj?locale=fr" xlink:type="simple"><text:span text:style-name="T250"/><text:span text:style-name="T251">Parlement Européen, « Règlement - 2016/679 - FR - rgdp - EUR-Lex »</text:span></text:a><text:span/><text:span/></text:p>
      <text:p text:style-name="P86"><text:span text:style-name="T252"/><text:span text:style-name="T253"/></text:p>
      <text:p text:style-name="P87"><text:span text:style-name="T254">Constitution </text:span><text:span text:style-name="T255">d</text:span><text:span text:style-name="T256">u 4 </text:span><text:span text:style-name="T257">octobre</text:span><text:span text:style-name="T258"> 1958 </text:span><text:span text:style-name="T259"> ¬</text:span><text:span/></text:p>
      <text:p text:style-name="P88"><text:span text:style-name="T260"><text:tab/></text:span><text:a xlink:href="https://www.legifrance.gouv.fr/loda/article_lc/LEGIARTI000018077095" xlink:type="simple"><text:span text:style-name="T261"/><text:span text:style-name="T262">Légifrance, « Article 88-1 - Constitution du 4 octobre 1958<text:s text:c="2"/>- Légifrance »</text:span></text:a><text:span/><text:span/></text:p>
      <text:p text:style-name="P89"><text:span text:style-name="T263"><text:tab/></text:span><text:a xlink:href="https://www.legifrance.gouv.fr/loda/article_lc/LEGIARTI000006527541" xlink:type="simple"><text:span text:style-name="T264"/><text:span text:style-name="T265">Légifrance, « Article 55 - Constitution du 4 octobre 1958<text:s text:c="2"/>- Légifrance »</text:span></text:a><text:span/><text:span/></text:p>
      <text:p text:style-name="P90"><text:span text:style-name="T266"/><text:span text:style-name="T267"/></text:p>
      <text:p text:style-name="P91"><text:span text:style-name="T268">Loi Informatique et Libertés de 1978</text:span><text:span text:style-name="T269"> ¬</text:span><text:span text:style-name="T270"/></text:p>
      <text:p text:style-name="P92"><text:span text:style-name="T271"><text:tab/></text:span><text:a xlink:href="https://www.legifrance.gouv.fr/loda/article_lc/LEGIARTI000037822800" xlink:type="simple"><text:span text:style-name="T272"/><text:span text:style-name="T273">Légifrance, « Article 44 - Loi n° 78-17 du 6 janvier 1978 relative à l'informatique, aux fichiers et aux libertés - Légifrance »</text:span></text:a><text:span/><text:span/></text:p>
      <text:p text:style-name="P93"><text:span/><text:span/></text:p>
      <text:p text:style-name="P94"><text:span/><text:span/></text:p>
      <text:p text:style-name="P95"><text:span/><text:span/></text:p>
      <text:p text:style-name="P96"><text:span/><text:span/></text:p>
      <text:p text:style-name="P97"><text:span/><text:span/></text:p>
      <text:p text:style-name="P98"><text:span/><text:span/></text:p>
      <text:p text:style-name="P99"><text:span/><text:span/></text:p>
      <text:p text:style-name="P100"><text:span/><text:span/></text:p>
      <text:p text:style-name="P101"><text:span/><text:span/></text:p>
      <text:p text:style-name="P102"><text:span/><text:span/></text:p>
      <text:p text:style-name="P103"><text:span/><text:span/></text:p>
      <text:p text:style-name="P104"><text:span/><text:span/></text:p>
      <text:p text:style-name="P105"><text:span/><text:span/></text:p>
      <text:p text:style-name="P106"><text:span/><text:span/></text:p>
      <text:p text:style-name="P107"><text:span/><text:span/></text:p>
      <text:p text:style-name="P108"><text:span/><text:span/></text:p>
      <text:p text:style-name="P109"><text:span/><text:span/></text:p>
      <text:p text:style-name="P110"><text:span/><text:span/></text:p>
      <text:p text:style-name="P111"><text:span/><text:span/></text:p>
      <text:p text:style-name="P112"><text:span/><text:span/></text:p>
      <text:p text:style-name="P113"><text:span/><text:span/></text:p>
      <text:p text:style-name="P114"><text:span/><text:span/></text:p>
      <text:p text:style-name="P115"><text:span/><text:span/></text:p>
      <text:p text:style-name="P116"><text:span/><text:span/></text:p>
      <text:p text:style-name="P117"><text:span/><text:span/></text:p>
      <text:p text:style-name="P118"><text:span/><text:span/></text:p>
      <text:p text:style-name="P119"><text:span/><text:span/></text:p>
      <text:p text:style-name="P120"><text:span/><text:span/></text:p>
      <text:p text:style-name="P121"><text:span/><text:span/></text:p>
      <text:p text:style-name="P122"><text:span/><text:span/></text:p>
      <text:p text:style-name="P123"><text:span/><text:span/></text:p>
      <text:p text:style-name="P124"><text:span/><text:span/></text:p>
      <text:p text:style-name="P125"><text:span/><text:span/></text:p>
      <text:p text:style-name="P126"><text:span/><text:span/></text:p>
      <text:p text:style-name="P127"><text:span/><text:span/></text:p>
      <text:p text:style-name="P128"><text:span/><text:span/></text:p>
      <text:p text:style-name="P129"><text:span/><text:span/></text:p>
      <text:p text:style-name="P130"><text:span/><text:span/></text:p>
      <text:p text:style-name="P131"><text:span/><text:span/></text:p>
      <text:p text:style-name="P132"><text:span/><text:span/></text:p>
      <text:p text:style-name="P133"><text:span/><text:span/></text:p>
      <text:p text:style-name="P134"><text:span/><text:span/></text:p>
      <text:p text:style-name="P135"><text:span/><text:span/></text:p>
      <text:p text:style-name="P136"><text:span/><text:span/></text:p>
      <text:p text:style-name="P137"><text:span/><text:span/></text:p>
      <text:p text:style-name="P138"><text:span/><text:span/></text:p>
      <text:p text:style-name="P139"><text:span/><text:span/></text:p>
      <text:p text:style-name="P140"><text:span/><text:span/></text:p>
      <text:p text:style-name="P141"><text:span/><text:span/></text:p>
      <text:p text:style-name="P142"><text:span/><text:span/></text:p>
      <text:p text:style-name="P143"><text:span text:style-name="T274"><text:s text:c="8"/></text:span><text:span text:style-name="T275"><text:s/></text:span><text:span text:style-name="T276">Propositions techniques (sécurité des données &amp; du réseau)</text:span><text:span/><text:span text:style-name="T277"/></text:p>
      <text:p text:style-name="P144"><text:span text:style-name="T278"/><text:span text:style-name="T279"/><text:span text:style-name="T280"/></text:p>
      <text:p text:style-name="P145"><text:span text:style-name="T281"/><text:span text:style-name="T282"/><text:span text:style-name="T283"/></text:p>
      <text:p text:style-name="P146"><text:span text:style-name="T284">1) Sécurisation des données (au repos &amp; en transit)</text:span><text:span text:style-name="T285"/><text:span text:style-name="T286"/></text:p>
      <text:p text:style-name="P147"><text:span/><text:span/><text:span/></text:p>
      <text:list text:style-name="WWNum3" text:continue-numbering="true">
        <text:list-item>
          <text:p text:style-name="P148"><text:span text:style-name="T287">Chiffrement au repos</text:span><text:span text:style-name="T288"> des bases et des sauvegardes (chiffrement disque/volume sur les serveurs et NAS de sauvegarde ; clés gérées dans un </text:span><text:span text:style-name="T289">HSM/KMS</text:span><text:span text:style-name="T290"> interne, rotation semestrielle).</text:span><text:span text:style-name="T291"/><text:span text:style-name="T292"/></text:p>
        </text:list-item>
        <text:list-item>
          <text:p text:style-name="P149"><text:span text:style-name="T293">Chiffrement en transit</text:span><text:span text:style-name="T294"> systématique (TLS 1.2+ avec HSTS) pour l’applicatif interne, les exports et les échanges avec les </text:span><text:span text:style-name="T295">organismes</text:span><text:span text:style-name="T296"> externes (API/mTLS ou SFTP chiffré). </text:span><text:span text:style-name="T297"/><text:span text:style-name="T298"/></text:p>
        </text:list-item>
        <text:list-item>
          <text:p text:style-name="P150"><text:span text:style-name="T299">Contrôle d’accès fort (RBAC + MFA)</text:span><text:span text:style-name="T300"> : rôles alignés sur les fonctions (ex. </text:span><text:span text:style-name="T301">Médecin</text:span><text:span text:style-name="T302">, </text:span><text:span text:style-name="T303">Chef de service</text:span><text:span text:style-name="T304">, </text:span><text:span text:style-name="T305">ARC/Data manager</text:span><text:span text:style-name="T306">, </text:span><text:span text:style-name="T307">DPO</text:span><text:span text:style-name="T308">), authentification MFA pour tout accès aux données de santé.</text:span><text:span text:style-name="T309"/><text:span text:style-name="T310"/></text:p>
        </text:list-item>
        <text:list-item>
          <text:p text:style-name="P151"><text:span text:style-name="T311">Journalisation inviolable</text:span><text:span text:style-name="T312"> (WORM/immutabilité) des consultations, insertions, exports et suppressions ; conservation conforme (au moins 12 mois en prod, plus long si exigence légale interne).</text:span><text:span text:style-name="T313"/><text:span text:style-name="T314"/></text:p>
        </text:list-item>
        <text:list-item>
          <text:p text:style-name="P152"><text:span text:style-name="T315">Pseudonymisation/anonymisation</text:span><text:span text:style-name="T316"> pour la </text:span><text:span text:style-name="T317">recherche</text:span><text:span text:style-name="T318"> : séparation stricte entre données </text:span><text:span text:style-name="T319">identifiantes (Patients…)</text:span><text:span text:style-name="T320"> et données d’</text:span><text:span text:style-name="T321">étude</text:span><text:span text:style-name="T322"> ; l’ID patient réel n’est jamais transmis hors clinique, on expose un identifiant d’étude dérivé. Ceci se fonde sur la présence d’</text:span><text:span text:style-name="T323">Études</text:span><text:span text:style-name="T324">, </text:span><text:span text:style-name="T325">Inclusions</text:span><text:span text:style-name="T326"> et d’un </text:span><text:span text:style-name="T327">Organisme</text:span><text:span text:style-name="T328"> centralisateur dans le modèle. </text:span><text:span text:style-name="T329"/><text:span text:style-name="T330"/></text:p>
        </text:list-item>
        <text:list-item>
          <text:p text:style-name="P153"><text:span text:style-name="T331">DLP</text:span><text:span text:style-name="T332"> (Data Loss Prevention) : blocage des exports non autorisés, filigrane et traçage des fichiers sortants, interdiction des supports USB non approuvés.</text:span><text:span text:style-name="T333"/><text:span text:style-name="T334"/></text:p>
        </text:list-item>
        <text:list-item>
          <text:p text:style-name="P154"><text:span text:style-name="T335">Cycle de vie &amp; minimisation</text:span><text:span text:style-name="T336"> : purges planifiées des jeux d’étude arrivés en fin d’utilité ; masquage/cryptage des colonnes les plus sensibles (nom, prénom, date de naissance, n° dossier).</text:span><text:span text:style-name="T337"/><text:span text:style-name="T338"/></text:p>
        </text:list-item>
      </text:list>
      <text:p text:style-name="P155"><text:span text:style-name="T339">2) Sécurisation réseau</text:span><text:span text:style-name="T340"/><text:span text:style-name="T341"/></text:p>
      <text:p text:style-name="P156"><text:span/><text:span/><text:span/></text:p>
      <text:list text:style-name="WWNum4" text:continue-numbering="true">
        <text:list-item>
          <text:p text:style-name="P157"><text:span text:style-name="T342">Segmentation</text:span><text:span text:style-name="T343"> en VLAN/segments :</text:span><text:span text:style-name="T344"/><text:span text:style-name="T345"/></text:p>
        </text:list-item>
        <text:list-item>
          <text:list>
            <text:list-item>
              <text:p text:style-name="P158"><text:span text:style-name="T346">Bloc clinique/soins</text:span><text:span text:style-name="T347"> (SIH, imagerie, labo),</text:span><text:span text:style-name="T348"/><text:span text:style-name="T349"/></text:p>
            </text:list-item>
            <text:list-item>
              <text:p text:style-name="P159"><text:span text:style-name="T350">IoMT</text:span><text:span text:style-name="T351"> (dispositifs médicaux) isolé,</text:span><text:span text:style-name="T352"/><text:span text:style-name="T353"/></text:p>
            </text:list-item>
            <text:list-item>
              <text:p text:style-name="P160"><text:span text:style-name="T354">Bureautique/administratif</text:span><text:span text:style-name="T355">,</text:span><text:span text:style-name="T356"/><text:span text:style-name="T357"/></text:p>
            </text:list-item>
            <text:list-item>
              <text:p text:style-name="P161"><text:span text:style-name="T358">Invités</text:span><text:span text:style-name="T359">,</text:span><text:span text:style-name="T360"/><text:span text:style-name="T361"/></text:p>
            </text:list-item>
            <text:list-item>
              <text:p text:style-name="P162"><text:span text:style-name="T362">Zone DMZ</text:span><text:span text:style-name="T363"> (accès externes, API vers organismes).</text:span><text:span text:style-name="T364"><text:line-break/> Pare-feu inter-VLAN avec règles de </text:span><text:span text:style-name="T365">moindre privilège</text:span><text:span text:style-name="T366">.</text:span><text:span text:style-name="T367"/><text:span text:style-name="T368"/></text:p>
            </text:list-item>
          </text:list>
        </text:list-item>
        <text:list-item>
          <text:p text:style-name="P163"><text:span text:style-name="T369">NAC 802.1X</text:span><text:span text:style-name="T370"> (postes &amp; équipements), </text:span><text:span text:style-name="T371">inventaire</text:span><text:span text:style-name="T372"> et </text:span><text:span text:style-name="T373">profilage</text:span><text:span text:style-name="T374"> des dispositifs médicaux ; Wi-Fi </text:span><text:span text:style-name="T375">WPA2-Enterprise/WPA3-Enterprise</text:span><text:span text:style-name="T376"> avec VLAN attribué par rôle.</text:span><text:span text:style-name="T377"/><text:span text:style-name="T378"/></text:p>
        </text:list-item>
        <text:list-item>
          <text:p text:style-name="P164"><text:span text:style-name="T379">IDS/IPS</text:span><text:span text:style-name="T380"> (sur la DMZ et le cœur), </text:span><text:span text:style-name="T381">pare-feu applicatif (WAF)</text:span><text:span text:style-name="T382"> pour les applis web, </text:span><text:span text:style-name="T383">VPN</text:span><text:span text:style-name="T384"> pour l’accès distant (MFA obligatoire).</text:span><text:span text:style-name="T385"/><text:span text:style-name="T386"/></text:p>
        </text:list-item>
        <text:list-item>
          <text:p text:style-name="P165"><text:span text:style-name="T387">DNS filtrant</text:span><text:span text:style-name="T388"> + </text:span><text:span text:style-name="T389">Egress filtering</text:span><text:span text:style-name="T390"> (sortants), listes d’autorisation pour destinations partenaires (organismes).</text:span><text:span text:style-name="T391"/><text:span text:style-name="T392"/></text:p>
        </text:list-item>
      </text:list>
      <text:p text:style-name="P166"><text:span text:style-name="T393">3) Sécurité applicative &amp; base de données (alignée sur l’annexe)</text:span><text:span text:style-name="T394"/><text:span text:style-name="T395"/></text:p>
      <text:p text:style-name="P167"><text:span/><text:span/><text:span/></text:p>
      <text:p text:style-name="P168"><text:span text:style-name="T396">En regard du schéma fourni (</text:span><text:span text:style-name="T397">Patients, Maladies, Études, Inclusions, Organes, Stades, Médecins, etc.</text:span><text:span text:style-name="T398">), mettre en place : </text:span><text:span text:style-name="T399"/><text:span text:style-name="T400"/></text:p>
      <text:list text:style-name="WWNum5" text:continue-numbering="true">
        <text:list-item>
          <text:p text:style-name="P169"><text:span text:style-name="T401">RBAC en base</text:span><text:span text:style-name="T402"> : rôles SQL par profil (ex. </text:span><text:span text:style-name="T403">medecin_r</text:span><text:span text:style-name="T404">, </text:span><text:span text:style-name="T405">arc_rw</text:span><text:span text:style-name="T406">, </text:span><text:span text:style-name="T407">chef_service_r</text:span><text:span text:style-name="T408">, </text:span><text:span text:style-name="T409">dpo_audit</text:span><text:span text:style-name="T410">) ; pas d’accès direct “</text:span><text:span text:style-name="T411">superuser</text:span><text:span text:style-name="T412">” en routine.</text:span><text:span text:style-name="T413"/><text:span text:style-name="T414"/></text:p>
        </text:list-item>
        <text:list-item>
          <text:p text:style-name="P170"><text:span text:style-name="T415">Vues sécurisées &amp; masquage</text:span><text:span text:style-name="T416"> :</text:span><text:span text:style-name="T417"/><text:span text:style-name="T418"/></text:p>
        </text:list-item>
        <text:list-item>
          <text:list>
            <text:list-item>
              <text:p text:style-name="P171"><text:span text:style-name="T419">Vues cliniques (soins) : accès nominatif autorisé.</text:span><text:span text:style-name="T420"/><text:span text:style-name="T421"/></text:p>
            </text:list-item>
            <text:list-item>
              <text:p text:style-name="P172"><text:span text:style-name="T422">Vues </text:span><text:span text:style-name="T423">recherche</text:span><text:span text:style-name="T424"> : colonnes identifiantes </text:span><text:span text:style-name="T425">masquées</text:span><text:span text:style-name="T426"> (nom, prénom, dateNaisPat) et remplacement par un </text:span><text:span text:style-name="T427">id pseudonymisé</text:span><text:span text:style-name="T428"> dans </text:span><text:span text:style-name="T429">Inclusions</text:span><text:span text:style-name="T430">/</text:span><text:span text:style-name="T431">Études</text:span><text:span text:style-name="T432">.</text:span><text:span text:style-name="T433"/><text:span text:style-name="T434"/></text:p>
            </text:list-item>
          </text:list>
        </text:list-item>
        <text:list-item>
          <text:p text:style-name="P173"><text:span text:style-name="T435">Contraintes &amp; intégrité</text:span><text:span text:style-name="T436"> (en plus de celles déjà listées) : triggers d’</text:span><text:span text:style-name="T437">audit</text:span><text:span text:style-name="T438"> (qui/quoi/quand), refus d’UPDATE sur identifiants patients hors procédure dédiée, contrôle de l’</text:span><text:span text:style-name="T439">index unique</text:span><text:span text:style-name="T440"> (existant) pour éviter doublons </text:span><text:span text:style-name="T441">patient-maladie</text:span><text:span text:style-name="T442"> et </text:span><text:span text:style-name="T443">patient-étude</text:span><text:span text:style-name="T444">. </text:span><text:span text:style-name="T445"/><text:span text:style-name="T446"/></text:p>
        </text:list-item>
        <text:list-item>
          <text:p text:style-name="P174"><text:span text:style-name="T447">Validation applicative</text:span><text:span text:style-name="T448"> contre l’OWASP Top 10, </text:span><text:span text:style-name="T449">revue de code</text:span><text:span text:style-name="T450"> obligatoire, </text:span><text:span text:style-name="T451">tests d’intrusion</text:span><text:span text:style-name="T452"> annuels.</text:span><text:span text:style-name="T453"/><text:span text:style-name="T454"/></text:p>
        </text:list-item>
      </text:list>
      <text:p text:style-name="P175"><text:span text:style-name="T455">4) Sauvegardes, PRA/PCA</text:span><text:span text:style-name="T456"/><text:span text:style-name="T457"/></text:p>
      <text:p text:style-name="P176"><text:span/><text:span/><text:span/></text:p>
      <text:list text:style-name="WWNum6" text:continue-numbering="true">
        <text:list-item>
          <text:p text:style-name="P177"><text:span text:style-name="T458">Sauvegardes 3-2-1</text:span><text:span text:style-name="T459"> (copie locale + copie hors site + copie immuable), </text:span><text:span text:style-name="T460">tests de restauration</text:span><text:span text:style-name="T461"> trimestriels, </text:span><text:span text:style-name="T462">PRA</text:span><text:span text:style-name="T463"> avec objectifs </text:span><text:span text:style-name="T464">RTO/RPO</text:span><text:span text:style-name="T465"> définis (ex. RTO 4 h / RPO 1 h pour SI critique).</text:span><text:span text:style-name="T466"/><text:span text:style-name="T467"/></text:p>
        </text:list-item>
        <text:list-item>
          <text:p text:style-name="P178"><text:span text:style-name="T468">PCA</text:span><text:span text:style-name="T469"> : plan de continuité pour activités cliniques critiques (accès en lecture seule dégradé si l’app principal est indisponible).</text:span><text:span text:style-name="T470"/><text:span text:style-name="T471"/></text:p>
        </text:list-item>
      </text:list>
      <text:p text:style-name="P179"><text:span text:style-name="T472">5) Gouvernance, procédures &amp; sensibilisation</text:span><text:span text:style-name="T473"/><text:span text:style-name="T474"/></text:p>
      <text:p text:style-name="P180"><text:span/><text:span/><text:span/></text:p>
      <text:list text:style-name="WWNum7" text:continue-numbering="true">
        <text:list-item>
          <text:p text:style-name="P181"><text:span text:style-name="T475">PSSI</text:span><text:span text:style-name="T476"> (Politique de Sécurité du SI) approuvée par la direction ; </text:span><text:span text:style-name="T477">registre des traitements</text:span><text:span text:style-name="T478"> ; </text:span><text:span text:style-name="T479">DPA</text:span><text:span text:style-name="T480">/clauses contractuelles pour tout prestataire manipulant les données d’étude.</text:span><text:span text:style-name="T481"/><text:span text:style-name="T482"/></text:p>
        </text:list-item>
        <text:list-item>
          <text:p text:style-name="P182"><text:span text:style-name="T483">Gestion des incidents</text:span><text:span text:style-name="T484"> : playbooks (ransomware, fuite, indisponibilité), chaîne d’alerte, exercices semestriels.</text:span><text:span text:style-name="T485"/><text:span text:style-name="T486"/></text:p>
        </text:list-item>
        <text:list-item>
          <text:p text:style-name="P183"><text:span text:style-name="T487">Sensibilisation</text:span><text:span text:style-name="T488"> continue (phishing simulé, e-learning RGPD, bonnes pratiques).</text:span><text:span text:style-name="T489"/><text:span text:style-name="T490"/></text:p>
        </text:list-item>
      </text:list>
      <text:p text:style-name="P184"><text:span text:style-name="T491">6) Spécifiques “Études/Organismes”</text:span><text:span text:style-name="T492"/><text:span text:style-name="T493"/></text:p>
      <text:p text:style-name="P185"><text:span/><text:span/><text:span/></text:p>
      <text:list text:style-name="WWNum8" text:continue-numbering="true">
        <text:list-item>
          <text:p text:style-name="P186"><text:span text:style-name="T494">Création d’un </text:span><text:span text:style-name="T495">data mart de recherche</text:span><text:span text:style-name="T496"> séparé, alimenté par ETL : seules les </text:span><text:span text:style-name="T497">données minimales</text:span><text:span text:style-name="T498"> utiles à l’étude y sont chargées, </text:span><text:span text:style-name="T499">pseudonymisées</text:span><text:span text:style-name="T500"> ; les flux sortants vers l’</text:span><text:span text:style-name="T501">Organisme</text:span><text:span text:style-name="T502"> passent par la </text:span><text:span text:style-name="T503">DMZ</text:span><text:span text:style-name="T504"> et sont </text:span><text:span text:style-name="T505">chiffrés</text:span><text:span text:style-name="T506"> et </text:span><text:span text:style-name="T507">journalisés</text:span><text:span text:style-name="T508">. Ce point répond à la logique d’</text:span><text:span text:style-name="T509">Études/Inclusions/Organismes</text:span><text:span text:style-name="T510"> décrite dans l’annexe. </text:span><text:span text:style-name="T511"/><text:span text:style-name="T512"/></text:p>
        </text:list-item>
      </text:list>
      <text:p text:style-name="P187"><text:span text:style-name="T513">Plan de mise en œuvre (synthèse)</text:span><text:span text:style-name="T514"/><text:span text:style-name="T515"/></text:p>
      <text:p text:style-name="P188"><text:span/><text:span/><text:span/></text:p>
      <text:list text:style-name="WWNum9" text:continue-numbering="true">
        <text:list-item>
          <text:p text:style-name="P189"><text:span text:style-name="T516">0–30 jours</text:span><text:span text:style-name="T517"> : segmentation réseau &amp; durcissement accès (MFA, NAC), chiffrement TLS, PSSI &amp; registre, rôles applicatifs initiaux.</text:span><text:span text:style-name="T518"/><text:span text:style-name="T519"/></text:p>
        </text:list-item>
        <text:list-item>
          <text:p text:style-name="P190"><text:span text:style-name="T520">30–60 jours</text:span><text:span text:style-name="T521"> : vues masquées/pseudonymisation, DLP, SIEM/logs WORM, sauvegardes immuables, WAF/IDS-IPS.</text:span><text:span text:style-name="T522"/><text:span text:style-name="T523"/></text:p>
        </text:list-item>
        <text:list-item>
          <text:p text:style-name="P191"><text:span text:style-name="T524">60–90 jours</text:span><text:span text:style-name="T525"> : PRA/PCA testé, tests d’intrusion, data mart recherche &amp; flux sécurisés vers organismes, formation continue.</text:span><text:span text:style-name="T526"/><text:span text:style-name="T527"/></text:p>
        </text:list-item>
      </text:list>
      <text:p text:style-name="P192"><text:span text:style-name="T528">Ces propositions couvrent les volets “sécurité des données” </text:span><text:span text:style-name="T529">et</text:span><text:span text:style-name="T530"> “sécurité du réseau” demandés par la </text:span><text:span text:style-name="T531">question 3</text:span><text:span text:style-name="T532"> du document, tout en tenant compte du </text:span><text:span text:style-name="T533">modèle de données</text:span><text:span text:style-name="T534"> fourni en annexe (patients, études, inclusions, organismes, etc.).</text:span><text:span text:style-name="T535"/><text:span text:style-name="T536"/></text:p>
      <text:p text:style-name="P193"><text:span/><text:span/><text:span/></text:p>
      <text:p text:style-name="P194"><text:span text:style-name="T537"/><text:span text:style-name="T53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5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parent-style-name="674" style:display-name="Heading 1" style:family="paragraph" style:name="138">
      <style:paragraph-properties fo:margin-top="18pt" fo:margin-bottom="4pt"/>
      <style:text-properties fo:color="#0f4761" fo:font-family="Arial" style:font-family-asian="Arial" style:font-family-complex="Arial" fo:font-size="20pt"/>
    </style:style>
    <style:style style:parent-style-name="674" style:display-name="Heading 2" style:family="paragraph" style:name="139">
      <style:paragraph-properties fo:margin-top="8pt" fo:margin-bottom="4pt"/>
      <style:text-properties fo:color="#0f4761" fo:font-family="Arial" style:font-family-asian="Arial" style:font-family-complex="Arial" fo:font-size="16pt"/>
    </style:style>
    <style:style style:parent-style-name="674" style:display-name="Heading 3" style:family="paragraph" style:name="140">
      <style:paragraph-properties fo:margin-top="8pt" fo:margin-bottom="4pt"/>
      <style:text-properties fo:color="#0f4761" fo:font-family="Arial" style:font-family-asian="Arial" style:font-family-complex="Arial" fo:font-size="14pt"/>
    </style:style>
    <style:style style:parent-style-name="674" style:display-name="Heading 4" style:family="paragraph" style:name="141">
      <style:paragraph-properties fo:margin-top="4pt" fo:margin-bottom="2pt"/>
      <style:text-properties fo:color="#0f4761" fo:font-family="Arial" style:font-family-asian="Arial" style:font-family-complex="Arial" fo:font-style="italic"/>
    </style:style>
    <style:style style:parent-style-name="674" style:display-name="Heading 5" style:family="paragraph" style:name="142">
      <style:paragraph-properties fo:margin-top="4pt" fo:margin-bottom="2pt"/>
      <style:text-properties fo:color="#0f4761" fo:font-family="Arial" style:font-family-asian="Arial" style:font-family-complex="Arial"/>
    </style:style>
    <style:style style:parent-style-name="674" style:display-name="Heading 6" style:family="paragraph" style:name="143">
      <style:paragraph-properties fo:margin-top="2pt" fo:margin-bottom="0pt"/>
      <style:text-properties fo:color="#595959" fo:font-family="Arial" style:font-family-asian="Arial" style:font-family-complex="Arial" fo:font-style="italic"/>
    </style:style>
    <style:style style:parent-style-name="674" style:display-name="Heading 7" style:family="paragraph" style:name="144">
      <style:paragraph-properties fo:margin-top="2pt" fo:margin-bottom="0pt"/>
      <style:text-properties fo:color="#595959" fo:font-family="Arial" style:font-family-asian="Arial" style:font-family-complex="Arial"/>
    </style:style>
    <style:style style:parent-style-name="674" style:display-name="Heading 8" style:family="paragraph" style:name="145">
      <style:paragraph-properties fo:margin-bottom="0pt"/>
      <style:text-properties fo:color="#272727" fo:font-family="Arial" style:font-family-asian="Arial" style:font-family-complex="Arial" fo:font-style="italic"/>
    </style:style>
    <style:style style:parent-style-name="674" style:display-name="Heading 9" style:family="paragraph" style:name="146">
      <style:paragraph-properties fo:margin-bottom="0pt"/>
      <style:text-properties fo:color="#272727" fo:font-family="Arial" style:font-family-asian="Arial" style:font-family-complex="Arial" fo:font-style="italic"/>
    </style:style>
    <style:style style:class="default" style:display-name="Default Paragraph Font" style:family="text" style:name="147">
      <style:paragraph-properties/>
    </style:style>
    <style:style style:parent-style-name="147" style:display-name="Heading 1 Char" style:family="text" style:name="149">
      <style:paragraph-properties/>
      <style:text-properties fo:color="#0f4761" fo:font-family="Arial" style:font-family-asian="Arial" style:font-family-complex="Arial" fo:font-size="20pt"/>
    </style:style>
    <style:style style:parent-style-name="147" style:display-name="Heading 2 Char" style:family="text" style:name="150">
      <style:paragraph-properties/>
      <style:text-properties fo:color="#0f4761" fo:font-family="Arial" style:font-family-asian="Arial" style:font-family-complex="Arial" fo:font-size="16pt"/>
    </style:style>
    <style:style style:parent-style-name="147" style:display-name="Heading 3 Char" style:family="text" style:name="151">
      <style:paragraph-properties/>
      <style:text-properties fo:color="#0f4761" fo:font-family="Arial" style:font-family-asian="Arial" style:font-family-complex="Arial" fo:font-size="14pt"/>
    </style:style>
    <style:style style:parent-style-name="147" style:display-name="Heading 4 Char" style:family="text" style:name="152">
      <style:paragraph-properties/>
      <style:text-properties fo:color="#0f4761" fo:font-family="Arial" style:font-family-asian="Arial" style:font-family-complex="Arial" fo:font-style="italic"/>
    </style:style>
    <style:style style:parent-style-name="147" style:display-name="Heading 5 Char" style:family="text" style:name="153">
      <style:paragraph-properties/>
      <style:text-properties fo:color="#0f4761" fo:font-family="Arial" style:font-family-asian="Arial" style:font-family-complex="Arial"/>
    </style:style>
    <style:style style:parent-style-name="147" style:display-name="Heading 6 Char" style:family="text" style:name="154">
      <style:paragraph-properties/>
      <style:text-properties fo:color="#595959" fo:font-family="Arial" style:font-family-asian="Arial" style:font-family-complex="Arial" fo:font-style="italic"/>
    </style:style>
    <style:style style:parent-style-name="147" style:display-name="Heading 7 Char" style:family="text" style:name="155">
      <style:paragraph-properties/>
      <style:text-properties fo:color="#595959" fo:font-family="Arial" style:font-family-asian="Arial" style:font-family-complex="Arial"/>
    </style:style>
    <style:style style:parent-style-name="147" style:display-name="Heading 8 Char" style:family="text" style:name="156">
      <style:paragraph-properties/>
      <style:text-properties fo:color="#272727" fo:font-family="Arial" style:font-family-asian="Arial" style:font-family-complex="Arial" fo:font-style="italic"/>
    </style:style>
    <style:style style:parent-style-name="147" style:display-name="Heading 9 Char" style:family="text" style:name="157">
      <style:paragraph-properties/>
      <style:text-properties fo:color="#272727" fo:font-family="Arial" style:font-family-asian="Arial" style:font-family-complex="Arial" fo:font-style="italic"/>
    </style:style>
    <style:style style:parent-style-name="674" style:display-name="Title" style:family="paragraph" style:name="158">
      <style:paragraph-properties fo:line-height="100%" fo:margin-bottom="4pt" style:contextual-spacing="true"/>
      <style:text-properties fo:font-family="Arial" style:font-family-asian="Arial" style:font-family-complex="Arial" fo:font-size="28pt" fo:letter-spacing="-0.5pt"/>
    </style:style>
    <style:style style:parent-style-name="147" style:display-name="Title Char" style:family="text" style:name="159">
      <style:paragraph-properties/>
      <style:text-properties fo:font-family="Arial" style:font-family-asian="Arial" style:font-family-complex="Arial" fo:font-size="28pt" fo:letter-spacing="-0.5pt"/>
    </style:style>
    <style:style style:parent-style-name="674" style:display-name="Subtitle" style:family="paragraph" style:name="160">
      <style:paragraph-properties/>
      <style:text-properties fo:color="#595959" fo:font-size="14pt" fo:letter-spacing="0.75pt"/>
    </style:style>
    <style:style style:parent-style-name="147" style:display-name="Subtitle Char" style:family="text" style:name="161">
      <style:paragraph-properties/>
      <style:text-properties fo:color="#595959" fo:font-size="14pt" fo:letter-spacing="0.75pt"/>
    </style:style>
    <style:style style:parent-style-name="674" style:display-name="Quote" style:family="paragraph" style:name="162">
      <style:paragraph-properties fo:text-align="center" fo:margin-top="8pt"/>
      <style:text-properties fo:color="#404040" fo:font-style="italic"/>
    </style:style>
    <style:style style:parent-style-name="147" style:display-name="Quote Char" style:family="text" style:name="163">
      <style:paragraph-properties/>
      <style:text-properties fo:color="#404040" fo:font-style="italic"/>
    </style:style>
    <style:style style:parent-style-name="674" style:display-name="List Paragraph" style:family="paragraph" style:name="164">
      <style:paragraph-properties fo:margin-left="1.27cm" style:contextual-spacing="true"/>
      <style:text-properties/>
    </style:style>
    <style:style style:parent-style-name="147" style:display-name="Intense Emphasis" style:family="text" style:name="165">
      <style:paragraph-properties/>
      <style:text-properties fo:color="#0f4761" fo:font-style="italic"/>
    </style:style>
    <style:style style:parent-style-name="674" style:display-name="Intense Quote" style:family="paragraph" style:name="166">
      <style:paragraph-properties fo:text-align="center" fo:margin-left="1.524cm" fo:margin-right="1.524cm" fo:margin-top="18pt" fo:margin-bottom="18pt" fo:border-top="0.01764cm solid #0F4761" fo:border-bottom="0.01764cm solid #0F4761"/>
      <style:text-properties fo:color="#0f4761" fo:font-style="italic"/>
    </style:style>
    <style:style style:parent-style-name="147" style:display-name="Intense Quote Char" style:family="text" style:name="167">
      <style:paragraph-properties/>
      <style:text-properties fo:color="#0f4761" fo:font-style="italic"/>
    </style:style>
    <style:style style:parent-style-name="147" style:display-name="Intense Reference" style:family="text" style:name="168">
      <style:paragraph-properties/>
      <style:text-properties fo:font-variant="small-caps" fo:color="#0f4761" fo:letter-spacing="0.25pt" fo:font-weight="bold"/>
    </style:style>
    <style:style style:parent-style-name="674" style:display-name="No Spacing" style:family="paragraph" style:name="169">
      <style:paragraph-properties fo:line-height="100%" fo:margin-bottom="0pt"/>
    </style:style>
    <style:style style:parent-style-name="147" style:display-name="Subtle Emphasis" style:family="text" style:name="170">
      <style:paragraph-properties/>
      <style:text-properties fo:color="#404040" fo:font-style="italic"/>
    </style:style>
    <style:style style:parent-style-name="147" style:display-name="Emphasis" style:family="text" style:name="171">
      <style:paragraph-properties/>
      <style:text-properties fo:font-style="italic"/>
    </style:style>
    <style:style style:parent-style-name="147" style:display-name="Strong" style:family="text" style:name="172">
      <style:paragraph-properties/>
      <style:text-properties fo:font-weight="bold"/>
    </style:style>
    <style:style style:parent-style-name="147" style:display-name="Subtle Reference" style:family="text" style:name="173">
      <style:paragraph-properties/>
      <style:text-properties fo:font-variant="small-caps" fo:color="#5a5a5a"/>
    </style:style>
    <style:style style:parent-style-name="147" style:display-name="Book Title" style:family="text" style:name="174">
      <style:paragraph-properties/>
      <style:text-properties fo:letter-spacing="0.25pt" fo:font-style="italic" fo:font-weight="bold"/>
    </style:style>
    <style:style style:parent-style-name="674" style:display-name="Header" style:family="paragraph" style:name="175">
      <style:paragraph-properties fo:line-height="100%" fo:margin-bottom="0pt">
        <style:tab-stops>
          <style:tab-stop style:position="8.545cm" style:type="center"/>
          <style:tab-stop style:position="17.09cm" style:type="right"/>
        </style:tab-stops>
      </style:paragraph-properties>
    </style:style>
    <style:style style:parent-style-name="147" style:display-name="Header Char" style:family="text" style:name="176">
      <style:paragraph-properties/>
    </style:style>
    <style:style style:parent-style-name="674" style:display-name="Footer" style:family="paragraph" style:name="177">
      <style:paragraph-properties fo:line-height="100%" fo:margin-bottom="0pt">
        <style:tab-stops>
          <style:tab-stop style:position="8.545cm" style:type="center"/>
          <style:tab-stop style:position="17.09cm" style:type="right"/>
        </style:tab-stops>
      </style:paragraph-properties>
    </style:style>
    <style:style style:parent-style-name="147" style:display-name="Footer Char" style:family="text" style:name="178">
      <style:paragraph-properties/>
    </style:style>
    <style:style style:parent-style-name="674" style:display-name="footnote text" style:family="paragraph" style:name="180">
      <style:paragraph-properties fo:line-height="100%" fo:margin-bottom="0pt"/>
      <style:text-properties fo:font-size="10pt"/>
    </style:style>
    <style:style style:parent-style-name="147" style:display-name="Footnote Text Char" style:family="text" style:name="181">
      <style:paragraph-properties/>
      <style:text-properties fo:font-size="10pt"/>
    </style:style>
    <style:style style:parent-style-name="147" style:display-name="footnote reference" style:family="text" style:name="182">
      <style:paragraph-properties/>
      <style:text-properties style:text-position="super 58%"/>
    </style:style>
    <style:style style:parent-style-name="674" style:display-name="endnote text" style:family="paragraph" style:name="183">
      <style:paragraph-properties fo:line-height="100%" fo:margin-bottom="0pt"/>
      <style:text-properties fo:font-size="10pt"/>
    </style:style>
    <style:style style:parent-style-name="147" style:display-name="Endnote Text Char" style:family="text" style:name="184">
      <style:paragraph-properties/>
      <style:text-properties fo:font-size="10pt"/>
    </style:style>
    <style:style style:parent-style-name="147" style:display-name="endnote reference" style:family="text" style:name="185">
      <style:paragraph-properties/>
      <style:text-properties style:text-position="super 58%"/>
    </style:style>
    <style:style style:parent-style-name="147" style:display-name="Hyperlink" style:family="text" style:name="186">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147" style:display-name="FollowedHyperlink" style:family="text" style:name="187">
      <style:paragraph-properties/>
      <style:text-properties fo:color="#954f72" style:text-underline-type="single" style:text-underline-style="solid" style:text-underline-width="auto" style:text-underline-color="font-color"/>
    </style:style>
    <style:style style:parent-style-name="674" style:display-name="toc 1" style:family="paragraph" style:name="188">
      <style:paragraph-properties fo:margin-bottom="5pt"/>
    </style:style>
    <style:style style:parent-style-name="674" style:display-name="toc 2" style:family="paragraph" style:name="189">
      <style:paragraph-properties fo:margin-left="0.3881cm" fo:margin-bottom="5pt"/>
    </style:style>
    <style:style style:parent-style-name="674" style:display-name="toc 3" style:family="paragraph" style:name="190">
      <style:paragraph-properties fo:margin-left="0.7762cm" fo:margin-bottom="5pt"/>
    </style:style>
    <style:style style:parent-style-name="674" style:display-name="toc 4" style:family="paragraph" style:name="191">
      <style:paragraph-properties fo:margin-left="1.164cm" fo:margin-bottom="5pt"/>
    </style:style>
    <style:style style:parent-style-name="674" style:display-name="toc 5" style:family="paragraph" style:name="192">
      <style:paragraph-properties fo:margin-left="1.552cm" fo:margin-bottom="5pt"/>
    </style:style>
    <style:style style:parent-style-name="674" style:display-name="toc 6" style:family="paragraph" style:name="193">
      <style:paragraph-properties fo:margin-left="1.94cm" fo:margin-bottom="5pt"/>
    </style:style>
    <style:style style:parent-style-name="674" style:display-name="toc 7" style:family="paragraph" style:name="194">
      <style:paragraph-properties fo:margin-left="2.328cm" fo:margin-bottom="5pt"/>
    </style:style>
    <style:style style:parent-style-name="674" style:display-name="toc 8" style:family="paragraph" style:name="195">
      <style:paragraph-properties fo:margin-left="2.717cm" fo:margin-bottom="5pt"/>
    </style:style>
    <style:style style:parent-style-name="674" style:display-name="toc 9" style:family="paragraph" style:name="196">
      <style:paragraph-properties fo:margin-left="3.105cm" fo:margin-bottom="5pt"/>
    </style:style>
    <style:style style:parent-style-name="147" style:display-name="Placeholder Text" style:family="text" style:name="197">
      <style:paragraph-properties/>
      <style:text-properties fo:color="#666666"/>
    </style:style>
    <style:style style:display-name="TOC Heading" style:family="paragraph" style:name="207">
      <style:paragraph-properties/>
    </style:style>
    <style:style style:parent-style-name="674" style:display-name="table of figures" style:family="paragraph" style:name="208">
      <style:paragraph-properties fo:margin-bottom="0pt"/>
    </style:style>
    <style:style style:display-name="DStyle_paragraph" style:family="paragraph" style:name="667">
      <style:paragraph-properties/>
      <style:text-properties fo:color="#000000" fo:font-family="Liberation Serif" style:font-family-asian="DejaVu Sans" style:font-family-complex="FreeSans" fo:font-size="12pt" fo:language="fr" fo:country="FR"/>
    </style:style>
    <style:style style:parent-style-name="667" style:display-name="Standard" style:family="paragraph" style:name="668">
      <style:paragraph-properties/>
      <style:text-properties/>
    </style:style>
    <style:style style:parent-style-name="668" style:display-name="Heading" style:family="paragraph" style:name="669">
      <style:paragraph-properties fo:margin-top="12pt" fo:margin-bottom="6pt"/>
      <style:text-properties fo:font-family="Liberation Sans" style:font-family-asian="DejaVu Sans" style:font-family-complex="FreeSans" fo:font-size="14pt"/>
    </style:style>
    <style:style style:parent-style-name="668" style:display-name="Text body" style:family="paragraph" style:name="670">
      <style:paragraph-properties fo:line-height="115%" fo:margin-top="0pt" fo:margin-bottom="7pt"/>
    </style:style>
    <style:style style:parent-style-name="670" style:display-name="List" style:family="paragraph" style:name="671">
      <style:paragraph-properties/>
      <style:text-properties style:font-family-complex="FreeSans"/>
    </style:style>
    <style:style style:parent-style-name="668" style:display-name="Caption" style:family="paragraph" style:name="672">
      <style:paragraph-properties fo:margin-top="6pt" fo:margin-bottom="6pt"/>
      <style:text-properties style:font-family-complex="FreeSans" fo:font-size="12pt" fo:font-style="italic"/>
    </style:style>
    <style:style style:parent-style-name="668" style:display-name="Index" style:family="paragraph" style:name="673">
      <style:paragraph-properties/>
      <style:text-properties style:font-family-complex="FreeSans"/>
    </style:style>
    <style:style style:parent-style-name="667" style:class="default" style:display-name="Normal" style:family="paragraph" style:name="674">
      <style:paragraph-properties/>
      <style:text-properties/>
    </style:style>
    <style:style style:parent-style-name="674" style:display-name="Normal (Web)" style:family="paragraph" style:name="675">
      <style:paragraph-properties fo:margin-top="5pt" fo:margin-bottom="5pt"/>
      <style:text-properties fo:font-family="Times New Roman" style:font-family-asian="Times New Roman" style:font-family-complex="Times New Roman"/>
    </style:style>
    <style:style style:parent-style-name="667" style:display-name="Internet link" style:family="text" style:name="676">
      <style:paragraph-properties/>
      <style:text-properties fo:color="#000080" style:text-underline-type="single" style:text-underline-style="solid" style:text-underline-width="auto" style:text-underline-color="font-color"/>
    </style:style>
    <style:style style:parent-style-name="667" style:display-name="WW_CharLFO2LVL1" style:family="text" style:name="677">
      <style:paragraph-properties/>
      <style:text-properties fo:font-family="Wingdings" style:font-family-asian="Wingdings" style:font-family-complex="Wingdings"/>
    </style:style>
    <style:style style:parent-style-name="667" style:display-name="WW_CharLFO2LVL2" style:family="text" style:name="678">
      <style:paragraph-properties/>
      <style:text-properties fo:font-family="Courier New" style:font-family-complex="Courier New"/>
    </style:style>
    <style:style style:parent-style-name="667" style:display-name="WW_CharLFO2LVL3" style:family="text" style:name="679">
      <style:paragraph-properties/>
      <style:text-properties fo:font-family="Wingdings" style:font-family-asian="Wingdings" style:font-family-complex="Wingdings"/>
    </style:style>
    <style:style style:parent-style-name="667" style:display-name="WW_CharLFO2LVL4" style:family="text" style:name="680">
      <style:paragraph-properties/>
      <style:text-properties fo:font-family="Symbol" style:font-family-asian="Symbol" style:font-family-complex="Symbol"/>
    </style:style>
    <style:style style:parent-style-name="667" style:display-name="WW_CharLFO2LVL5" style:family="text" style:name="681">
      <style:paragraph-properties/>
      <style:text-properties fo:font-family="Courier New" style:font-family-complex="Courier New"/>
    </style:style>
    <style:style style:parent-style-name="667" style:display-name="WW_CharLFO2LVL6" style:family="text" style:name="682">
      <style:paragraph-properties/>
      <style:text-properties fo:font-family="Wingdings" style:font-family-asian="Wingdings" style:font-family-complex="Wingdings"/>
    </style:style>
    <style:style style:parent-style-name="667" style:display-name="WW_CharLFO2LVL7" style:family="text" style:name="683">
      <style:paragraph-properties/>
      <style:text-properties fo:font-family="Symbol" style:font-family-asian="Symbol" style:font-family-complex="Symbol"/>
    </style:style>
    <style:style style:parent-style-name="667" style:display-name="WW_CharLFO2LVL8" style:family="text" style:name="684">
      <style:paragraph-properties/>
      <style:text-properties fo:font-family="Courier New" style:font-family-complex="Courier New"/>
    </style:style>
    <style:style style:parent-style-name="667" style:display-name="WW_CharLFO2LVL9" style:family="text" style:name="685">
      <style:paragraph-properties/>
      <style:text-properties fo:font-family="Wingdings" style:font-family-asian="Wingdings" style:font-family-complex="Wingdings"/>
    </style:style>
    <style:style style:parent-style-name="667" style:display-name="Police par défaut" style:family="text" style:name="686">
      <style:paragraph-properties/>
      <style:text-properties/>
    </style:style>
    <style:style style:parent-style-name="686" style:display-name="Élevé" style:family="text" style:name="687">
      <style:paragraph-properties/>
      <style:text-properties fo:font-weight="bold"/>
    </style:style>
    <style:style style:parent-style-name="667" style:display-name="Visited Internet Link" style:family="text" style:name="688">
      <style:paragraph-properties/>
      <style:text-properties fo:color="#800000" style:text-underline-type="single" style:text-underline-style="solid" style:text-underline-width="auto" style:text-underline-color="font-color"/>
    </style:style>
    <style:style style:parent-style-name="667" style:display-name="Strong Emphasis" style:family="text" style:name="689">
      <style:paragraph-properties/>
      <style:text-properties fo:font-weight="bold"/>
    </style:style>
    <style:style style:family="text" style:name="T1">
      <style:text-properties fo:font-family="Wingdings" style:font-family-asian="Wingdings" style:font-family-complex="Wingdings"/>
    </style:style>
    <style:style style:family="text" style:name="T2">
      <style:text-properties fo:font-family="Courier New"/>
    </style:style>
    <style:style style:family="text" style:name="T3">
      <style:text-properties fo:font-family="Wingdings" style:font-family-asian="Wingdings" style:font-family-complex="Wingdings"/>
    </style:style>
    <style:style style:family="text" style:name="T4">
      <style:text-properties fo:font-family="Symbol" style:font-family-asian="Symbol" style:font-family-complex="Symbol"/>
    </style:style>
    <style:style style:family="text" style:name="T5">
      <style:text-properties fo:font-family="Courier New"/>
    </style:style>
    <style:style style:family="text" style:name="T6">
      <style:text-properties fo:font-family="Wingdings" style:font-family-asian="Wingdings" style:font-family-complex="Wingdings"/>
    </style:style>
    <style:style style:family="text" style:name="T7">
      <style:text-properties fo:font-family="Symbol" style:font-family-asian="Symbol" style:font-family-complex="Symbol"/>
    </style:style>
    <style:style style:family="text" style:name="T8">
      <style:text-properties fo:font-family="Courier New"/>
    </style:style>
    <style:style style:family="text" style:name="T9">
      <style:text-properties fo:font-family="Wingdings" style:font-family-asian="Wingdings" style:font-family-complex="Wingding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fo:font-family="Symbol" style:font-family-asian="Symbol" style:font-family-complex="Symbol"/>
    </style:style>
    <style:style style:family="text" style:name="T20">
      <style:text-properties fo:font-family="Courier New" style:font-family-asian="Courier New" style:font-family-complex="Courier New"/>
    </style:style>
    <style:style style:family="text" style:name="T21">
      <style:text-properties fo:font-family="Wingdings" style:font-family-asian="Wingdings" style:font-family-complex="Wingdings"/>
    </style:style>
    <style:style style:family="text" style:name="T22">
      <style:text-properties fo:font-family="Symbol" style:font-family-asian="Symbol" style:font-family-complex="Symbol"/>
    </style:style>
    <style:style style:family="text" style:name="T23">
      <style:text-properties fo:font-family="Courier New" style:font-family-asian="Courier New" style:font-family-complex="Courier New"/>
    </style:style>
    <style:style style:family="text" style:name="T24">
      <style:text-properties fo:font-family="Wingdings" style:font-family-asian="Wingdings" style:font-family-complex="Wingdings"/>
    </style:style>
    <style:style style:family="text" style:name="T25">
      <style:text-properties fo:font-family="Symbol" style:font-family-asian="Symbol" style:font-family-complex="Symbol"/>
    </style:style>
    <style:style style:family="text" style:name="T26">
      <style:text-properties fo:font-family="Courier New" style:font-family-asian="Courier New" style:font-family-complex="Courier New"/>
    </style:style>
    <style:style style:family="text" style:name="T27">
      <style:text-properties fo:font-family="Wingdings" style:font-family-asian="Wingdings" style:font-family-complex="Wingdings"/>
    </style:style>
    <style:style style:family="text" style:name="T28">
      <style:text-properties fo:font-family="Symbol" style:font-family-asian="Symbol" style:font-family-complex="Symbol"/>
    </style:style>
    <style:style style:family="text" style:name="T29">
      <style:text-properties fo:font-family="Courier New" style:font-family-asian="Courier New" style:font-family-complex="Courier New"/>
    </style:style>
    <style:style style:family="text" style:name="T30">
      <style:text-properties fo:font-family="Wingdings" style:font-family-asian="Wingdings" style:font-family-complex="Wingdings"/>
    </style:style>
    <style:style style:family="text" style:name="T31">
      <style:text-properties fo:font-family="Symbol" style:font-family-asian="Symbol" style:font-family-complex="Symbol"/>
    </style:style>
    <style:style style:family="text" style:name="T32">
      <style:text-properties fo:font-family="Courier New" style:font-family-asian="Courier New" style:font-family-complex="Courier New"/>
    </style:style>
    <style:style style:family="text" style:name="T33">
      <style:text-properties fo:font-family="Wingdings" style:font-family-asian="Wingdings" style:font-family-complex="Wingdings"/>
    </style:style>
    <style:style style:family="text" style:name="T34">
      <style:text-properties fo:font-family="Symbol" style:font-family-asian="Symbol" style:font-family-complex="Symbol"/>
    </style:style>
    <style:style style:family="text" style:name="T35">
      <style:text-properties fo:font-family="Courier New" style:font-family-asian="Courier New" style:font-family-complex="Courier New"/>
    </style:style>
    <style:style style:family="text" style:name="T36">
      <style:text-properties fo:font-family="Wingdings" style:font-family-asian="Wingdings" style:font-family-complex="Wingdings"/>
    </style:style>
    <style:style style:family="text" style:name="T37">
      <style:text-properties fo:font-family="Symbol" style:font-family-asian="Symbol" style:font-family-complex="Symbol"/>
    </style:style>
    <style:style style:family="text" style:name="T38">
      <style:text-properties fo:font-family="Courier New" style:font-family-asian="Courier New" style:font-family-complex="Courier New"/>
    </style:style>
    <style:style style:family="text" style:name="T39">
      <style:text-properties fo:font-family="Wingdings" style:font-family-asian="Wingdings" style:font-family-complex="Wingdings"/>
    </style:style>
    <style:style style:family="text" style:name="T40">
      <style:text-properties fo:font-family="Symbol" style:font-family-asian="Symbol" style:font-family-complex="Symbol"/>
    </style:style>
    <style:style style:family="text" style:name="T41">
      <style:text-properties fo:font-family="Courier New" style:font-family-asian="Courier New" style:font-family-complex="Courier New"/>
    </style:style>
    <style:style style:family="text" style:name="T42">
      <style:text-properties fo:font-family="Wingdings" style:font-family-asian="Wingdings" style:font-family-complex="Wingdings"/>
    </style:style>
    <style:style style:family="text" style:name="T43">
      <style:text-properties fo:font-family="Symbol" style:font-family-asian="Symbol" style:font-family-complex="Symbol"/>
    </style:style>
    <style:style style:family="text" style:name="T44">
      <style:text-properties fo:font-family="Courier New" style:font-family-asian="Courier New" style:font-family-complex="Courier New"/>
    </style:style>
    <style:style style:family="text" style:name="T45">
      <style:text-properties fo:font-family="Wingdings" style:font-family-asian="Wingdings" style:font-family-complex="Wingdings"/>
    </style:style>
    <style:style style:family="text" style:name="T46">
      <style:text-properties fo:font-family="Symbol" style:font-family-asian="Symbol" style:font-family-complex="Symbol"/>
    </style:style>
    <style:style style:family="text" style:name="T47">
      <style:text-properties fo:font-family="Courier New" style:font-family-asian="Courier New" style:font-family-complex="Courier New"/>
    </style:style>
    <style:style style:family="text" style:name="T48">
      <style:text-properties fo:font-family="Wingdings" style:font-family-asian="Wingdings" style:font-family-complex="Wingdings"/>
    </style:style>
    <style:style style:family="text" style:name="T49">
      <style:text-properties fo:font-family="Symbol" style:font-family-asian="Symbol" style:font-family-complex="Symbol"/>
    </style:style>
    <style:style style:family="text" style:name="T50">
      <style:text-properties fo:font-family="Courier New" style:font-family-asian="Courier New" style:font-family-complex="Courier New"/>
    </style:style>
    <style:style style:family="text" style:name="T51">
      <style:text-properties fo:font-family="Wingdings" style:font-family-asian="Wingdings" style:font-family-complex="Wingdings"/>
    </style:style>
    <style:style style:family="text" style:name="T52">
      <style:text-properties fo:font-family="Symbol" style:font-family-asian="Symbol" style:font-family-complex="Symbol"/>
    </style:style>
    <style:style style:family="text" style:name="T53">
      <style:text-properties fo:font-family="Courier New" style:font-family-asian="Courier New" style:font-family-complex="Courier New"/>
    </style:style>
    <style:style style:family="text" style:name="T54">
      <style:text-properties fo:font-family="Wingdings" style:font-family-asian="Wingdings" style:font-family-complex="Wingdings"/>
    </style:style>
    <style:style style:family="text" style:name="T55">
      <style:text-properties fo:font-family="Symbol" style:font-family-asian="Symbol" style:font-family-complex="Symbol"/>
    </style:style>
    <style:style style:family="text" style:name="T56">
      <style:text-properties fo:font-family="Courier New" style:font-family-asian="Courier New" style:font-family-complex="Courier New"/>
    </style:style>
    <style:style style:family="text" style:name="T57">
      <style:text-properties fo:font-family="Wingdings" style:font-family-asian="Wingdings" style:font-family-complex="Wingdings"/>
    </style:style>
    <style:style style:family="text" style:name="T58">
      <style:text-properties fo:font-family="Symbol" style:font-family-asian="Symbol" style:font-family-complex="Symbol"/>
    </style:style>
    <style:style style:family="text" style:name="T59">
      <style:text-properties fo:font-family="Courier New" style:font-family-asian="Courier New" style:font-family-complex="Courier New"/>
    </style:style>
    <style:style style:family="text" style:name="T60">
      <style:text-properties fo:font-family="Wingdings" style:font-family-asian="Wingdings" style:font-family-complex="Wingdings"/>
    </style:style>
    <style:style style:family="text" style:name="T61">
      <style:text-properties fo:font-family="Symbol" style:font-family-asian="Symbol" style:font-family-complex="Symbol"/>
    </style:style>
    <style:style style:family="text" style:name="T62">
      <style:text-properties fo:font-family="Courier New" style:font-family-asian="Courier New" style:font-family-complex="Courier New"/>
    </style:style>
    <style:style style:family="text" style:name="T63">
      <style:text-properties fo:font-family="Wingdings" style:font-family-asian="Wingdings" style:font-family-complex="Wingdings"/>
    </style:style>
    <style:style style:family="text" style:name="T64">
      <style:text-properties fo:font-family="Symbol" style:font-family-asian="Symbol" style:font-family-complex="Symbol"/>
    </style:style>
    <style:style style:family="text" style:name="T65">
      <style:text-properties fo:font-family="Courier New" style:font-family-asian="Courier New" style:font-family-complex="Courier New"/>
    </style:style>
    <style:style style:family="text" style:name="T66">
      <style:text-properties fo:font-family="Wingdings" style:font-family-asian="Wingdings" style:font-family-complex="Wingdings"/>
    </style:style>
    <style:style style:family="text" style:name="T67">
      <style:text-properties fo:font-family="Symbol" style:font-family-asian="Symbol" style:font-family-complex="Symbol"/>
    </style:style>
    <style:style style:family="text" style:name="T68">
      <style:text-properties fo:font-family="Courier New" style:font-family-asian="Courier New" style:font-family-complex="Courier New"/>
    </style:style>
    <style:style style:family="text" style:name="T69">
      <style:text-properties fo:font-family="Wingdings" style:font-family-asian="Wingdings" style:font-family-complex="Wingdings"/>
    </style:style>
    <style:style style:family="text" style:name="T70">
      <style:text-properties fo:font-family="Symbol" style:font-family-asian="Symbol" style:font-family-complex="Symbol"/>
    </style:style>
    <style:style style:family="text" style:name="T71">
      <style:text-properties fo:font-family="Courier New" style:font-family-asian="Courier New" style:font-family-complex="Courier New"/>
    </style:style>
    <style:style style:family="text" style:name="T72">
      <style:text-properties fo:font-family="Wingdings" style:font-family-asian="Wingdings" style:font-family-complex="Wingdings"/>
    </style:style>
    <style:style style:family="text" style:name="T73">
      <style:text-properties fo:font-family="Symbol" style:font-family-asian="Symbol" style:font-family-complex="Symbol"/>
    </style:style>
    <style:style style:family="text" style:name="T74">
      <style:text-properties fo:font-family="Courier New" style:font-family-asian="Courier New" style:font-family-complex="Courier New"/>
    </style:style>
    <style:style style:family="text" style:name="T75">
      <style:text-properties fo:font-family="Wingdings" style:font-family-asian="Wingdings" style:font-family-complex="Wingdings"/>
    </style:style>
    <style:style style:family="text" style:name="T76">
      <style:text-properties fo:font-family="Symbol" style:font-family-asian="Symbol" style:font-family-complex="Symbol"/>
    </style:style>
    <style:style style:family="text" style:name="T77">
      <style:text-properties fo:font-family="Courier New" style:font-family-asian="Courier New" style:font-family-complex="Courier New"/>
    </style:style>
    <style:style style:family="text" style:name="T78">
      <style:text-properties fo:font-family="Wingdings" style:font-family-asian="Wingdings" style:font-family-complex="Wingdings"/>
    </style:style>
    <style:style style:family="text" style:name="T79">
      <style:text-properties fo:font-family="Symbol" style:font-family-asian="Symbol" style:font-family-complex="Symbol"/>
    </style:style>
    <style:style style:family="text" style:name="T80">
      <style:text-properties fo:font-family="Courier New" style:font-family-asian="Courier New" style:font-family-complex="Courier New"/>
    </style:style>
    <style:style style:family="text" style:name="T81">
      <style:text-properties fo:font-family="Wingdings" style:font-family-asian="Wingdings" style:font-family-complex="Wingdings"/>
    </style:style>
    <text:list-style style:name="WWNum1">
      <text:list-level-style-bullet text:level="1" text:style-name="T1" text:bullet-char="">
        <style:list-level-properties text:list-level-position-and-space-mode="label-alignment">
          <style:list-level-label-alignment fo:text-indent="-0.635cm" fo:margin-left="1.905cm"/>
        </style:list-level-properties>
        <style:text-properties fo:font-family="Wingdings" style:font-family-asian="Wingdings" style:font-family-complex="Wingdings"/>
      </text:list-level-style-bullet>
      <text:list-level-style-bullet text:level="2" text:style-name="T2" text:bullet-char="o">
        <style:list-level-properties text:list-level-position-and-space-mode="label-alignment">
          <style:list-level-label-alignment fo:text-indent="-0.635cm" fo:margin-left="3.175cm"/>
        </style:list-level-properties>
        <style:text-properties fo:font-family="Courier New"/>
      </text:list-level-style-bullet>
      <text:list-level-style-bullet text:level="3" text:style-name="T3" text:bullet-char="">
        <style:list-level-properties text:list-level-position-and-space-mode="label-alignment">
          <style:list-level-label-alignment fo:text-indent="-0.635cm" fo:margin-left="4.445cm"/>
        </style:list-level-properties>
        <style:text-properties fo:font-family="Wingdings" style:font-family-asian="Wingdings" style:font-family-complex="Wingdings"/>
      </text:list-level-style-bullet>
      <text:list-level-style-bullet text:level="4" text:style-name="T4" text:bullet-char="">
        <style:list-level-properties text:list-level-position-and-space-mode="label-alignment">
          <style:list-level-label-alignment fo:text-indent="-0.635cm" fo:margin-left="5.715cm"/>
        </style:list-level-properties>
        <style:text-properties fo:font-family="Symbol" style:font-family-asian="Symbol" style:font-family-complex="Symbol"/>
      </text:list-level-style-bullet>
      <text:list-level-style-bullet text:level="5" text:style-name="T5" text:bullet-char="o">
        <style:list-level-properties text:list-level-position-and-space-mode="label-alignment">
          <style:list-level-label-alignment fo:text-indent="-0.635cm" fo:margin-left="6.985cm"/>
        </style:list-level-properties>
        <style:text-properties fo:font-family="Courier New"/>
      </text:list-level-style-bullet>
      <text:list-level-style-bullet text:level="6" text:style-name="T6" text:bullet-char="">
        <style:list-level-properties text:list-level-position-and-space-mode="label-alignment">
          <style:list-level-label-alignment fo:text-indent="-0.635cm" fo:margin-left="8.256cm"/>
        </style:list-level-properties>
        <style:text-properties fo:font-family="Wingdings" style:font-family-asian="Wingdings" style:font-family-complex="Wingdings"/>
      </text:list-level-style-bullet>
      <text:list-level-style-bullet text:level="7" text:style-name="T7" text:bullet-char="">
        <style:list-level-properties text:list-level-position-and-space-mode="label-alignment">
          <style:list-level-label-alignment fo:text-indent="-0.635cm" fo:margin-left="9.526cm"/>
        </style:list-level-properties>
        <style:text-properties fo:font-family="Symbol" style:font-family-asian="Symbol" style:font-family-complex="Symbol"/>
      </text:list-level-style-bullet>
      <text:list-level-style-bullet text:level="8" text:style-name="T8" text:bullet-char="o">
        <style:list-level-properties text:list-level-position-and-space-mode="label-alignment">
          <style:list-level-label-alignment fo:text-indent="-0.635cm" fo:margin-left="10.8cm"/>
        </style:list-level-properties>
        <style:text-properties fo:font-family="Courier New"/>
      </text:list-level-style-bullet>
      <text:list-level-style-bullet text:level="9" text:style-name="T9" text:bullet-char="">
        <style:list-level-properties text:list-level-position-and-space-mode="label-alignment">
          <style:list-level-label-alignment fo:text-indent="-0.635cm" fo:margin-left="12.07cm"/>
        </style:list-level-properties>
        <style:text-properties fo:font-family="Wingdings" style:font-family-asian="Wingdings" style:font-family-complex="Wingdings"/>
      </text:list-level-style-bullet>
    </text:list-style>
    <text:list-style style:name="WWNum2">
      <text:list-level-style-bullet text:level="1" text:style-name="T10">
        <style:list-level-properties text:list-level-position-and-space-mode="label-alignment">
          <style:list-level-label-alignment fo:margin-left="0cm"/>
        </style:list-level-properties>
        <style:text-properties/>
      </text:list-level-style-bullet>
      <text:list-level-style-bullet text:level="2" text:style-name="T11">
        <style:list-level-properties text:list-level-position-and-space-mode="label-alignment">
          <style:list-level-label-alignment fo:margin-left="0cm"/>
        </style:list-level-properties>
        <style:text-properties/>
      </text:list-level-style-bullet>
      <text:list-level-style-bullet text:level="3" text:style-name="T12">
        <style:list-level-properties text:list-level-position-and-space-mode="label-alignment">
          <style:list-level-label-alignment fo:margin-left="0cm"/>
        </style:list-level-properties>
        <style:text-properties/>
      </text:list-level-style-bullet>
      <text:list-level-style-bullet text:level="4" text:style-name="T13">
        <style:list-level-properties text:list-level-position-and-space-mode="label-alignment">
          <style:list-level-label-alignment fo:margin-left="0cm"/>
        </style:list-level-properties>
        <style:text-properties/>
      </text:list-level-style-bullet>
      <text:list-level-style-bullet text:level="5" text:style-name="T14">
        <style:list-level-properties text:list-level-position-and-space-mode="label-alignment">
          <style:list-level-label-alignment fo:margin-left="0cm"/>
        </style:list-level-properties>
        <style:text-properties/>
      </text:list-level-style-bullet>
      <text:list-level-style-bullet text:level="6" text:style-name="T15">
        <style:list-level-properties text:list-level-position-and-space-mode="label-alignment">
          <style:list-level-label-alignment fo:margin-left="0cm"/>
        </style:list-level-properties>
        <style:text-properties/>
      </text:list-level-style-bullet>
      <text:list-level-style-bullet text:level="7" text:style-name="T16">
        <style:list-level-properties text:list-level-position-and-space-mode="label-alignment">
          <style:list-level-label-alignment fo:margin-left="0cm"/>
        </style:list-level-properties>
        <style:text-properties/>
      </text:list-level-style-bullet>
      <text:list-level-style-bullet text:level="8" text:style-name="T17">
        <style:list-level-properties text:list-level-position-and-space-mode="label-alignment">
          <style:list-level-label-alignment fo:margin-left="0cm"/>
        </style:list-level-properties>
        <style:text-properties/>
      </text:list-level-style-bullet>
      <text:list-level-style-bullet text:level="9" text:style-name="T18">
        <style:list-level-properties text:list-level-position-and-space-mode="label-alignment">
          <style:list-level-label-alignment fo:margin-left="0cm"/>
        </style:list-level-properties>
        <style:text-properties/>
      </text:list-level-style-bullet>
    </text:list-style>
    <text:list-style style:name="WWNum3">
      <text:list-level-style-bullet text:level="1" text:style-name="T19"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20"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21"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22"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3"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24"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25"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6"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27"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4">
      <text:list-level-style-bullet text:level="1" text:style-name="T28"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29"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30"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31"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32"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33"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34"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35"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36"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5">
      <text:list-level-style-bullet text:level="1" text:style-name="T37"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38"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39"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40"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41"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42"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43"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44"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45"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6">
      <text:list-level-style-bullet text:level="1" text:style-name="T46"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47"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48"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49"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50"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51"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52"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53"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54"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7">
      <text:list-level-style-bullet text:level="1" text:style-name="T55"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56"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57"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58"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59"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60"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61"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62"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63"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8">
      <text:list-level-style-bullet text:level="1" text:style-name="T64"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65"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66"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67"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68"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69"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70"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71"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72"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9">
      <text:list-level-style-bullet text:level="1" text:style-name="T73"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74"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75"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76"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77"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78"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79"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80"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81"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office:styles>
  <office:automatic-styles>
    <style:page-layout style:name="Mpm1">
      <style:page-layout-properties fo:page-width="21cm" fo:page-height="29.7cm" style:print-orientation="portrait" fo:margin-top="2cm" fo:margin-bottom="2cm" fo:margin-left="2cm" fo:margin-right="2cm"/>
    </style:page-layout>
    <style:page-layout style:name="Mpm2">
      <style:page-layout-properties fo:page-width="21cm" fo:page-height="29.7cm" style:print-orientation="portrait" fo:margin-top="2cm" fo:margin-bottom="2cm" fo:margin-left="2cm" fo:margin-right="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9.0.0.172</meta:generator>
    <meta:creation-date>2025-09-10T12:13:54Z</meta:creation-date>
  </office:meta>
</office:document-meta>
</file>